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  <style:text-properties fo:color="#808080"/>
    </style:style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style:vertical-align="automatic" fo:wrap-option="wrap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/>
      <style:text-properties fo:color="#808080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36">
      <style:table-cell-properties fo:border="thin solid #000000"/>
    </style:style>
    <style:style style:name="ce17" style:family="table-cell" style:parent-style-name="Default" style:data-style-name="N36"/>
    <style:style style:name="ce18" style:family="table-cell" style:parent-style-name="Default" style:data-style-name="N36">
      <style:table-cell-properties fo:background-color="#FFC000"/>
    </style:style>
    <style:style style:name="ce19" style:family="table-cell" style:parent-style-name="Default" style:data-style-name="N36">
      <style:text-properties fo:color="#808080"/>
    </style:style>
    <style:style style:name="ce20" style:family="table-cell" style:parent-style-name="Default" style:data-style-name="N36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wrap-option="wrap"/>
    </style:style>
    <style:style style:name="ce22" style:family="table-cell" style:parent-style-name="Default" style:data-style-name="N1"/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 style:vertical-align="automatic" fo:background-color="#F2F2F2" style:repeat-content="false"/>
      <style:paragraph-properties fo:text-align="end" fo:margin-right="0cm"/>
      <style:text-properties fo:color="#C00000"/>
    </style:style>
    <style:style style:name="ce2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/>
    </style:style>
    <style:style style:name="co1" style:family="table-column">
      <style:table-column-properties fo:break-before="auto" style:column-width="4.2333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0.476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2.513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quare_Bet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7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Wood-D Beta 2 Printing Area (Square centered to HeatBed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JK 2014-04-3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ff. Tower Distance</text:p>
          </table:table-cell>
          <table:table-cell office:value-type="float" office:value="114" table:style-name="ce4">
            <text:p>114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3">
            <text:p>Rect. Area Offset Y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5"/>
          <table:table-cell table:style-name="ce1"/>
          <table:table-cell office:value-type="string" table:style-name="ce6">
            <text:p>Theoretical Max.</text:p>
          </table:table-cell>
          <table:table-cell table:style-name="ce1"/>
          <table:table-cell office:value-type="string" table:style-name="ce1">
            <text:p>Edge Distance (right Angle to T1/T2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Rect. Area Size X</text:p>
          </table:table-cell>
          <table:table-cell office:value-type="float" office:value="186" table:style-name="ce4">
            <text:p>186</text:p>
          </table:table-cell>
          <table:table-cell table:style-name="ce5"/>
          <table:table-cell office:value-type="float" office:value="93" table:formula="msoxl:=B6/2" table:style-name="ce7">
            <text:p>93</text:p>
          </table:table-cell>
          <table:table-cell table:style-name="ce1"/>
          <table:table-cell office:value-type="float" office:value="99" table:formula="msoxl:=B4-B5" table:style-name="ce1">
            <text:p>99</text:p>
          </table:table-cell>
          <table:table-cell table:style-name="ce1"/>
          <table:table-cell office:value-type="float" office:value="21.000000000000028" table:formula="msoxl:=D7+B34-B5" table:style-name="ce1">
            <text:p>2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Rect. Area Size Y</text:p>
          </table:table-cell>
          <table:table-cell office:value-type="float" office:value="186" table:formula="msoxl:=B6" table:style-name="ce4">
            <text:p>186</text:p>
          </table:table-cell>
          <table:table-cell table:style-name="ce5"/>
          <table:table-cell office:value-type="float" office:value="93" table:formula="msoxl:=B7/2" table:style-name="ce7">
            <text:p>9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ircle Area Diameter</text:p>
          </table:table-cell>
          <table:table-cell office:value-type="float" office:value="240" table:style-name="ce4">
            <text:p>240</text:p>
          </table:table-cell>
          <table:table-cell table:style-name="ce5"/>
          <table:table-cell office:value-type="float" office:value="120" table:formula="msoxl:=B8/2" table:style-name="ce7">
            <text:p>120</text:p>
          </table:table-cell>
          <table:table-cell table:style-name="ce1"/>
          <table:table-cell office:value-type="float" office:value="114" table:formula="msoxl:=B4" table:style-name="ce1">
            <text:p>114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string" table:style-name="ce8">
            <text:p>Nozzle Move</text:p>
          </table:table-cell>
          <table:table-cell office:value-type="string" table:style-name="ce9">
            <text:p>System Zero</text:p>
          </table:table-cell>
          <table:table-cell table:style-name="ce5"/>
          <table:table-cell office:value-type="string" table:number-columns-spanned="17" table:number-rows-spanned="1" table:style-name="ce23">
            <text:p>Printable Sqare</text:p>
          </table:table-cell>
          <table:covered-table-cell table:number-columns-repeated="16"/>
          <table:table-cell table:style-name="ce1"/>
          <table:table-cell office:value-type="string" table:number-columns-spanned="6" table:number-rows-spanned="1" table:style-name="ce23">
            <text:p>Printable Circle</text:p>
          </table:table-cell>
          <table:covered-table-cell table:number-columns-repeated="5"/>
          <table:table-cell table:number-columns-repeated="16357" table:style-name="ce1"/>
        </table:table-row>
        <table:table-row table:style-name="ro4">
          <table:table-cell table:style-name="ce10"/>
          <table:table-cell table:style-name="ce11"/>
          <table:table-cell table:style-name="ce12"/>
          <table:table-cell office:value-type="string" table:style-name="ce12">
            <text:p>Bed Center</text:p>
          </table:table-cell>
          <table:table-cell table:number-columns-repeated="5" table:style-name="ce11"/>
          <table:table-cell office:value-type="string" table:style-name="ce11">
            <text:p>Nearest to T2</text:p>
          </table:table-cell>
          <table:table-cell table:number-columns-repeated="2" table:style-name="ce11"/>
          <table:table-cell office:value-type="string" table:style-name="ce11">
            <text:p>Far from T1</text:p>
          </table:table-cell>
          <table:table-cell table:style-name="ce11"/>
          <table:table-cell office:value-type="string" table:style-name="ce11">
            <text:p>Nearest to T3</text:p>
          </table:table-cell>
          <table:table-cell table:number-columns-repeated="4" table:style-name="ce11"/>
          <table:table-cell office:value-type="string" table:style-name="ce11">
            <text:p>Nearest to T1</text:p>
          </table:table-cell>
          <table:table-cell table:style-name="ce11"/>
          <table:table-cell office:value-type="string" table:style-name="ce11">
            <text:p>Bed Center</text:p>
          </table:table-cell>
          <table:table-cell office:value-type="string" table:style-name="ce11">
            <text:p>Upright at T3</text:p>
          </table:table-cell>
          <table:table-cell office:value-type="string" table:style-name="ce11">
            <text:p>Nearest to T3</text:p>
          </table:table-cell>
          <table:table-cell office:value-type="string" table:style-name="ce11">
            <text:p>Far from T3</text:p>
          </table:table-cell>
          <table:table-cell office:value-type="string" table:style-name="ce11">
            <text:p>Left</text:p>
          </table:table-cell>
          <table:table-cell office:value-type="string" table:style-name="ce11">
            <text:p>Right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3">
            <text:p>Nozzle X</text:p>
          </table:table-cell>
          <table:table-cell office:value-type="float" office:value="0" table:style-name="ce9">
            <text:p>0</text:p>
          </table:table-cell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71.999999999999972" table:formula="msoxl:=-D6+H6" table:style-name="ce3">
            <text:p>-72</text:p>
          </table:table-cell>
          <table:table-cell office:value-type="float" office:value="0" table:style-name="ce3">
            <text:p>0</text:p>
          </table:table-cell>
          <table:table-cell office:value-type="float" office:value="71.999999999999972" table:formula="msoxl:=D6-H6" table:style-name="ce3">
            <text:p>72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3">
            <text:p>93</text:p>
          </table:table-cell>
          <table:table-cell office:value-type="float" office:value="93" table:formula="msoxl:=$D6" table:style-name="ce9">
            <text:p>93</text:p>
          </table:table-cell>
          <table:table-cell office:value-type="float" office:value="71.999999999999972" table:formula="msoxl:=$D6-H6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-71.999999999999972" table:formula="msoxl:=-$D6+H6" table:style-name="ce3">
            <text:p>-72</text:p>
          </table:table-cell>
          <table:table-cell office:value-type="float" office:value="-93" table:formula="msoxl:=-$D6" table:style-name="ce9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office:value-type="float" office:value="-93" table:formula="msoxl:=-$D6" table:style-name="ce3">
            <text:p>-93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-120" table:formula="msoxl:=-$D$8" table:style-name="ce3">
            <text:p>-120</text:p>
          </table:table-cell>
          <table:table-cell office:value-type="float" office:value="120" table:formula="msoxl:=$D$8" table:style-name="ce3">
            <text:p>12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3">
            <text:p>Nozzle Y</text:p>
          </table:table-cell>
          <table:table-cell table:style-name="ce9"/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93" table:formula="msoxl:=-$D7" table:style-name="ce9">
            <text:p>-93</text:p>
          </table:table-cell>
          <table:table-cell office:value-type="float" office:value="-93" table:formula="msoxl:=-$D7" table:style-name="ce3">
            <text:p>-93</text:p>
          </table:table-cell>
          <table:table-cell office:value-type="float" office:value="-93" table:formula="msoxl:=-$D7" table:style-name="ce3">
            <text:p>-93</text:p>
          </table:table-cell>
          <table:table-cell office:value-type="float" office:value="-93" table:formula="msoxl:=-$D7" table:style-name="ce3">
            <text:p>-93</text:p>
          </table:table-cell>
          <table:table-cell office:value-type="float" office:value="-93" table:formula="msoxl:=-$D7" table:style-name="ce9">
            <text:p>-93</text:p>
          </table:table-cell>
          <table:table-cell office:value-type="float" office:value="-71.999999999999972" table:formula="msoxl:=-$D7+H6" table:style-name="ce3">
            <text:p>-72</text:p>
          </table:table-cell>
          <table:table-cell office:value-type="float" office:value="0" table:style-name="ce3">
            <text:p>0</text:p>
          </table:table-cell>
          <table:table-cell office:value-type="float" office:value="71.999999999999972" table:formula="msoxl:=$D7-H6" table:style-name="ce3">
            <text:p>72</text:p>
          </table:table-cell>
          <table:table-cell office:value-type="float" office:value="93" table:formula="msoxl:=$D7" table:style-name="ce9">
            <text:p>93</text:p>
          </table:table-cell>
          <table:table-cell office:value-type="float" office:value="93" table:formula="msoxl:=$D7" table:style-name="ce3">
            <text:p>93</text:p>
          </table:table-cell>
          <table:table-cell office:value-type="float" office:value="93" table:formula="msoxl:=$D7" table:style-name="ce3">
            <text:p>93</text:p>
          </table:table-cell>
          <table:table-cell office:value-type="float" office:value="93" table:formula="msoxl:=$D7" table:style-name="ce3">
            <text:p>93</text:p>
          </table:table-cell>
          <table:table-cell office:value-type="float" office:value="93" table:formula="msoxl:=$D7" table:style-name="ce9">
            <text:p>93</text:p>
          </table:table-cell>
          <table:table-cell office:value-type="float" office:value="71.999999999999972" table:formula="msoxl:=$D7-H6" table:style-name="ce3">
            <text:p>72</text:p>
          </table:table-cell>
          <table:table-cell office:value-type="float" office:value="0" table:style-name="ce3">
            <text:p>0</text:p>
          </table:table-cell>
          <table:table-cell office:value-type="float" office:value="-71.999999999999972" table:formula="msoxl:=-$D7+H6" table:style-name="ce3">
            <text:p>-72</text:p>
          </table:table-cell>
          <table:table-cell table:number-columns-repeated="4" table:style-name="ce3"/>
          <table:table-cell table:style-name="ce14"/>
          <table:table-cell table:number-columns-repeated="2" table:style-name="ce3"/>
          <table:table-cell table:number-columns-repeated="16357" table:style-name="ce1"/>
        </table:table-row>
        <table:table-row table:style-name="ro2">
          <table:table-cell office:value-type="string" table:style-name="ce3">
            <text:p>Nozzle Y+ (corrected by HB Offset)</text:p>
          </table:table-cell>
          <table:table-cell office:value-type="float" office:value="0" table:style-name="ce3">
            <text:p>0</text:p>
          </table:table-cell>
          <table:table-cell table:style-name="ce13"/>
          <table:table-cell office:value-type="float" office:value="15" table:formula="msoxl:=D13+$B5" table:style-name="ce3">
            <text:p>15</text:p>
          </table:table-cell>
          <table:table-cell office:value-type="float" office:value="-78" table:formula="msoxl:=E13+$B5" table:style-name="ce3">
            <text:p>-78</text:p>
          </table:table-cell>
          <table:table-cell office:value-type="float" office:value="-78" table:formula="msoxl:=F13+$B5" table:style-name="ce3">
            <text:p>-78</text:p>
          </table:table-cell>
          <table:table-cell office:value-type="float" office:value="-78" table:formula="msoxl:=G13+$B5" table:style-name="ce3">
            <text:p>-78</text:p>
          </table:table-cell>
          <table:table-cell office:value-type="float" office:value="-78" table:formula="msoxl:=H13+$B5" table:style-name="ce3">
            <text:p>-78</text:p>
          </table:table-cell>
          <table:table-cell office:value-type="float" office:value="-78" table:formula="msoxl:=I13+$B5" table:style-name="ce3">
            <text:p>-78</text:p>
          </table:table-cell>
          <table:table-cell office:value-type="float" office:value="-56.999999999999972" table:formula="msoxl:=J13+$B5" table:style-name="ce3">
            <text:p>-57</text:p>
          </table:table-cell>
          <table:table-cell office:value-type="float" office:value="15" table:formula="msoxl:=K13+$B5" table:style-name="ce3">
            <text:p>15</text:p>
          </table:table-cell>
          <table:table-cell office:value-type="float" office:value="86.999999999999972" table:formula="msoxl:=L13+$B5" table:style-name="ce3">
            <text:p>87</text:p>
          </table:table-cell>
          <table:table-cell office:value-type="float" office:value="108" table:formula="msoxl:=M13+$B5" table:style-name="ce3">
            <text:p>108</text:p>
          </table:table-cell>
          <table:table-cell office:value-type="float" office:value="108" table:formula="msoxl:=N13+$B5" table:style-name="ce3">
            <text:p>108</text:p>
          </table:table-cell>
          <table:table-cell office:value-type="float" office:value="108" table:formula="msoxl:=O13+$B5" table:style-name="ce3">
            <text:p>108</text:p>
          </table:table-cell>
          <table:table-cell office:value-type="float" office:value="108" table:formula="msoxl:=P13+$B5" table:style-name="ce3">
            <text:p>108</text:p>
          </table:table-cell>
          <table:table-cell office:value-type="float" office:value="108" table:formula="msoxl:=Q13+$B5" table:style-name="ce3">
            <text:p>108</text:p>
          </table:table-cell>
          <table:table-cell office:value-type="float" office:value="86.999999999999972" table:formula="msoxl:=R13+$B5" table:style-name="ce3">
            <text:p>87</text:p>
          </table:table-cell>
          <table:table-cell office:value-type="float" office:value="15" table:formula="msoxl:=S13+$B5" table:style-name="ce3">
            <text:p>15</text:p>
          </table:table-cell>
          <table:table-cell office:value-type="float" office:value="-56.999999999999972" table:formula="msoxl:=T13+$B5" table:style-name="ce3">
            <text:p>-57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14" table:formula="msoxl:=$B$4" table:style-name="ce3">
            <text:p>114</text:p>
          </table:table-cell>
          <table:table-cell office:value-type="float" office:value="120" table:formula="msoxl:=$D$8" table:style-name="ce3">
            <text:p>120</text:p>
          </table:table-cell>
          <table:table-cell office:value-type="float" office:value="-120" table:formula="msoxl:=-$D$8" table:style-name="ce3">
            <text:p>-1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7" table:style-name="ce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3">
            <text:p>Rod Length</text:p>
          </table:table-cell>
          <table:table-cell office:value-type="float" office:value="260" table:style-name="ce4">
            <text:p>260</text:p>
          </table:table-cell>
          <table:table-cell table:style-name="ce5"/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table:style-name="ce15"/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table:number-columns-repeated="5" table:style-name="ce15"/>
          <table:table-cell table:number-columns-repeated="16352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3">
          <table:table-cell office:value-type="string" table:style-name="ce8">
            <text:p>Tower 3 (Back)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1">
            <text:p>Tower3 X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table:style-name="ce15"/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office:value-type="string" table:style-name="ce1">
            <text:p>Tower3 Y</text:p>
          </table:table-cell>
          <table:table-cell office:value-type="float" office:value="114" table:formula="msoxl:=B4" table:style-name="ce1">
            <text:p>114</text:p>
          </table:table-cell>
          <table:table-cell table:style-name="ce5"/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table:style-name="ce15"/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table:number-columns-repeated="28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style-name="ce6"/>
          <table:table-cell table:number-columns-repeated="16352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4" table:formula="msoxl:=SQRT(POWER(B12-B19,2)+POWER(B14-B20,2))" table:style-name="ce16">
            <text:p>114.0</text:p>
          </table:table-cell>
          <table:table-cell table:style-name="ce16"/>
          <table:table-cell office:value-type="float" office:value="99" table:formula="msoxl:=SQRT(POWER(D12-D19,2)+POWER(D14-D20,2))" table:style-name="ce16">
            <text:p>99.0</text:p>
          </table:table-cell>
          <table:table-cell office:value-type="float" office:value="213.3377603707323" table:formula="msoxl:=SQRT(POWER(E12-E19,2)+POWER(E14-E20,2))" table:style-name="ce16">
            <text:p>213.3</text:p>
          </table:table-cell>
          <table:table-cell office:value-type="float" office:value="205.05608988762074" table:formula="msoxl:=SQRT(POWER(F12-F19,2)+POWER(F14-F20,2))" table:style-name="ce16">
            <text:p>205.1</text:p>
          </table:table-cell>
          <table:table-cell office:value-type="float" office:value="192" table:formula="msoxl:=SQRT(POWER(G12-G19,2)+POWER(G14-G20,2))" table:style-name="ce16">
            <text:p>192.0</text:p>
          </table:table-cell>
          <table:table-cell office:value-type="float" office:value="205.05608988762074" table:formula="msoxl:=SQRT(POWER(H12-H19,2)+POWER(H14-H20,2))" table:style-name="ce16">
            <text:p>205.1</text:p>
          </table:table-cell>
          <table:table-cell office:value-type="float" office:value="213.3377603707323" table:formula="msoxl:=SQRT(POWER(I12-I19,2)+POWER(I14-I20,2))" table:style-name="ce16">
            <text:p>213.3</text:p>
          </table:table-cell>
          <table:table-cell office:value-type="float" office:value="194.65353837009999" table:formula="msoxl:=SQRT(POWER(J12-J19,2)+POWER(J14-J20,2))" table:style-name="ce16">
            <text:p>194.7</text:p>
          </table:table-cell>
          <table:table-cell office:value-type="float" office:value="135.83077707206124" table:formula="msoxl:=SQRT(POWER(K12-K19,2)+POWER(K14-K20,2))" table:style-name="ce16">
            <text:p>135.8</text:p>
          </table:table-cell>
          <table:table-cell office:value-type="float" office:value="96.840074349413854" table:formula="msoxl:=SQRT(POWER(L12-L19,2)+POWER(L14-L20,2))" table:style-name="ce16">
            <text:p>96.8</text:p>
          </table:table-cell>
          <table:table-cell office:value-type="float" office:value="93.1933474020544" table:formula="msoxl:=SQRT(POWER(M12-M19,2)+POWER(M14-M20,2))" table:style-name="ce16">
            <text:p>93.2</text:p>
          </table:table-cell>
          <table:table-cell office:value-type="float" office:value="72.249567472753753" table:formula="msoxl:=SQRT(POWER(N12-N19,2)+POWER(N14-N20,2))" table:style-name="ce16">
            <text:p>72.2</text:p>
          </table:table-cell>
          <table:table-cell office:value-type="float" office:value="6" table:formula="msoxl:=SQRT(POWER(O12-O19,2)+POWER(O14-O20,2))" table:style-name="ce16">
            <text:p>6.0</text:p>
          </table:table-cell>
          <table:table-cell office:value-type="float" office:value="72.249567472753753" table:formula="msoxl:=SQRT(POWER(P12-P19,2)+POWER(P14-P20,2))" table:style-name="ce16">
            <text:p>72.2</text:p>
          </table:table-cell>
          <table:table-cell office:value-type="float" office:value="93.1933474020544" table:formula="msoxl:=SQRT(POWER(Q12-Q19,2)+POWER(Q14-Q20,2))" table:style-name="ce16">
            <text:p>93.2</text:p>
          </table:table-cell>
          <table:table-cell office:value-type="float" office:value="96.840074349413854" table:formula="msoxl:=SQRT(POWER(R12-R19,2)+POWER(R14-R20,2))" table:style-name="ce16">
            <text:p>96.8</text:p>
          </table:table-cell>
          <table:table-cell office:value-type="float" office:value="135.83077707206124" table:formula="msoxl:=SQRT(POWER(S12-S19,2)+POWER(S14-S20,2))" table:style-name="ce16">
            <text:p>135.8</text:p>
          </table:table-cell>
          <table:table-cell office:value-type="float" office:value="194.65353837009999" table:formula="msoxl:=SQRT(POWER(T12-T19,2)+POWER(T14-T20,2))" table:style-name="ce16">
            <text:p>194.7</text:p>
          </table:table-cell>
          <table:table-cell table:style-name="ce16"/>
          <table:table-cell office:value-type="float" office:value="114" table:formula="msoxl:=SQRT(POWER(V12-V19,2)+POWER(V14-V20,2))" table:style-name="ce16">
            <text:p>114.0</text:p>
          </table:table-cell>
          <table:table-cell office:value-type="float" office:value="0" table:formula="msoxl:=SQRT(POWER(W12-W19,2)+POWER(W14-W20,2))" table:style-name="ce16">
            <text:p>0.0</text:p>
          </table:table-cell>
          <table:table-cell office:value-type="float" office:value="6" table:formula="msoxl:=SQRT(POWER(X12-X19,2)+POWER(X14-X20,2))" table:style-name="ce16">
            <text:p>6.0</text:p>
          </table:table-cell>
          <table:table-cell office:value-type="float" office:value="234" table:formula="msoxl:=SQRT(POWER(Y12-Y19,2)+POWER(Y14-Y20,2))" table:style-name="ce16">
            <text:p>234.0</text:p>
          </table:table-cell>
          <table:table-cell office:value-type="float" office:value="165.51737068960466" table:formula="msoxl:=SQRT(POWER(Z12-Z19,2)+POWER(Z14-Z20,2))" table:style-name="ce16">
            <text:p>165.5</text:p>
          </table:table-cell>
          <table:table-cell office:value-type="float" office:value="165.51737068960466" table:formula="msoxl:=SQRT(POWER(AA12-AA19,2)+POWER(AA14-AA20,2))" table:style-name="ce16">
            <text:p>165.5</text:p>
          </table:table-cell>
          <table:table-cell table:style-name="ce17"/>
          <table:table-cell office:value-type="float" office:value="0" table:formula="msoxl:=MIN(B22:AA22)" table:style-name="ce17">
            <text:p>0.0</text:p>
          </table:table-cell>
          <table:table-cell office:value-type="float" office:value="234" table:formula="msoxl:=MAX(B22:AA22)" table:style-name="ce18">
            <text:p>234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6,2)-POWER(B22,2))" table:style-name="ce16">
            <text:p>233.7</text:p>
          </table:table-cell>
          <table:table-cell table:style-name="ce16"/>
          <table:table-cell office:value-type="float" office:value="240.41422586860369" table:formula="msoxl:=SQRT(POWER(D16,2)-POWER(D22,2))" table:style-name="ce16">
            <text:p>240.4</text:p>
          </table:table-cell>
          <table:table-cell office:value-type="float" office:value="148.61695730972292" table:formula="msoxl:=SQRT(POWER(E16,2)-POWER(E22,2))" table:style-name="ce16">
            <text:p>148.6</text:p>
          </table:table-cell>
          <table:table-cell office:value-type="float" office:value="159.84992962150469" table:formula="msoxl:=SQRT(POWER(F16,2)-POWER(F22,2))" table:style-name="ce16">
            <text:p>159.8</text:p>
          </table:table-cell>
          <table:table-cell office:value-type="float" office:value="175.31685600648902" table:formula="msoxl:=SQRT(POWER(G16,2)-POWER(G22,2))" table:style-name="ce16">
            <text:p>175.3</text:p>
          </table:table-cell>
          <table:table-cell office:value-type="float" office:value="159.84992962150469" table:formula="msoxl:=SQRT(POWER(H16,2)-POWER(H22,2))" table:style-name="ce16">
            <text:p>159.8</text:p>
          </table:table-cell>
          <table:table-cell office:value-type="float" office:value="148.61695730972292" table:formula="msoxl:=SQRT(POWER(I16,2)-POWER(I22,2))" table:style-name="ce16">
            <text:p>148.6</text:p>
          </table:table-cell>
          <table:table-cell office:value-type="float" office:value="172.36588989704433" table:formula="msoxl:=SQRT(POWER(J16,2)-POWER(J22,2))" table:style-name="ce16">
            <text:p>172.4</text:p>
          </table:table-cell>
          <table:table-cell office:value-type="float" office:value="221.69799277395364" table:formula="msoxl:=SQRT(POWER(K16,2)-POWER(K22,2))" table:style-name="ce16">
            <text:p>221.7</text:p>
          </table:table-cell>
          <table:table-cell office:value-type="float" office:value="241.29235379514205" table:formula="msoxl:=SQRT(POWER(L16,2)-POWER(L22,2))" table:style-name="ce16">
            <text:p>241.3</text:p>
          </table:table-cell>
          <table:table-cell office:value-type="float" office:value="242.72412323458911" table:formula="msoxl:=SQRT(POWER(M16,2)-POWER(M22,2))" table:style-name="ce16">
            <text:p>242.7</text:p>
          </table:table-cell>
          <table:table-cell office:value-type="float" office:value="249.75988468927511" table:formula="msoxl:=SQRT(POWER(N16,2)-POWER(N22,2))" table:style-name="ce16">
            <text:p>249.8</text:p>
          </table:table-cell>
          <table:table-cell office:value-type="float" office:value="259.93076001119988" table:formula="msoxl:=SQRT(POWER(O16,2)-POWER(O22,2))" table:style-name="ce16">
            <text:p>259.9</text:p>
          </table:table-cell>
          <table:table-cell office:value-type="float" office:value="249.75988468927511" table:formula="msoxl:=SQRT(POWER(P16,2)-POWER(P22,2))" table:style-name="ce16">
            <text:p>249.8</text:p>
          </table:table-cell>
          <table:table-cell office:value-type="float" office:value="242.72412323458911" table:formula="msoxl:=SQRT(POWER(Q16,2)-POWER(Q22,2))" table:style-name="ce16">
            <text:p>242.7</text:p>
          </table:table-cell>
          <table:table-cell office:value-type="float" office:value="241.29235379514205" table:formula="msoxl:=SQRT(POWER(R16,2)-POWER(R22,2))" table:style-name="ce16">
            <text:p>241.3</text:p>
          </table:table-cell>
          <table:table-cell office:value-type="float" office:value="221.69799277395364" table:formula="msoxl:=SQRT(POWER(S16,2)-POWER(S22,2))" table:style-name="ce16">
            <text:p>221.7</text:p>
          </table:table-cell>
          <table:table-cell office:value-type="float" office:value="172.36588989704433" table:formula="msoxl:=SQRT(POWER(T16,2)-POWER(T22,2))" table:style-name="ce16">
            <text:p>172.4</text:p>
          </table:table-cell>
          <table:table-cell table:style-name="ce16"/>
          <table:table-cell office:value-type="float" office:value="233.67498796405232" table:formula="msoxl:=SQRT(POWER(V16,2)-POWER(V22,2))" table:style-name="ce16">
            <text:p>233.7</text:p>
          </table:table-cell>
          <table:table-cell office:value-type="float" office:value="260" table:formula="msoxl:=SQRT(POWER(W16,2)-POWER(W22,2))" table:style-name="ce16">
            <text:p>260.0</text:p>
          </table:table-cell>
          <table:table-cell office:value-type="float" office:value="259.93076001119988" table:formula="msoxl:=SQRT(POWER(X16,2)-POWER(X22,2))" table:style-name="ce16">
            <text:p>259.9</text:p>
          </table:table-cell>
          <table:table-cell office:value-type="float" office:value="113.33137253205751" table:formula="msoxl:=SQRT(POWER(Y16,2)-POWER(Y22,2))" table:style-name="ce16">
            <text:p>113.3</text:p>
          </table:table-cell>
          <table:table-cell office:value-type="float" office:value="200.50935140287098" table:formula="msoxl:=SQRT(POWER(Z16,2)-POWER(Z22,2))" table:style-name="ce16">
            <text:p>200.5</text:p>
          </table:table-cell>
          <table:table-cell office:value-type="float" office:value="200.50935140287098" table:formula="msoxl:=SQRT(POWER(AA16,2)-POWER(AA22,2))" table:style-name="ce16">
            <text:p>200.5</text:p>
          </table:table-cell>
          <table:table-cell table:style-name="ce17"/>
          <table:table-cell office:value-type="float" office:value="113.33137253205751" table:formula="msoxl:=MIN(B23:AA23)" table:style-name="ce17">
            <text:p>113.3</text:p>
          </table:table-cell>
          <table:table-cell office:value-type="float" office:value="260" table:formula="msoxl:=MAX(B23:AA23)" table:style-name="ce17">
            <text:p>260.0</text:p>
          </table:table-cell>
          <table:table-cell office:value-type="float" office:value="146.66862746794249" table:formula="msoxl:=AD23-AC23" table:style-name="ce18">
            <text:p>146.7</text:p>
          </table:table-cell>
          <table:table-cell table:number-columns-repeated="3" table:style-name="ce17"/>
          <table:table-cell table:number-columns-repeated="16350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23-$B23" table:style-name="ce16">
            <text:p>0.0</text:p>
          </table:table-cell>
          <table:table-cell table:style-name="ce16"/>
          <table:table-cell office:value-type="float" office:value="6.7392379045513735" table:formula="msoxl:=D23-$B23" table:style-name="ce16">
            <text:p>6.7</text:p>
          </table:table-cell>
          <table:table-cell office:value-type="float" office:value="-85.0580306543294" table:formula="msoxl:=E23-$B23" table:style-name="ce16">
            <text:p>-85.1</text:p>
          </table:table-cell>
          <table:table-cell office:value-type="float" office:value="-73.825058342547635" table:formula="msoxl:=F23-$B23" table:style-name="ce16">
            <text:p>-73.8</text:p>
          </table:table-cell>
          <table:table-cell office:value-type="float" office:value="-58.358131957563302" table:formula="msoxl:=G23-$B23" table:style-name="ce16">
            <text:p>-58.4</text:p>
          </table:table-cell>
          <table:table-cell office:value-type="float" office:value="-73.825058342547635" table:formula="msoxl:=H23-$B23" table:style-name="ce16">
            <text:p>-73.8</text:p>
          </table:table-cell>
          <table:table-cell office:value-type="float" office:value="-85.0580306543294" table:formula="msoxl:=I23-$B23" table:style-name="ce16">
            <text:p>-85.1</text:p>
          </table:table-cell>
          <table:table-cell office:value-type="float" office:value="-61.309098067007994" table:formula="msoxl:=J23-$B23" table:style-name="ce16">
            <text:p>-61.3</text:p>
          </table:table-cell>
          <table:table-cell office:value-type="float" office:value="-11.976995190098677" table:formula="msoxl:=K23-$B23" table:style-name="ce16">
            <text:p>-12.0</text:p>
          </table:table-cell>
          <table:table-cell office:value-type="float" office:value="7.6173658310897281" table:formula="msoxl:=L23-$B23" table:style-name="ce16">
            <text:p>7.6</text:p>
          </table:table-cell>
          <table:table-cell office:value-type="float" office:value="9.0491352705367945" table:formula="msoxl:=M23-$B23" table:style-name="ce16">
            <text:p>9.0</text:p>
          </table:table-cell>
          <table:table-cell office:value-type="float" office:value="16.084896725222791" table:formula="msoxl:=N23-$B23" table:style-name="ce16">
            <text:p>16.1</text:p>
          </table:table-cell>
          <table:table-cell office:value-type="float" office:value="26.255772047147559" table:formula="msoxl:=O23-$B23" table:style-name="ce16">
            <text:p>26.3</text:p>
          </table:table-cell>
          <table:table-cell office:value-type="float" office:value="16.084896725222791" table:formula="msoxl:=P23-$B23" table:style-name="ce16">
            <text:p>16.1</text:p>
          </table:table-cell>
          <table:table-cell office:value-type="float" office:value="9.0491352705367945" table:formula="msoxl:=Q23-$B23" table:style-name="ce16">
            <text:p>9.0</text:p>
          </table:table-cell>
          <table:table-cell office:value-type="float" office:value="7.6173658310897281" table:formula="msoxl:=R23-$B23" table:style-name="ce16">
            <text:p>7.6</text:p>
          </table:table-cell>
          <table:table-cell office:value-type="float" office:value="-11.976995190098677" table:formula="msoxl:=S23-$B23" table:style-name="ce16">
            <text:p>-12.0</text:p>
          </table:table-cell>
          <table:table-cell office:value-type="float" office:value="-61.309098067007994" table:formula="msoxl:=T23-$B23" table:style-name="ce16">
            <text:p>-61.3</text:p>
          </table:table-cell>
          <table:table-cell table:style-name="ce16"/>
          <table:table-cell office:value-type="float" office:value="0" table:formula="msoxl:=V23-$B23" table:style-name="ce16">
            <text:p>0.0</text:p>
          </table:table-cell>
          <table:table-cell office:value-type="float" office:value="26.32501203594768" table:formula="msoxl:=W23-$B23" table:style-name="ce16">
            <text:p>26.3</text:p>
          </table:table-cell>
          <table:table-cell office:value-type="float" office:value="26.255772047147559" table:formula="msoxl:=X23-$B23" table:style-name="ce16">
            <text:p>26.3</text:p>
          </table:table-cell>
          <table:table-cell office:value-type="float" office:value="-120.34361543199481" table:formula="msoxl:=Y23-$B23" table:style-name="ce16">
            <text:p>-120.3</text:p>
          </table:table-cell>
          <table:table-cell office:value-type="float" office:value="-33.165636561181344" table:formula="msoxl:=Z23-$B23" table:style-name="ce16">
            <text:p>-33.2</text:p>
          </table:table-cell>
          <table:table-cell office:value-type="float" office:value="-33.165636561181344" table:formula="msoxl:=AA23-$B23" table:style-name="ce16">
            <text:p>-33.2</text:p>
          </table:table-cell>
          <table:table-cell table:style-name="ce17"/>
          <table:table-cell office:value-type="float" office:value="-120.34361543199481" table:formula="msoxl:=MIN(B24:AA24)" table:style-name="ce17">
            <text:p>-120.3</text:p>
          </table:table-cell>
          <table:table-cell office:value-type="float" office:value="26.32501203594768" table:formula="msoxl:=MAX(B24:AA24)" table:style-name="ce17">
            <text:p>26.3</text:p>
          </table:table-cell>
          <table:table-cell office:value-type="float" office:value="146.66862746794249" table:formula="msoxl:=AD24-AC24" table:style-name="ce17">
            <text:p>146.7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-7.6019812070171611E-5" table:formula="msoxl:=ATAN2(B12-B19,B14-B20)*180/3.14159+90" table:style-name="ce16">
            <text:p>0.0</text:p>
          </table:table-cell>
          <table:table-cell table:style-name="ce16"/>
          <table:table-cell office:value-type="float" office:value="-7.6019812070171611E-5" table:formula="msoxl:=ATAN2(D12-D19,D14-D20)*180/3.14159+90" table:style-name="ce16">
            <text:p>0.0</text:p>
          </table:table-cell>
          <table:table-cell office:value-type="float" office:value="-25.844485404211127" table:formula="msoxl:=ATAN2(E12-E19,E14-E20)*180/3.14159+90" table:style-name="ce16">
            <text:p>-25.8</text:p>
          </table:table-cell>
          <table:table-cell office:value-type="float" office:value="-20.556138602358786" table:formula="msoxl:=ATAN2(F12-F19,F14-F20)*180/3.14159+90" table:style-name="ce16">
            <text:p>-20.6</text:p>
          </table:table-cell>
          <table:table-cell office:value-type="float" office:value="-7.6019812070171611E-5" table:formula="msoxl:=ATAN2(G12-G19,G14-G20)*180/3.14159+90" table:style-name="ce16">
            <text:p>0.0</text:p>
          </table:table-cell>
          <table:table-cell office:value-type="float" office:value="20.55598656273466" table:formula="msoxl:=ATAN2(H12-H19,H14-H20)*180/3.14159+90" table:style-name="ce16">
            <text:p>20.6</text:p>
          </table:table-cell>
          <table:table-cell office:value-type="float" office:value="25.844333364586987" table:formula="msoxl:=ATAN2(I12-I19,I14-I20)*180/3.14159+90" table:style-name="ce16">
            <text:p>25.8</text:p>
          </table:table-cell>
          <table:table-cell office:value-type="float" office:value="28.539933274862463" table:formula="msoxl:=ATAN2(J12-J19,J14-J20)*180/3.14159+90" table:style-name="ce16">
            <text:p>28.5</text:p>
          </table:table-cell>
          <table:table-cell office:value-type="float" office:value="43.210049869973808" table:formula="msoxl:=ATAN2(K12-K19,K14-K20)*180/3.14159+90" table:style-name="ce16">
            <text:p>43.2</text:p>
          </table:table-cell>
          <table:table-cell office:value-type="float" office:value="73.810780068523968" table:formula="msoxl:=ATAN2(L12-L19,L14-L20)*180/3.14159+90" table:style-name="ce16">
            <text:p>73.8</text:p>
          </table:table-cell>
          <table:table-cell office:value-type="float" office:value="86.308610895565735" table:formula="msoxl:=ATAN2(M12-M19,M14-M20)*180/3.14159+90" table:style-name="ce16">
            <text:p>86.3</text:p>
          </table:table-cell>
          <table:table-cell office:value-type="float" office:value="85.236354285594416" table:formula="msoxl:=ATAN2(N12-N19,N14-N20)*180/3.14159+90" table:style-name="ce16">
            <text:p>85.2</text:p>
          </table:table-cell>
          <table:table-cell office:value-type="float" office:value="-7.6019812070171611E-5" table:formula="msoxl:=ATAN2(O12-O19,O14-O20)*180/3.14159+90" table:style-name="ce16">
            <text:p>0.0</text:p>
          </table:table-cell>
          <table:table-cell office:value-type="float" office:value="-85.236506325218556" table:formula="msoxl:=ATAN2(P12-P19,P14-P20)*180/3.14159+90" table:style-name="ce16">
            <text:p>-85.2</text:p>
          </table:table-cell>
          <table:table-cell office:value-type="float" office:value="-86.308762935189861" table:formula="msoxl:=ATAN2(Q12-Q19,Q14-Q20)*180/3.14159+90" table:style-name="ce16">
            <text:p>-86.3</text:p>
          </table:table-cell>
          <table:table-cell office:value-type="float" office:value="-73.81093210814808" table:formula="msoxl:=ATAN2(R12-R19,R14-R20)*180/3.14159+90" table:style-name="ce16">
            <text:p>-73.8</text:p>
          </table:table-cell>
          <table:table-cell office:value-type="float" office:value="-43.210201909597941" table:formula="msoxl:=ATAN2(S12-S19,S14-S20)*180/3.14159+90" table:style-name="ce16">
            <text:p>-43.2</text:p>
          </table:table-cell>
          <table:table-cell office:value-type="float" office:value="-28.540085314486603" table:formula="msoxl:=ATAN2(T12-T19,T14-T20)*180/3.14159+90" table:style-name="ce16">
            <text:p>-28.5</text:p>
          </table:table-cell>
          <table:table-cell table:style-name="ce16"/>
          <table:table-cell office:value-type="float" office:value="-7.6019812070171611E-5" table:formula="msoxl:=ATAN2(V12-V19,V14-V20)*180/3.14159+90" table:style-name="ce16">
            <text:p>0.0</text:p>
          </table:table-cell>
          <table:table-cell office:value-type="string" table:style-name="ce24">
            <text:p>0</text:p>
          </table:table-cell>
          <table:table-cell office:value-type="string" table:style-name="ce24">
            <text:p>180</text:p>
          </table:table-cell>
          <table:table-cell office:value-type="float" office:value="-7.6019812070171611E-5" table:formula="msoxl:=ATAN2(Y12-Y19,Y14-Y20)*180/3.14159+90" table:style-name="ce16">
            <text:p>0.0</text:p>
          </table:table-cell>
          <table:table-cell office:value-type="float" office:value="-46.468915984747838" table:formula="msoxl:=ATAN2(Z12-Z19,Z14-Z20)*180/3.14159+90" table:style-name="ce16">
            <text:p>-46.5</text:p>
          </table:table-cell>
          <table:table-cell office:value-type="float" office:value="46.468763945123726" table:formula="msoxl:=ATAN2(AA12-AA19,AA14-AA20)*180/3.14159+90" table:style-name="ce16">
            <text:p>46.5</text:p>
          </table:table-cell>
          <table:table-cell table:style-name="ce17"/>
          <table:table-cell office:value-type="float" office:value="-86.308762935189861" table:formula="msoxl:=MIN(B26:AA26)" table:style-name="ce17">
            <text:p>-86.3</text:p>
          </table:table-cell>
          <table:table-cell office:value-type="float" office:value="86.308610895565735" table:formula="msoxl:=MAX(B26:AA26)" table:style-name="ce17">
            <text:p>86.3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22,B23)*180/3.14159" table:style-name="ce16">
            <text:p>64.0</text:p>
          </table:table-cell>
          <table:table-cell table:style-name="ce16"/>
          <table:table-cell office:value-type="float" office:value="67.618718395780277" table:formula="msoxl:=ATAN2(D22,D23)*180/3.14159" table:style-name="ce16">
            <text:p>67.6</text:p>
          </table:table-cell>
          <table:table-cell office:value-type="float" office:value="34.862160697243148" table:formula="msoxl:=ATAN2(E22,E23)*180/3.14159" table:style-name="ce16">
            <text:p>34.9</text:p>
          </table:table-cell>
          <table:table-cell office:value-type="float" office:value="37.937960579495446" table:formula="msoxl:=ATAN2(F22,F23)*180/3.14159" table:style-name="ce16">
            <text:p>37.9</text:p>
          </table:table-cell>
          <table:table-cell office:value-type="float" office:value="42.39950917777788" table:formula="msoxl:=ATAN2(G22,G23)*180/3.14159" table:style-name="ce16">
            <text:p>42.4</text:p>
          </table:table-cell>
          <table:table-cell office:value-type="float" office:value="37.937960579495446" table:formula="msoxl:=ATAN2(H22,H23)*180/3.14159" table:style-name="ce16">
            <text:p>37.9</text:p>
          </table:table-cell>
          <table:table-cell office:value-type="float" office:value="34.862160697243148" table:formula="msoxl:=ATAN2(I22,I23)*180/3.14159" table:style-name="ce16">
            <text:p>34.9</text:p>
          </table:table-cell>
          <table:table-cell office:value-type="float" office:value="41.524954844958522" table:formula="msoxl:=ATAN2(J22,J23)*180/3.14159" table:style-name="ce16">
            <text:p>41.5</text:p>
          </table:table-cell>
          <table:table-cell office:value-type="float" office:value="58.504921087113857" table:formula="msoxl:=ATAN2(K22,K23)*180/3.14159" table:style-name="ce16">
            <text:p>58.5</text:p>
          </table:table-cell>
          <table:table-cell office:value-type="float" office:value="68.132532838959577" table:formula="msoxl:=ATAN2(L22,L23)*180/3.14159" table:style-name="ce16">
            <text:p>68.1</text:p>
          </table:table-cell>
          <table:table-cell office:value-type="float" office:value="68.995884795228179" table:formula="msoxl:=ATAN2(M22,M23)*180/3.14159" table:style-name="ce16">
            <text:p>69.0</text:p>
          </table:table-cell>
          <table:table-cell office:value-type="float" office:value="73.866169183402206" table:formula="msoxl:=ATAN2(N22,N23)*180/3.14159" table:style-name="ce16">
            <text:p>73.9</text:p>
          </table:table-cell>
          <table:table-cell office:value-type="float" office:value="88.677747222356814" table:formula="msoxl:=ATAN2(O22,O23)*180/3.14159" table:style-name="ce16">
            <text:p>88.7</text:p>
          </table:table-cell>
          <table:table-cell office:value-type="float" office:value="73.866169183402206" table:formula="msoxl:=ATAN2(P22,P23)*180/3.14159" table:style-name="ce16">
            <text:p>73.9</text:p>
          </table:table-cell>
          <table:table-cell office:value-type="float" office:value="68.995884795228179" table:formula="msoxl:=ATAN2(Q22,Q23)*180/3.14159" table:style-name="ce16">
            <text:p>69.0</text:p>
          </table:table-cell>
          <table:table-cell office:value-type="float" office:value="68.132532838959577" table:formula="msoxl:=ATAN2(R22,R23)*180/3.14159" table:style-name="ce16">
            <text:p>68.1</text:p>
          </table:table-cell>
          <table:table-cell office:value-type="float" office:value="58.504921087113857" table:formula="msoxl:=ATAN2(S22,S23)*180/3.14159" table:style-name="ce16">
            <text:p>58.5</text:p>
          </table:table-cell>
          <table:table-cell office:value-type="float" office:value="41.524954844958522" table:formula="msoxl:=ATAN2(T22,T23)*180/3.14159" table:style-name="ce16">
            <text:p>41.5</text:p>
          </table:table-cell>
          <table:table-cell table:style-name="ce16"/>
          <table:table-cell office:value-type="float" office:value="63.99429167863542" table:formula="msoxl:=ATAN2(V22,V23)*180/3.14159" table:style-name="ce16">
            <text:p>64.0</text:p>
          </table:table-cell>
          <table:table-cell office:value-type="float" office:value="90.00007601981207" table:formula="msoxl:=ATAN2(W22,W23)*180/3.14159" table:style-name="ce16">
            <text:p>90.0</text:p>
          </table:table-cell>
          <table:table-cell office:value-type="float" office:value="88.677747222356814" table:formula="msoxl:=ATAN2(X22,X23)*180/3.14159" table:style-name="ce16">
            <text:p>88.7</text:p>
          </table:table-cell>
          <table:table-cell office:value-type="float" office:value="25.841954590932378" table:formula="msoxl:=ATAN2(Y22,Y23)*180/3.14159" table:style-name="ce16">
            <text:p>25.8</text:p>
          </table:table-cell>
          <table:table-cell office:value-type="float" office:value="50.460896200910078" table:formula="msoxl:=ATAN2(Z22,Z23)*180/3.14159" table:style-name="ce16">
            <text:p>50.5</text:p>
          </table:table-cell>
          <table:table-cell office:value-type="float" office:value="50.460896200910078" table:formula="msoxl:=ATAN2(AA22,AA23)*180/3.14159" table:style-name="ce16">
            <text:p>50.5</text:p>
          </table:table-cell>
          <table:table-cell table:style-name="ce17"/>
          <table:table-cell office:value-type="float" office:value="25.841954590932378" table:formula="msoxl:=MIN(B27:AA27)" table:style-name="ce17">
            <text:p>25.8</text:p>
          </table:table-cell>
          <table:table-cell office:value-type="float" office:value="90.00007601981207" table:formula="msoxl:=MAX(B27:AA27)" table:style-name="ce17">
            <text:p>90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27" table:style-name="ce16">
            <text:p>26.0</text:p>
          </table:table-cell>
          <table:table-cell table:style-name="ce16"/>
          <table:table-cell office:value-type="float" office:value="22.381281604219723" table:formula="msoxl:=90-D27" table:style-name="ce16">
            <text:p>22.4</text:p>
          </table:table-cell>
          <table:table-cell office:value-type="float" office:value="55.137839302756852" table:formula="msoxl:=90-E27" table:style-name="ce16">
            <text:p>55.1</text:p>
          </table:table-cell>
          <table:table-cell office:value-type="float" office:value="52.062039420504554" table:formula="msoxl:=90-F27" table:style-name="ce16">
            <text:p>52.1</text:p>
          </table:table-cell>
          <table:table-cell office:value-type="float" office:value="47.60049082222212" table:formula="msoxl:=90-G27" table:style-name="ce16">
            <text:p>47.6</text:p>
          </table:table-cell>
          <table:table-cell office:value-type="float" office:value="52.062039420504554" table:formula="msoxl:=90-H27" table:style-name="ce16">
            <text:p>52.1</text:p>
          </table:table-cell>
          <table:table-cell office:value-type="float" office:value="55.137839302756852" table:formula="msoxl:=90-I27" table:style-name="ce16">
            <text:p>55.1</text:p>
          </table:table-cell>
          <table:table-cell office:value-type="float" office:value="48.475045155041478" table:formula="msoxl:=90-J27" table:style-name="ce16">
            <text:p>48.5</text:p>
          </table:table-cell>
          <table:table-cell office:value-type="float" office:value="31.495078912886143" table:formula="msoxl:=90-K27" table:style-name="ce16">
            <text:p>31.5</text:p>
          </table:table-cell>
          <table:table-cell office:value-type="float" office:value="21.867467161040423" table:formula="msoxl:=90-L27" table:style-name="ce16">
            <text:p>21.9</text:p>
          </table:table-cell>
          <table:table-cell office:value-type="float" office:value="21.004115204771821" table:formula="msoxl:=90-M27" table:style-name="ce16">
            <text:p>21.0</text:p>
          </table:table-cell>
          <table:table-cell office:value-type="float" office:value="16.133830816597794" table:formula="msoxl:=90-N27" table:style-name="ce16">
            <text:p>16.1</text:p>
          </table:table-cell>
          <table:table-cell office:value-type="float" office:value="1.3222527776431861" table:formula="msoxl:=90-O27" table:style-name="ce16">
            <text:p>1.3</text:p>
          </table:table-cell>
          <table:table-cell office:value-type="float" office:value="16.133830816597794" table:formula="msoxl:=90-P27" table:style-name="ce16">
            <text:p>16.1</text:p>
          </table:table-cell>
          <table:table-cell office:value-type="float" office:value="21.004115204771821" table:formula="msoxl:=90-Q27" table:style-name="ce16">
            <text:p>21.0</text:p>
          </table:table-cell>
          <table:table-cell office:value-type="float" office:value="21.867467161040423" table:formula="msoxl:=90-R27" table:style-name="ce16">
            <text:p>21.9</text:p>
          </table:table-cell>
          <table:table-cell office:value-type="float" office:value="31.495078912886143" table:formula="msoxl:=90-S27" table:style-name="ce16">
            <text:p>31.5</text:p>
          </table:table-cell>
          <table:table-cell office:value-type="float" office:value="48.475045155041478" table:formula="msoxl:=90-T27" table:style-name="ce16">
            <text:p>48.5</text:p>
          </table:table-cell>
          <table:table-cell table:style-name="ce16"/>
          <table:table-cell office:value-type="float" office:value="26.00570832136458" table:formula="msoxl:=90-V27" table:style-name="ce16">
            <text:p>26.0</text:p>
          </table:table-cell>
          <table:table-cell office:value-type="float" office:value="-7.6019812070171611E-5" table:formula="msoxl:=90-W27" table:style-name="ce16">
            <text:p>0.0</text:p>
          </table:table-cell>
          <table:table-cell office:value-type="float" office:value="1.3222527776431861" table:formula="msoxl:=90-X27" table:style-name="ce16">
            <text:p>1.3</text:p>
          </table:table-cell>
          <table:table-cell office:value-type="float" office:value="64.158045409067626" table:formula="msoxl:=90-Y27" table:style-name="ce16">
            <text:p>64.2</text:p>
          </table:table-cell>
          <table:table-cell office:value-type="float" office:value="39.539103799089922" table:formula="msoxl:=90-Z27" table:style-name="ce16">
            <text:p>39.5</text:p>
          </table:table-cell>
          <table:table-cell office:value-type="float" office:value="39.539103799089922" table:formula="msoxl:=90-AA27" table:style-name="ce16">
            <text:p>39.5</text:p>
          </table:table-cell>
          <table:table-cell table:style-name="ce17"/>
          <table:table-cell office:value-type="float" office:value="-7.6019812070171611E-5" table:formula="msoxl:=MIN(B28:AA28)" table:style-name="ce17">
            <text:p>0.0</text:p>
          </table:table-cell>
          <table:table-cell office:value-type="float" office:value="64.158045409067626" table:formula="msoxl:=MAX(B28:AA28)" table:style-name="ce17">
            <text:p>64.2</text:p>
          </table:table-cell>
          <table:table-cell office:value-type="float" office:value="64.158121428879696" table:formula="msoxl:=AD28-AC28" table:style-name="ce17">
            <text:p>64.2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tilt</text:p>
          </table:table-cell>
          <table:table-cell office:value-type="float" office:value="0" table:formula="msoxl:=ATAN2(B23,B12-B19)*180/3.14159" table:style-name="ce16">
            <text:p>0.0</text:p>
          </table:table-cell>
          <table:table-cell table:style-name="ce16"/>
          <table:table-cell office:value-type="float" office:value="0" table:formula="msoxl:=ATAN2(D23,D12-D19)*180/3.14159" table:style-name="ce16">
            <text:p>0.0</text:p>
          </table:table-cell>
          <table:table-cell office:value-type="float" office:value="-32.037115167532676" table:formula="msoxl:=ATAN2(E23,E12-E19)*180/3.14159" table:style-name="ce16">
            <text:p>-32.0</text:p>
          </table:table-cell>
          <table:table-cell office:value-type="float" office:value="-24.247892098103552" table:formula="msoxl:=ATAN2(F23,F12-F19)*180/3.14159" table:style-name="ce16">
            <text:p>-24.2</text:p>
          </table:table-cell>
          <table:table-cell office:value-type="float" office:value="0" table:formula="msoxl:=ATAN2(G23,G12-G19)*180/3.14159" table:style-name="ce16">
            <text:p>0.0</text:p>
          </table:table-cell>
          <table:table-cell office:value-type="float" office:value="24.247892098103552" table:formula="msoxl:=ATAN2(H23,H12-H19)*180/3.14159" table:style-name="ce16">
            <text:p>24.2</text:p>
          </table:table-cell>
          <table:table-cell office:value-type="float" office:value="32.037115167532676" table:formula="msoxl:=ATAN2(I23,I12-I19)*180/3.14159" table:style-name="ce16">
            <text:p>32.0</text:p>
          </table:table-cell>
          <table:table-cell office:value-type="float" office:value="28.349100250575354" table:formula="msoxl:=ATAN2(J23,J12-J19)*180/3.14159" table:style-name="ce16">
            <text:p>28.3</text:p>
          </table:table-cell>
          <table:table-cell office:value-type="float" office:value="22.757561223792656" table:formula="msoxl:=ATAN2(K23,K12-K19)*180/3.14159" table:style-name="ce16">
            <text:p>22.8</text:p>
          </table:table-cell>
          <table:table-cell office:value-type="float" office:value="21.077905828680564" table:formula="msoxl:=ATAN2(L23,L12-L19)*180/3.14159" table:style-name="ce16">
            <text:p>21.1</text:p>
          </table:table-cell>
          <table:table-cell office:value-type="float" office:value="20.96440403241478" table:formula="msoxl:=ATAN2(M23,M12-M19)*180/3.14159" table:style-name="ce16">
            <text:p>21.0</text:p>
          </table:table-cell>
          <table:table-cell office:value-type="float" office:value="16.081061982383563" table:formula="msoxl:=ATAN2(N23,N12-N19)*180/3.14159" table:style-name="ce16">
            <text:p>16.1</text:p>
          </table:table-cell>
          <table:table-cell office:value-type="float" office:value="0" table:formula="msoxl:=ATAN2(O23,O12-O19)*180/3.14159" table:style-name="ce16">
            <text:p>0.0</text:p>
          </table:table-cell>
          <table:table-cell office:value-type="float" office:value="-16.081061982383563" table:formula="msoxl:=ATAN2(P23,P12-P19)*180/3.14159" table:style-name="ce16">
            <text:p>-16.1</text:p>
          </table:table-cell>
          <table:table-cell office:value-type="float" office:value="-20.96440403241478" table:formula="msoxl:=ATAN2(Q23,Q12-Q19)*180/3.14159" table:style-name="ce16">
            <text:p>-21.0</text:p>
          </table:table-cell>
          <table:table-cell office:value-type="float" office:value="-21.077905828680564" table:formula="msoxl:=ATAN2(R23,R12-R19)*180/3.14159" table:style-name="ce16">
            <text:p>-21.1</text:p>
          </table:table-cell>
          <table:table-cell office:value-type="float" office:value="-22.757561223792656" table:formula="msoxl:=ATAN2(S23,S12-S19)*180/3.14159" table:style-name="ce16">
            <text:p>-22.8</text:p>
          </table:table-cell>
          <table:table-cell office:value-type="float" office:value="-28.349100250575354" table:formula="msoxl:=ATAN2(T23,T12-T19)*180/3.14159" table:style-name="ce16">
            <text:p>-28.3</text:p>
          </table:table-cell>
          <table:table-cell table:style-name="ce16"/>
          <table:table-cell office:value-type="float" office:value="0" table:formula="msoxl:=ATAN2(V23,V12-V19)*180/3.14159" table:style-name="ce16">
            <text:p>0.0</text:p>
          </table:table-cell>
          <table:table-cell office:value-type="float" office:value="0" table:formula="msoxl:=ATAN2(W23,W12-W19)*180/3.14159" table:style-name="ce16">
            <text:p>0.0</text:p>
          </table:table-cell>
          <table:table-cell office:value-type="float" office:value="0" table:formula="msoxl:=ATAN2(X23,X12-X19)*180/3.14159" table:style-name="ce16">
            <text:p>0.0</text:p>
          </table:table-cell>
          <table:table-cell office:value-type="float" office:value="0" table:formula="msoxl:=ATAN2(Y23,Y12-Y19)*180/3.14159" table:style-name="ce16">
            <text:p>0.0</text:p>
          </table:table-cell>
          <table:table-cell office:value-type="float" office:value="-30.899527207255623" table:formula="msoxl:=ATAN2(Z23,Z12-Z19)*180/3.14159" table:style-name="ce16">
            <text:p>-30.9</text:p>
          </table:table-cell>
          <table:table-cell office:value-type="float" office:value="30.899527207255623" table:formula="msoxl:=ATAN2(AA23,AA12-AA19)*180/3.14159" table:style-name="ce16">
            <text:p>30.9</text:p>
          </table:table-cell>
          <table:table-cell table:style-name="ce17"/>
          <table:table-cell office:value-type="float" office:value="-32.037115167532676" table:formula="msoxl:=MIN(B29:AA29)" table:style-name="ce17">
            <text:p>-32.0</text:p>
          </table:table-cell>
          <table:table-cell office:value-type="float" office:value="32.037115167532676" table:formula="msoxl:=MAX(B29:AA29)" table:style-name="ce17">
            <text:p>32.0</text:p>
          </table:table-cell>
          <table:table-cell table:number-columns-repeated="2" table:style-name="ce17"/>
          <table:table-cell table:number-columns-repeated="16352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Tower 1/-2 (Left/Right)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string" table:style-name="ce1">
            <text:p>(Left=-1; Right=1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ower1 X</text:p>
          </table:table-cell>
          <table:table-cell office:value-type="float" office:value="-98.726896031426008" table:formula="msoxl:=SIN(B32/180*PI())*B4*E32" table:style-name="ce17">
            <text:p>-98.7</text:p>
          </table:table-cell>
          <table:table-cell table:style-name="ce17"/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table:style-name="ce19"/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table:style-name="ce19"/>
          <table:table-cell table:number-columns-repeated="4" table:style-name="ce15"/>
          <table:table-cell table:number-columns-repeated="16352" table:style-name="ce1"/>
        </table:table-row>
        <table:table-row table:style-name="ro2">
          <table:table-cell office:value-type="string" table:style-name="ce1">
            <text:p>Tower1 Y</text:p>
          </table:table-cell>
          <table:table-cell office:value-type="float" office:value="-56.999999999999972" table:formula="msoxl:=COS(B32/180*PI())*B4" table:style-name="ce1">
            <text:p>-57</text:p>
          </table:table-cell>
          <table:table-cell table:style-name="ce1"/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table:style-name="ce15"/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table:number-columns-repeated="28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3.99999999999999" table:formula="msoxl:=SQRT(POWER(B12-B33,2)+POWER(B14-B34,2))" table:style-name="ce16">
            <text:p>114.0</text:p>
          </table:table-cell>
          <table:table-cell table:style-name="ce16"/>
          <table:table-cell office:value-type="float" office:value="122.19247112649779" table:formula="msoxl:=SQRT(POWER(D12-D33,2)+POWER(D14-D34,2))" table:style-name="ce16">
            <text:p>122.2</text:p>
          </table:table-cell>
          <table:table-cell office:value-type="float" office:value="21.766886276056209" table:formula="msoxl:=SQRT(POWER(E12-E33,2)+POWER(E14-E34,2))" table:style-name="ce16">
            <text:p>21.8</text:p>
          </table:table-cell>
          <table:table-cell office:value-type="float" office:value="33.99010108067727" table:formula="msoxl:=SQRT(POWER(F12-F33,2)+POWER(F14-F34,2))" table:style-name="ce16">
            <text:p>34.0</text:p>
          </table:table-cell>
          <table:table-cell office:value-type="float" office:value="100.93562304756433" table:formula="msoxl:=SQRT(POWER(G12-G33,2)+POWER(G14-G34,2))" table:style-name="ce16">
            <text:p>100.9</text:p>
          </table:table-cell>
          <table:table-cell office:value-type="float" office:value="172.01358384884995" table:formula="msoxl:=SQRT(POWER(H12-H33,2)+POWER(H14-H34,2))" table:style-name="ce16">
            <text:p>172.0</text:p>
          </table:table-cell>
          <table:table-cell office:value-type="float" office:value="192.87354059550324" table:formula="msoxl:=SQRT(POWER(I12-I33,2)+POWER(I14-I34,2))" table:style-name="ce16">
            <text:p>192.9</text:p>
          </table:table-cell>
          <table:table-cell office:value-type="float" office:value="191.72689603142601" table:formula="msoxl:=SQRT(POWER(J12-J33,2)+POWER(J14-J34,2))" table:style-name="ce16">
            <text:p>191.7</text:p>
          </table:table-cell>
          <table:table-cell office:value-type="float" office:value="204.80039712326058" table:formula="msoxl:=SQRT(POWER(K12-K33,2)+POWER(K14-K34,2))" table:style-name="ce16">
            <text:p>204.8</text:p>
          </table:table-cell>
          <table:table-cell office:value-type="float" office:value="239.78157281543807" table:formula="msoxl:=SQRT(POWER(L12-L33,2)+POWER(L14-L34,2))" table:style-name="ce16">
            <text:p>239.8</text:p>
          </table:table-cell>
          <table:table-cell office:value-type="float" office:value="252.9509886555995" table:formula="msoxl:=SQRT(POWER(M12-M33,2)+POWER(M14-M34,2))" table:style-name="ce16">
            <text:p>253.0</text:p>
          </table:table-cell>
          <table:table-cell office:value-type="float" office:value="237.42930111619611" table:formula="msoxl:=SQRT(POWER(N12-N33,2)+POWER(N14-N34,2))" table:style-name="ce16">
            <text:p>237.4</text:p>
          </table:table-cell>
          <table:table-cell office:value-type="float" office:value="192.28104430754473" table:formula="msoxl:=SQRT(POWER(O12-O33,2)+POWER(O14-O34,2))" table:style-name="ce16">
            <text:p>192.3</text:p>
          </table:table-cell>
          <table:table-cell office:value-type="float" office:value="167.15061163954695" table:formula="msoxl:=SQRT(POWER(P12-P33,2)+POWER(P14-P34,2))" table:style-name="ce16">
            <text:p>167.2</text:p>
          </table:table-cell>
          <table:table-cell office:value-type="float" office:value="165.0993559592367" table:formula="msoxl:=SQRT(POWER(Q12-Q33,2)+POWER(Q14-Q34,2))" table:style-name="ce16">
            <text:p>165.1</text:p>
          </table:table-cell>
          <table:table-cell office:value-type="float" office:value="144.11383465217608" table:formula="msoxl:=SQRT(POWER(R12-R33,2)+POWER(R14-R34,2))" table:style-name="ce16">
            <text:p>144.1</text:p>
          </table:table-cell>
          <table:table-cell office:value-type="float" office:value="72.227400189642424" table:formula="msoxl:=SQRT(POWER(S12-S33,2)+POWER(S14-S34,2))" table:style-name="ce16">
            <text:p>72.2</text:p>
          </table:table-cell>
          <table:table-cell office:value-type="float" office:value="5.7268960314260084" table:formula="msoxl:=SQRT(POWER(T12-T33,2)+POWER(T14-T34,2))" table:style-name="ce16">
            <text:p>5.7</text:p>
          </table:table-cell>
          <table:table-cell table:style-name="ce16"/>
          <table:table-cell office:value-type="float" office:value="113.99999999999999" table:formula="msoxl:=SQRT(POWER(V12-V33,2)+POWER(V14-V34,2))" table:style-name="ce16">
            <text:p>114.0</text:p>
          </table:table-cell>
          <table:table-cell office:value-type="float" office:value="197.45379206285199" table:formula="msoxl:=SQRT(POWER(W12-W33,2)+POWER(W14-W34,2))" table:style-name="ce16">
            <text:p>197.5</text:p>
          </table:table-cell>
          <table:table-cell office:value-type="float" office:value="202.6721490486544" table:formula="msoxl:=SQRT(POWER(X12-X33,2)+POWER(X14-X34,2))" table:style-name="ce16">
            <text:p>202.7</text:p>
          </table:table-cell>
          <table:table-cell office:value-type="float" office:value="117.11532777565883" table:formula="msoxl:=SQRT(POWER(Y12-Y33,2)+POWER(Y14-Y34,2))" table:style-name="ce16">
            <text:p>117.1</text:p>
          </table:table-cell>
          <table:table-cell office:value-type="float" office:value="60.840323408556557" table:formula="msoxl:=SQRT(POWER(Z12-Z33,2)+POWER(Z14-Z34,2))" table:style-name="ce16">
            <text:p>60.8</text:p>
          </table:table-cell>
          <table:table-cell office:value-type="float" office:value="226.03197793131449" table:formula="msoxl:=SQRT(POWER(AA12-AA33,2)+POWER(AA14-AA34,2))" table:style-name="ce16">
            <text:p>226.0</text:p>
          </table:table-cell>
          <table:table-cell table:style-name="ce17"/>
          <table:table-cell office:value-type="float" office:value="5.7268960314260084" table:formula="msoxl:=MIN(B36:AA36)" table:style-name="ce17">
            <text:p>5.7</text:p>
          </table:table-cell>
          <table:table-cell office:value-type="float" office:value="252.9509886555995" table:formula="msoxl:=MAX(B36:AA36)" table:style-name="ce18">
            <text:p>253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6,2)-POWER(B36,2))" table:style-name="ce16">
            <text:p>233.7</text:p>
          </table:table-cell>
          <table:table-cell table:style-name="ce16"/>
          <table:table-cell office:value-type="float" office:value="229.49727667229519" table:formula="msoxl:=SQRT(POWER(D16,2)-POWER(D36,2))" table:style-name="ce16">
            <text:p>229.5</text:p>
          </table:table-cell>
          <table:table-cell office:value-type="float" office:value="259.08724913018244" table:formula="msoxl:=SQRT(POWER(E16,2)-POWER(E36,2))" table:style-name="ce16">
            <text:p>259.1</text:p>
          </table:table-cell>
          <table:table-cell office:value-type="float" office:value="257.76864244613881" table:formula="msoxl:=SQRT(POWER(F16,2)-POWER(F36,2))" table:style-name="ce16">
            <text:p>257.8</text:p>
          </table:table-cell>
          <table:table-cell office:value-type="float" office:value="239.60801322159492" table:formula="msoxl:=SQRT(POWER(G16,2)-POWER(G36,2))" table:style-name="ce16">
            <text:p>239.6</text:p>
          </table:table-cell>
          <table:table-cell office:value-type="float" office:value="194.96493780029954" table:formula="msoxl:=SQRT(POWER(H16,2)-POWER(H36,2))" table:style-name="ce16">
            <text:p>195.0</text:p>
          </table:table-cell>
          <table:table-cell office:value-type="float" office:value="174.35537656795893" table:formula="msoxl:=SQRT(POWER(I16,2)-POWER(I36,2))" table:style-name="ce16">
            <text:p>174.4</text:p>
          </table:table-cell>
          <table:table-cell office:value-type="float" office:value="175.6154814876945" table:formula="msoxl:=SQRT(POWER(J16,2)-POWER(J36,2))" table:style-name="ce16">
            <text:p>175.6</text:p>
          </table:table-cell>
          <table:table-cell office:value-type="float" office:value="160.17739334298943" table:formula="msoxl:=SQRT(POWER(K16,2)-POWER(K36,2))" table:style-name="ce16">
            <text:p>160.2</text:p>
          </table:table-cell>
          <table:table-cell office:value-type="float" office:value="100.5226210270841" table:formula="msoxl:=SQRT(POWER(L16,2)-POWER(L36,2))" table:style-name="ce16">
            <text:p>100.5</text:p>
          </table:table-cell>
          <table:table-cell office:value-type="float" office:value="60.131500381703191" table:formula="msoxl:=SQRT(POWER(M16,2)-POWER(M36,2))" table:style-name="ce16">
            <text:p>60.1</text:p>
          </table:table-cell>
          <table:table-cell office:value-type="float" office:value="105.95908159036993" table:formula="msoxl:=SQRT(POWER(N16,2)-POWER(N36,2))" table:style-name="ce16">
            <text:p>106.0</text:p>
          </table:table-cell>
          <table:table-cell office:value-type="float" office:value="175.00857121866923" table:formula="msoxl:=SQRT(POWER(O16,2)-POWER(O36,2))" table:style-name="ce16">
            <text:p>175.0</text:p>
          </table:table-cell>
          <table:table-cell office:value-type="float" office:value="199.14987579339675" table:formula="msoxl:=SQRT(POWER(P16,2)-POWER(P36,2))" table:style-name="ce16">
            <text:p>199.1</text:p>
          </table:table-cell>
          <table:table-cell office:value-type="float" office:value="200.85368471065013" table:formula="msoxl:=SQRT(POWER(Q16,2)-POWER(Q36,2))" table:style-name="ce16">
            <text:p>200.9</text:p>
          </table:table-cell>
          <table:table-cell office:value-type="float" office:value="216.40518168899109" table:formula="msoxl:=SQRT(POWER(R16,2)-POWER(R36,2))" table:style-name="ce16">
            <text:p>216.4</text:p>
          </table:table-cell>
          <table:table-cell office:value-type="float" office:value="249.76629608865414" table:formula="msoxl:=SQRT(POWER(S16,2)-POWER(S36,2))" table:style-name="ce16">
            <text:p>249.8</text:p>
          </table:table-cell>
          <table:table-cell office:value-type="float" office:value="259.93692054389896" table:formula="msoxl:=SQRT(POWER(T16,2)-POWER(T36,2))" table:style-name="ce16">
            <text:p>259.9</text:p>
          </table:table-cell>
          <table:table-cell table:style-name="ce16"/>
          <table:table-cell office:value-type="float" office:value="233.67498796405232" table:formula="msoxl:=SQRT(POWER(V16,2)-POWER(V36,2))" table:style-name="ce16">
            <text:p>233.7</text:p>
          </table:table-cell>
          <table:table-cell office:value-type="float" office:value="169.15082027587098" table:formula="msoxl:=SQRT(POWER(W16,2)-POWER(W36,2))" table:style-name="ce16">
            <text:p>169.2</text:p>
          </table:table-cell>
          <table:table-cell office:value-type="float" office:value="162.86190469228836" table:formula="msoxl:=SQRT(POWER(X16,2)-POWER(X36,2))" table:style-name="ce16">
            <text:p>162.9</text:p>
          </table:table-cell>
          <table:table-cell office:value-type="float" office:value="232.12927432790548" table:formula="msoxl:=SQRT(POWER(Y16,2)-POWER(Y36,2))" table:style-name="ce16">
            <text:p>232.1</text:p>
          </table:table-cell>
          <table:table-cell office:value-type="float" office:value="252.78143730808685" table:formula="msoxl:=SQRT(POWER(Z16,2)-POWER(Z36,2))" table:style-name="ce16">
            <text:p>252.8</text:p>
          </table:table-cell>
          <table:table-cell office:value-type="float" office:value="128.48947409207403" table:formula="msoxl:=SQRT(POWER(AA16,2)-POWER(AA36,2))" table:style-name="ce16">
            <text:p>128.5</text:p>
          </table:table-cell>
          <table:table-cell table:style-name="ce17"/>
          <table:table-cell office:value-type="float" office:value="60.131500381703191" table:formula="msoxl:=MIN(B37:AA37)" table:style-name="ce17">
            <text:p>60.1</text:p>
          </table:table-cell>
          <table:table-cell office:value-type="float" office:value="259.93692054389896" table:formula="msoxl:=MAX(B37:AA37)" table:style-name="ce17">
            <text:p>259.9</text:p>
          </table:table-cell>
          <table:table-cell office:value-type="float" office:value="199.80542016219579" table:formula="msoxl:=AD37-AC37" table:style-name="ce18">
            <text:p>199.8</text:p>
          </table:table-cell>
          <table:table-cell table:style-name="ce17"/>
          <table:table-cell table:number-columns-repeated="2" table:style-name="ce1"/>
          <table:table-cell table:style-name="ce17"/>
          <table:table-cell table:number-columns-repeated="16349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37-$B37" table:style-name="ce16">
            <text:p>0.0</text:p>
          </table:table-cell>
          <table:table-cell table:style-name="ce16"/>
          <table:table-cell office:value-type="float" office:value="-4.1777112917571344" table:formula="msoxl:=D37-$B37" table:style-name="ce16">
            <text:p>-4.2</text:p>
          </table:table-cell>
          <table:table-cell office:value-type="float" office:value="25.412261166130122" table:formula="msoxl:=E37-$B37" table:style-name="ce16">
            <text:p>25.4</text:p>
          </table:table-cell>
          <table:table-cell office:value-type="float" office:value="24.093654482086492" table:formula="msoxl:=F37-$B37" table:style-name="ce16">
            <text:p>24.1</text:p>
          </table:table-cell>
          <table:table-cell office:value-type="float" office:value="5.9330252575425959" table:formula="msoxl:=G37-$B37" table:style-name="ce16">
            <text:p>5.9</text:p>
          </table:table-cell>
          <table:table-cell office:value-type="float" office:value="-38.710050163752783" table:formula="msoxl:=H37-$B37" table:style-name="ce16">
            <text:p>-38.7</text:p>
          </table:table-cell>
          <table:table-cell office:value-type="float" office:value="-59.319611396093393" table:formula="msoxl:=I37-$B37" table:style-name="ce16">
            <text:p>-59.3</text:p>
          </table:table-cell>
          <table:table-cell office:value-type="float" office:value="-58.059506476357825" table:formula="msoxl:=J37-$B37" table:style-name="ce16">
            <text:p>-58.1</text:p>
          </table:table-cell>
          <table:table-cell office:value-type="float" office:value="-73.497594621062888" table:formula="msoxl:=K37-$B37" table:style-name="ce16">
            <text:p>-73.5</text:p>
          </table:table-cell>
          <table:table-cell office:value-type="float" office:value="-133.15236693696824" table:formula="msoxl:=L37-$B37" table:style-name="ce16">
            <text:p>-133.2</text:p>
          </table:table-cell>
          <table:table-cell office:value-type="float" office:value="-173.54348758234914" table:formula="msoxl:=M37-$B37" table:style-name="ce16">
            <text:p>-173.5</text:p>
          </table:table-cell>
          <table:table-cell office:value-type="float" office:value="-127.71590637368239" table:formula="msoxl:=N37-$B37" table:style-name="ce16">
            <text:p>-127.7</text:p>
          </table:table-cell>
          <table:table-cell office:value-type="float" office:value="-58.666416745383088" table:formula="msoxl:=O37-$B37" table:style-name="ce16">
            <text:p>-58.7</text:p>
          </table:table-cell>
          <table:table-cell office:value-type="float" office:value="-34.525112170655575" table:formula="msoxl:=P37-$B37" table:style-name="ce16">
            <text:p>-34.5</text:p>
          </table:table-cell>
          <table:table-cell office:value-type="float" office:value="-32.821303253402192" table:formula="msoxl:=Q37-$B37" table:style-name="ce16">
            <text:p>-32.8</text:p>
          </table:table-cell>
          <table:table-cell office:value-type="float" office:value="-17.269806275061228" table:formula="msoxl:=R37-$B37" table:style-name="ce16">
            <text:p>-17.3</text:p>
          </table:table-cell>
          <table:table-cell office:value-type="float" office:value="16.091308124601824" table:formula="msoxl:=S37-$B37" table:style-name="ce16">
            <text:p>16.1</text:p>
          </table:table-cell>
          <table:table-cell office:value-type="float" office:value="26.261932579846643" table:formula="msoxl:=T37-$B37" table:style-name="ce16">
            <text:p>26.3</text:p>
          </table:table-cell>
          <table:table-cell table:style-name="ce16"/>
          <table:table-cell office:value-type="float" office:value="0" table:formula="msoxl:=V37-$B37" table:style-name="ce16">
            <text:p>0.0</text:p>
          </table:table-cell>
          <table:table-cell office:value-type="float" office:value="-64.524167688181336" table:formula="msoxl:=W37-$B37" table:style-name="ce16">
            <text:p>-64.5</text:p>
          </table:table-cell>
          <table:table-cell office:value-type="float" office:value="-70.813083271763958" table:formula="msoxl:=X37-$B37" table:style-name="ce16">
            <text:p>-70.8</text:p>
          </table:table-cell>
          <table:table-cell office:value-type="float" office:value="-1.5457136361468429" table:formula="msoxl:=Y37-$B37" table:style-name="ce16">
            <text:p>-1.5</text:p>
          </table:table-cell>
          <table:table-cell office:value-type="float" office:value="19.10644934403453" table:formula="msoxl:=Z37-$B37" table:style-name="ce16">
            <text:p>19.1</text:p>
          </table:table-cell>
          <table:table-cell office:value-type="float" office:value="-105.18551387197829" table:formula="msoxl:=AA37-$B37" table:style-name="ce16">
            <text:p>-105.2</text:p>
          </table:table-cell>
          <table:table-cell table:style-name="ce17"/>
          <table:table-cell office:value-type="float" office:value="-173.54348758234914" table:formula="msoxl:=MIN(B38:AA38)" table:style-name="ce17">
            <text:p>-173.5</text:p>
          </table:table-cell>
          <table:table-cell office:value-type="float" office:value="26.261932579846643" table:formula="msoxl:=MAX(B38:AA38)" table:style-name="ce17">
            <text:p>26.3</text:p>
          </table:table-cell>
          <table:table-cell office:value-type="float" office:value="199.80542016219579" table:formula="msoxl:=AD38-AC38" table:style-name="ce17">
            <text:p>199.8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2.5339937348434205E-5" table:formula="msoxl:=ATAN2(B12-B33,B14-B34)*180/3.14159-30" table:style-name="ce16">
            <text:p>0.0</text:p>
          </table:table-cell>
          <table:table-cell table:style-name="ce16"/>
          <table:table-cell office:value-type="float" office:value="6.1027239027125759" table:formula="msoxl:=ATAN2(D12-D33,D14-D34)*180/3.14159-30" table:style-name="ce16">
            <text:p>6.1</text:p>
          </table:table-cell>
          <table:table-cell office:value-type="float" office:value="-104.74590104925956" table:formula="msoxl:=ATAN2(E12-E33,E14-E34)*180/3.14159-30" table:style-name="ce16">
            <text:p>-104.7</text:p>
          </table:table-cell>
          <table:table-cell office:value-type="float" office:value="-68.157651122955912" table:formula="msoxl:=ATAN2(F12-F33,F14-F34)*180/3.14159-30" table:style-name="ce16">
            <text:p>-68.2</text:p>
          </table:table-cell>
          <table:table-cell office:value-type="float" office:value="-42.008311257307795" table:formula="msoxl:=ATAN2(G12-G33,G14-G34)*180/3.14159-30" table:style-name="ce16">
            <text:p>-42.0</text:p>
          </table:table-cell>
          <table:table-cell office:value-type="float" office:value="-37.012361669488648" table:formula="msoxl:=ATAN2(H12-H33,H14-H34)*180/3.14159-30" table:style-name="ce16">
            <text:p>-37.0</text:p>
          </table:table-cell>
          <table:table-cell office:value-type="float" office:value="-36.250740544783135" table:formula="msoxl:=ATAN2(I12-I33,I14-I34)*180/3.14159-30" table:style-name="ce16">
            <text:p>-36.3</text:p>
          </table:table-cell>
          <table:table-cell office:value-type="float" office:value="-30" table:formula="msoxl:=ATAN2(J12-J33,J14-J34)*180/3.14159-30" table:style-name="ce16">
            <text:p>-30.0</text:p>
          </table:table-cell>
          <table:table-cell office:value-type="float" office:value="-9.4171099265416309" table:formula="msoxl:=ATAN2(K12-K33,K14-K34)*180/3.14159-30" table:style-name="ce16">
            <text:p>-9.4</text:p>
          </table:table-cell>
          <table:table-cell office:value-type="float" office:value="6.9090837219714487" table:formula="msoxl:=ATAN2(L12-L33,L14-L34)*180/3.14159-30" table:style-name="ce16">
            <text:p>6.9</text:p>
          </table:table-cell>
          <table:table-cell office:value-type="float" office:value="10.71529265359311" table:formula="msoxl:=ATAN2(M12-M33,M14-M34)*180/3.14159-30" table:style-name="ce16">
            <text:p>10.7</text:p>
          </table:table-cell>
          <table:table-cell office:value-type="float" office:value="14.022769186607597" table:formula="msoxl:=ATAN2(N12-N33,N14-N34)*180/3.14159-30" table:style-name="ce16">
            <text:p>14.0</text:p>
          </table:table-cell>
          <table:table-cell office:value-type="float" office:value="29.106075619575115" table:formula="msoxl:=ATAN2(O12-O33,O14-O34)*180/3.14159-30" table:style-name="ce16">
            <text:p>29.1</text:p>
          </table:table-cell>
          <table:table-cell office:value-type="float" office:value="50.799145363950586" table:formula="msoxl:=ATAN2(P12-P33,P14-P34)*180/3.14159-30" table:style-name="ce16">
            <text:p>50.8</text:p>
          </table:table-cell>
          <table:table-cell office:value-type="float" office:value="58.012224006797311" table:formula="msoxl:=ATAN2(Q12-Q33,Q14-Q34)*180/3.14159-30" table:style-name="ce16">
            <text:p>58.0</text:p>
          </table:table-cell>
          <table:table-cell office:value-type="float" office:value="57.722614783599269" table:formula="msoxl:=ATAN2(R12-R33,R14-R34)*180/3.14159-30" table:style-name="ce16">
            <text:p>57.7</text:p>
          </table:table-cell>
          <table:table-cell office:value-type="float" office:value="55.452327649690545" table:formula="msoxl:=ATAN2(S12-S33,S14-S34)*180/3.14159-30" table:style-name="ce16">
            <text:p>55.5</text:p>
          </table:table-cell>
          <table:table-cell office:value-type="float" office:value="-30" table:formula="msoxl:=ATAN2(T12-T33,T14-T34)*180/3.14159-30" table:style-name="ce16">
            <text:p>-30.0</text:p>
          </table:table-cell>
          <table:table-cell table:style-name="ce16"/>
          <table:table-cell office:value-type="float" office:value="2.5339937348434205E-5" table:formula="msoxl:=ATAN2(V12-V33,V14-V34)*180/3.14159-30" table:style-name="ce16">
            <text:p>0.0</text:p>
          </table:table-cell>
          <table:table-cell office:value-type="float" office:value="30.000050679874704" table:formula="msoxl:=ATAN2(W12-W33,W14-W34)*180/3.14159-30" table:style-name="ce16">
            <text:p>30.0</text:p>
          </table:table-cell>
          <table:table-cell office:value-type="float" office:value="30.848187743025349" table:formula="msoxl:=ATAN2(X12-X33,X14-X34)*180/3.14159-30" table:style-name="ce16">
            <text:p>30.8</text:p>
          </table:table-cell>
          <table:table-cell office:value-type="float" office:value="-62.542951391916858" table:formula="msoxl:=ATAN2(Y12-Y33,Y14-Y34)*180/3.14159-30" table:style-name="ce16">
            <text:p>-62.5</text:p>
          </table:table-cell>
          <table:table-cell office:value-type="float" office:value="80.466288724730489" table:formula="msoxl:=ATAN2(Z12-Z33,Z14-Z34)*180/3.14159-30" table:style-name="ce16">
            <text:p>80.5</text:p>
          </table:table-cell>
          <table:table-cell office:value-type="float" office:value="-15.393631670081822" table:formula="msoxl:=ATAN2(AA12-AA33,AA14-AA34)*180/3.14159-30" table:style-name="ce16">
            <text:p>-15.4</text:p>
          </table:table-cell>
          <table:table-cell table:style-name="ce17"/>
          <table:table-cell office:value-type="float" office:value="-104.74590104925956" table:formula="msoxl:=MIN(B40:AA40)" table:style-name="ce17">
            <text:p>-104.7</text:p>
          </table:table-cell>
          <table:table-cell office:value-type="float" office:value="80.466288724730489" table:formula="msoxl:=MAX(B40:AA40)" table:style-name="ce17">
            <text:p>80.5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36,B37)*180/3.14159" table:style-name="ce16">
            <text:p>64.0</text:p>
          </table:table-cell>
          <table:table-cell table:style-name="ce16"/>
          <table:table-cell office:value-type="float" office:value="61.967635465166197" table:formula="msoxl:=ATAN2(D36,D37)*180/3.14159" table:style-name="ce16">
            <text:p>62.0</text:p>
          </table:table-cell>
          <table:table-cell office:value-type="float" office:value="85.197717437431805" table:formula="msoxl:=ATAN2(E36,E37)*180/3.14159" table:style-name="ce16">
            <text:p>85.2</text:p>
          </table:table-cell>
          <table:table-cell office:value-type="float" office:value="82.488224503552971" table:formula="msoxl:=ATAN2(F36,F37)*180/3.14159" table:style-name="ce16">
            <text:p>82.5</text:p>
          </table:table-cell>
          <table:table-cell office:value-type="float" office:value="67.156645954499183" table:formula="msoxl:=ATAN2(G36,G37)*180/3.14159" table:style-name="ce16">
            <text:p>67.2</text:p>
          </table:table-cell>
          <table:table-cell office:value-type="float" office:value="48.578738751748055" table:formula="msoxl:=ATAN2(H36,H37)*180/3.14159" table:style-name="ce16">
            <text:p>48.6</text:p>
          </table:table-cell>
          <table:table-cell office:value-type="float" office:value="42.113240364583859" table:formula="msoxl:=ATAN2(I36,I37)*180/3.14159" table:style-name="ce16">
            <text:p>42.1</text:p>
          </table:table-cell>
          <table:table-cell office:value-type="float" office:value="42.488687136910592" table:formula="msoxl:=ATAN2(J36,J37)*180/3.14159" table:style-name="ce16">
            <text:p>42.5</text:p>
          </table:table-cell>
          <table:table-cell office:value-type="float" office:value="38.029516046517863" table:formula="msoxl:=ATAN2(K36,K37)*180/3.14159" table:style-name="ce16">
            <text:p>38.0</text:p>
          </table:table-cell>
          <table:table-cell office:value-type="float" office:value="22.744707491747373" table:formula="msoxl:=ATAN2(L36,L37)*180/3.14159" table:style-name="ce16">
            <text:p>22.7</text:p>
          </table:table-cell>
          <table:table-cell office:value-type="float" office:value="13.372159327158375" table:formula="msoxl:=ATAN2(M36,M37)*180/3.14159" table:style-name="ce16">
            <text:p>13.4</text:p>
          </table:table-cell>
          <table:table-cell office:value-type="float" office:value="24.05009700359118" table:formula="msoxl:=ATAN2(N36,N37)*180/3.14159" table:style-name="ce16">
            <text:p>24.1</text:p>
          </table:table-cell>
          <table:table-cell office:value-type="float" office:value="42.307579437176997" table:formula="msoxl:=ATAN2(O36,O37)*180/3.14159" table:style-name="ce16">
            <text:p>42.3</text:p>
          </table:table-cell>
          <table:table-cell office:value-type="float" office:value="49.992610395820464" table:formula="msoxl:=ATAN2(P36,P37)*180/3.14159" table:style-name="ce16">
            <text:p>50.0</text:p>
          </table:table-cell>
          <table:table-cell office:value-type="float" office:value="50.580241976379341" table:formula="msoxl:=ATAN2(Q36,Q37)*180/3.14159" table:style-name="ce16">
            <text:p>50.6</text:p>
          </table:table-cell>
          <table:table-cell office:value-type="float" office:value="56.338636371695529" table:formula="msoxl:=ATAN2(R36,R37)*180/3.14159" table:style-name="ce16">
            <text:p>56.3</text:p>
          </table:table-cell>
          <table:table-cell office:value-type="float" office:value="73.871254373674077" table:formula="msoxl:=ATAN2(S36,S37)*180/3.14159" table:style-name="ce16">
            <text:p>73.9</text:p>
          </table:table-cell>
          <table:table-cell office:value-type="float" office:value="88.73794606575656" table:formula="msoxl:=ATAN2(T36,T37)*180/3.14159" table:style-name="ce16">
            <text:p>88.7</text:p>
          </table:table-cell>
          <table:table-cell table:style-name="ce16"/>
          <table:table-cell office:value-type="float" office:value="63.99429167863542" table:formula="msoxl:=ATAN2(V36,V37)*180/3.14159" table:style-name="ce16">
            <text:p>64.0</text:p>
          </table:table-cell>
          <table:table-cell office:value-type="float" office:value="40.585385837302333" table:formula="msoxl:=ATAN2(W36,W37)*180/3.14159" table:style-name="ce16">
            <text:p>40.6</text:p>
          </table:table-cell>
          <table:table-cell office:value-type="float" office:value="38.784458073552855" table:formula="msoxl:=ATAN2(X36,X37)*180/3.14159" table:style-name="ce16">
            <text:p>38.8</text:p>
          </table:table-cell>
          <table:table-cell office:value-type="float" office:value="63.227907009109948" table:formula="msoxl:=ATAN2(Y36,Y37)*180/3.14159" table:style-name="ce16">
            <text:p>63.2</text:p>
          </table:table-cell>
          <table:table-cell office:value-type="float" office:value="76.467307748136662" table:formula="msoxl:=ATAN2(Z36,Z37)*180/3.14159" table:style-name="ce16">
            <text:p>76.5</text:p>
          </table:table-cell>
          <table:table-cell office:value-type="float" office:value="29.616395991716892" table:formula="msoxl:=ATAN2(AA36,AA37)*180/3.14159" table:style-name="ce16">
            <text:p>29.6</text:p>
          </table:table-cell>
          <table:table-cell table:style-name="ce17"/>
          <table:table-cell office:value-type="float" office:value="13.372159327158375" table:formula="msoxl:=MIN(B41:AA41)" table:style-name="ce17">
            <text:p>13.4</text:p>
          </table:table-cell>
          <table:table-cell office:value-type="float" office:value="88.73794606575656" table:formula="msoxl:=MAX(B41:AA41)" table:style-name="ce17">
            <text:p>88.7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41" table:style-name="ce16">
            <text:p>26.0</text:p>
          </table:table-cell>
          <table:table-cell table:style-name="ce16"/>
          <table:table-cell office:value-type="float" office:value="28.032364534833803" table:formula="msoxl:=90-D41" table:style-name="ce16">
            <text:p>28.0</text:p>
          </table:table-cell>
          <table:table-cell office:value-type="float" office:value="4.8022825625681946" table:formula="msoxl:=90-E41" table:style-name="ce16">
            <text:p>4.8</text:p>
          </table:table-cell>
          <table:table-cell office:value-type="float" office:value="7.5117754964470294" table:formula="msoxl:=90-F41" table:style-name="ce16">
            <text:p>7.5</text:p>
          </table:table-cell>
          <table:table-cell office:value-type="float" office:value="22.843354045500817" table:formula="msoxl:=90-G41" table:style-name="ce16">
            <text:p>22.8</text:p>
          </table:table-cell>
          <table:table-cell office:value-type="float" office:value="41.421261248251945" table:formula="msoxl:=90-H41" table:style-name="ce16">
            <text:p>41.4</text:p>
          </table:table-cell>
          <table:table-cell office:value-type="float" office:value="47.886759635416141" table:formula="msoxl:=90-I41" table:style-name="ce16">
            <text:p>47.9</text:p>
          </table:table-cell>
          <table:table-cell office:value-type="float" office:value="47.511312863089408" table:formula="msoxl:=90-J41" table:style-name="ce16">
            <text:p>47.5</text:p>
          </table:table-cell>
          <table:table-cell office:value-type="float" office:value="51.970483953482137" table:formula="msoxl:=90-K41" table:style-name="ce16">
            <text:p>52.0</text:p>
          </table:table-cell>
          <table:table-cell office:value-type="float" office:value="67.255292508252623" table:formula="msoxl:=90-L41" table:style-name="ce16">
            <text:p>67.3</text:p>
          </table:table-cell>
          <table:table-cell office:value-type="float" office:value="76.627840672841629" table:formula="msoxl:=90-M41" table:style-name="ce16">
            <text:p>76.6</text:p>
          </table:table-cell>
          <table:table-cell office:value-type="float" office:value="65.949902996408824" table:formula="msoxl:=90-N41" table:style-name="ce16">
            <text:p>65.9</text:p>
          </table:table-cell>
          <table:table-cell office:value-type="float" office:value="47.692420562823003" table:formula="msoxl:=90-O41" table:style-name="ce16">
            <text:p>47.7</text:p>
          </table:table-cell>
          <table:table-cell office:value-type="float" office:value="40.007389604179536" table:formula="msoxl:=90-P41" table:style-name="ce16">
            <text:p>40.0</text:p>
          </table:table-cell>
          <table:table-cell office:value-type="float" office:value="39.419758023620659" table:formula="msoxl:=90-Q41" table:style-name="ce16">
            <text:p>39.4</text:p>
          </table:table-cell>
          <table:table-cell office:value-type="float" office:value="33.661363628304471" table:formula="msoxl:=90-R41" table:style-name="ce16">
            <text:p>33.7</text:p>
          </table:table-cell>
          <table:table-cell office:value-type="float" office:value="16.128745626325923" table:formula="msoxl:=90-S41" table:style-name="ce16">
            <text:p>16.1</text:p>
          </table:table-cell>
          <table:table-cell office:value-type="float" office:value="1.2620539342434398" table:formula="msoxl:=90-T41" table:style-name="ce16">
            <text:p>1.3</text:p>
          </table:table-cell>
          <table:table-cell table:style-name="ce16"/>
          <table:table-cell office:value-type="float" office:value="26.00570832136458" table:formula="msoxl:=90-V41" table:style-name="ce16">
            <text:p>26.0</text:p>
          </table:table-cell>
          <table:table-cell office:value-type="float" office:value="49.414614162697667" table:formula="msoxl:=90-W41" table:style-name="ce16">
            <text:p>49.4</text:p>
          </table:table-cell>
          <table:table-cell office:value-type="float" office:value="51.215541926447145" table:formula="msoxl:=90-X41" table:style-name="ce16">
            <text:p>51.2</text:p>
          </table:table-cell>
          <table:table-cell office:value-type="float" office:value="26.772092990890052" table:formula="msoxl:=90-Y41" table:style-name="ce16">
            <text:p>26.8</text:p>
          </table:table-cell>
          <table:table-cell office:value-type="float" office:value="13.532692251863338" table:formula="msoxl:=90-Z41" table:style-name="ce16">
            <text:p>13.5</text:p>
          </table:table-cell>
          <table:table-cell office:value-type="float" office:value="60.383604008283108" table:formula="msoxl:=90-AA41" table:style-name="ce16">
            <text:p>60.4</text:p>
          </table:table-cell>
          <table:table-cell table:style-name="ce17"/>
          <table:table-cell office:value-type="float" office:value="1.2620539342434398" table:formula="msoxl:=MIN(B42:AA42)" table:style-name="ce17">
            <text:p>1.3</text:p>
          </table:table-cell>
          <table:table-cell office:value-type="float" office:value="76.627840672841629" table:formula="msoxl:=MAX(B42:AA42)" table:style-name="ce17">
            <text:p>76.6</text:p>
          </table:table-cell>
          <table:table-cell office:value-type="float" office:value="75.365786738598189" table:formula="msoxl:=AD42-AC42" table:style-name="ce17">
            <text:p>75.4</text:p>
          </table:table-cell>
          <table:table-cell table:style-name="ce17"/>
          <table:table-cell table:number-columns-repeated="16352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Resul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x. Lift Movement without Z</text:p>
          </table:table-cell>
          <table:table-cell table:number-columns-repeated="2" table:style-name="ce1"/>
          <table:table-cell office:value-type="float" office:value="199.86849961829682" table:formula="msoxl:=MAX(AD23,AD37)-MIN(AC23,AC37)" table:style-name="ce20">
            <text:p>199.9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Position over Bed without Z and nozzle</text:p>
          </table:table-cell>
          <table:table-cell table:number-columns-repeated="2" table:style-name="ce1"/>
          <table:table-cell office:value-type="float" office:value="280" table:formula="msoxl:=MAX(AD23,AD37)+12+8" table:style-name="ce20">
            <text:p>280.0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Tilt Angle on Carriage</text:p>
          </table:table-cell>
          <table:table-cell table:number-columns-repeated="2" table:style-name="ce1"/>
          <table:table-cell office:value-type="float" office:value="32.037115167532676" table:formula="msoxl:=AD29" table:style-name="ce20">
            <text:p>32.0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to upright</text:p>
          </table:table-cell>
          <table:table-cell table:number-columns-repeated="2" table:style-name="ce1"/>
          <table:table-cell office:value-type="float" office:value="76.627840672841629" table:formula="msoxl:=MAX(AD28,AD42)" table:style-name="ce20">
            <text:p>76.6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movement</text:p>
          </table:table-cell>
          <table:table-cell table:number-columns-repeated="2" table:style-name="ce1"/>
          <table:table-cell office:value-type="float" office:value="75.365786738598189" table:formula="msoxl:=MAX(AE28,AE42)" table:style-name="ce20">
            <text:p>75.4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oint Anglein Rest Pos.</text:p>
          </table:table-cell>
          <table:table-cell table:number-columns-repeated="2" table:style-name="ce1"/>
          <table:table-cell office:value-type="float" office:value="26.00570832136458" table:formula="msoxl:=V28" table:style-name="ce20">
            <text:p>26.0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in. Rod Length (theoretical)</text:p>
          </table:table-cell>
          <table:table-cell table:number-columns-repeated="2" table:style-name="ce1"/>
          <table:table-cell office:value-type="float" office:value="252.9509886555995" table:formula="msoxl:=MAX(AD22,AD36)" table:style-name="ce20">
            <text:p>253.0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table:number-columns-repeated="3" table:style-name="ce11"/>
          <table:table-cell office:value-type="string" table:style-name="ce21">
            <text:p>Linear Shaft Length</text:p>
          </table:table-cell>
          <table:table-cell office:value-type="string" table:style-name="ce21">
            <text:p>Nozzle - below carriage</text:p>
          </table:table-cell>
          <table:table-cell office:value-type="string" table:style-name="ce21">
            <text:p>Top Box Height</text:p>
          </table:table-cell>
          <table:table-cell office:value-type="string" table:style-name="ce21">
            <text:p>Base Box Height</text:p>
          </table:table-cell>
          <table:table-cell office:value-type="string" table:style-name="ce21">
            <text:p>Heat Bed over Base</text:p>
          </table:table-cell>
          <table:table-cell office:value-type="string" table:style-name="ce21">
            <text:p>Printing Glas</text:p>
          </table:table-cell>
          <table:table-cell office:value-type="string" table:style-name="ce21">
            <text:p>Switch Range</text:p>
          </table:table-cell>
          <table:table-cell office:value-type="string" table:style-name="ce21">
            <text:p>Head Room</text:p>
          </table:table-cell>
          <table:table-cell table:number-columns-repeated="13" table:style-name="ce11"/>
          <table:table-cell table:number-columns-repeated="16357"/>
        </table:table-row>
        <table:table-row table:style-name="ro2">
          <table:table-cell office:value-type="string" table:style-name="ce1">
            <text:p>Printable Height</text:p>
          </table:table-cell>
          <table:table-cell table:number-columns-repeated="2" table:style-name="ce1"/>
          <table:table-cell office:value-type="float" office:value="280" table:formula="msoxl:=G54-D47-SUM(H54:N54)" table:style-name="ce20">
            <text:p>280.0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at</text:p>
          </table:table-cell>
          <table:table-cell office:value-type="float" office:value="700" table:style-name="ce3">
            <text:p>70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Max. Lift Movement with Z</text:p>
          </table:table-cell>
          <table:table-cell table:number-columns-repeated="2" table:style-name="ce1"/>
          <table:table-cell office:value-type="float" office:value="479.86849961829682" table:formula="msoxl:=D54+D46" table:style-name="ce17">
            <text:p>479.9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tio Printer/Printing Height</text:p>
          </table:table-cell>
          <table:table-cell table:number-columns-repeated="2" table:style-name="ce1"/>
          <table:table-cell office:value-type="float" office:value="40" table:formula="msoxl:=D54/G54*100" table:style-name="ce22">
            <text:p>40</text:p>
          </table:table-cell>
          <table:table-cell office:value-type="string" table:style-name="ce1">
            <text:p>%</text:p>
          </table:table-cell>
          <table:table-cell table:number-columns-repeated="16379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Rectange_Beta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7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6" table:number-columns-repeated="16350" table:default-cell-style-name="ce1"/>
        <table:table-row table:style-name="ro1">
          <table:table-cell office:value-type="string" table:style-name="ce2">
            <text:p>Wood-D Beta 2 Printing Area (Rectange inside HeatBed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JK 2014-04-3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Eff. Tower Distance</text:p>
          </table:table-cell>
          <table:table-cell office:value-type="float" office:value="114" table:style-name="ce4">
            <text:p>114</text:p>
          </table:table-cell>
          <table:table-cell table:number-columns-repeated="2" table:style-name="ce5"/>
          <table:table-cell table:number-columns-repeated="16380" table:style-name="ce1"/>
        </table:table-row>
        <table:table-row table:style-name="ro2">
          <table:table-cell office:value-type="string" table:style-name="ce3">
            <text:p>Rect. Area Offset Y</text:p>
          </table:table-cell>
          <table:table-cell office:value-type="float" office:value="21.5" table:style-name="ce4">
            <text:p>21.5</text:p>
          </table:table-cell>
          <table:table-cell table:number-columns-repeated="2" table:style-name="ce5"/>
          <table:table-cell table:style-name="ce1"/>
          <table:table-cell office:value-type="string" table:style-name="ce6">
            <text:p>Theoretical Max.</text:p>
          </table:table-cell>
          <table:table-cell table:style-name="ce1"/>
          <table:table-cell office:value-type="string" table:style-name="ce1">
            <text:p>Edge Distance (right Angle to T1/T2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Rect. Area Size X</text:p>
          </table:table-cell>
          <table:table-cell office:value-type="float" office:value="200" table:style-name="ce4">
            <text:p>200</text:p>
          </table:table-cell>
          <table:table-cell table:style-name="ce5"/>
          <table:table-cell office:value-type="float" office:value="100" table:formula="msoxl:=B6/2" table:style-name="ce7">
            <text:p>100</text:p>
          </table:table-cell>
          <table:table-cell table:style-name="ce1"/>
          <table:table-cell office:value-type="float" office:value="92.5" table:formula="msoxl:=B4-B5" table:style-name="ce1">
            <text:p>92.5</text:p>
          </table:table-cell>
          <table:table-cell table:style-name="ce1"/>
          <table:table-cell office:value-type="float" office:value="9.0000000000000284" table:formula="msoxl:=D7+B34-B5" table:style-name="ce1">
            <text:p>9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Rect. Area Size Y</text:p>
          </table:table-cell>
          <table:table-cell office:value-type="float" office:value="175" table:style-name="ce4">
            <text:p>175</text:p>
          </table:table-cell>
          <table:table-cell table:style-name="ce5"/>
          <table:table-cell office:value-type="float" office:value="87.5" table:formula="msoxl:=B7/2" table:style-name="ce7">
            <text:p>87.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3">
            <text:p>Circle Area Diameter</text:p>
          </table:table-cell>
          <table:table-cell office:value-type="float" office:value="240" table:style-name="ce4">
            <text:p>240</text:p>
          </table:table-cell>
          <table:table-cell table:style-name="ce5"/>
          <table:table-cell office:value-type="float" office:value="120" table:formula="msoxl:=B8/2" table:style-name="ce7">
            <text:p>120</text:p>
          </table:table-cell>
          <table:table-cell table:style-name="ce1"/>
          <table:table-cell office:value-type="float" office:value="114" table:formula="msoxl:=B4" table:style-name="ce1">
            <text:p>114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number-columns-repeated="2" table:style-name="ce5"/>
          <table:table-cell table:number-columns-repeated="16380" table:style-name="ce1"/>
        </table:table-row>
        <table:table-row table:style-name="ro3">
          <table:table-cell office:value-type="string" table:style-name="ce8">
            <text:p>Nozzle Move</text:p>
          </table:table-cell>
          <table:table-cell office:value-type="string" table:style-name="ce9">
            <text:p>System Zero</text:p>
          </table:table-cell>
          <table:table-cell table:style-name="ce5"/>
          <table:table-cell office:value-type="string" table:number-columns-spanned="17" table:number-rows-spanned="1" table:style-name="ce23">
            <text:p>Printable Sqare</text:p>
          </table:table-cell>
          <table:covered-table-cell table:number-columns-repeated="16"/>
          <table:table-cell table:style-name="ce1"/>
          <table:table-cell office:value-type="string" table:number-columns-spanned="6" table:number-rows-spanned="1" table:style-name="ce23">
            <text:p>Printable Circle</text:p>
          </table:table-cell>
          <table:covered-table-cell table:number-columns-repeated="5"/>
          <table:table-cell table:number-columns-repeated="16357" table:style-name="ce1"/>
        </table:table-row>
        <table:table-row table:style-name="ro4">
          <table:table-cell table:style-name="ce10"/>
          <table:table-cell table:style-name="ce11"/>
          <table:table-cell table:style-name="ce12"/>
          <table:table-cell office:value-type="string" table:style-name="ce12">
            <text:p>Bed Center</text:p>
          </table:table-cell>
          <table:table-cell table:number-columns-repeated="5" table:style-name="ce11"/>
          <table:table-cell office:value-type="string" table:style-name="ce11">
            <text:p>Nearest to T2</text:p>
          </table:table-cell>
          <table:table-cell table:number-columns-repeated="2" table:style-name="ce11"/>
          <table:table-cell office:value-type="string" table:style-name="ce11">
            <text:p>Far from T1</text:p>
          </table:table-cell>
          <table:table-cell table:style-name="ce11"/>
          <table:table-cell office:value-type="string" table:style-name="ce11">
            <text:p>Nearest to T3</text:p>
          </table:table-cell>
          <table:table-cell table:number-columns-repeated="4" table:style-name="ce11"/>
          <table:table-cell office:value-type="string" table:style-name="ce11">
            <text:p>Nearest to T1</text:p>
          </table:table-cell>
          <table:table-cell table:style-name="ce11"/>
          <table:table-cell office:value-type="string" table:style-name="ce11">
            <text:p>Bed Center</text:p>
          </table:table-cell>
          <table:table-cell office:value-type="string" table:style-name="ce11">
            <text:p>Upright at T3</text:p>
          </table:table-cell>
          <table:table-cell office:value-type="string" table:style-name="ce11">
            <text:p>Nearest to T3</text:p>
          </table:table-cell>
          <table:table-cell office:value-type="string" table:style-name="ce11">
            <text:p>Far from T3</text:p>
          </table:table-cell>
          <table:table-cell office:value-type="string" table:style-name="ce11">
            <text:p>Left</text:p>
          </table:table-cell>
          <table:table-cell office:value-type="string" table:style-name="ce11">
            <text:p>Right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3">
            <text:p>Nozzle X</text:p>
          </table:table-cell>
          <table:table-cell office:value-type="float" office:value="0" table:style-name="ce9">
            <text:p>0</text:p>
          </table:table-cell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100" table:formula="msoxl:=-$D6" table:style-name="ce9">
            <text:p>-100</text:p>
          </table:table-cell>
          <table:table-cell office:value-type="float" office:value="-90.999999999999972" table:formula="msoxl:=-D6+H6" table:style-name="ce3">
            <text:p>-91</text:p>
          </table:table-cell>
          <table:table-cell office:value-type="float" office:value="0" table:style-name="ce3">
            <text:p>0</text:p>
          </table:table-cell>
          <table:table-cell office:value-type="float" office:value="90.999999999999972" table:formula="msoxl:=D6-H6" table:style-name="ce3">
            <text:p>91</text:p>
          </table:table-cell>
          <table:table-cell office:value-type="float" office:value="100" table:formula="msoxl:=$D6" table:style-name="ce9">
            <text:p>100</text:p>
          </table:table-cell>
          <table:table-cell office:value-type="float" office:value="100" table:formula="msoxl:=$D6" table:style-name="ce3">
            <text:p>100</text:p>
          </table:table-cell>
          <table:table-cell office:value-type="float" office:value="100" table:formula="msoxl:=$D6" table:style-name="ce3">
            <text:p>100</text:p>
          </table:table-cell>
          <table:table-cell office:value-type="float" office:value="100" table:formula="msoxl:=$D6" table:style-name="ce3">
            <text:p>100</text:p>
          </table:table-cell>
          <table:table-cell office:value-type="float" office:value="100" table:formula="msoxl:=$D6" table:style-name="ce9">
            <text:p>100</text:p>
          </table:table-cell>
          <table:table-cell office:value-type="float" office:value="90.999999999999972" table:formula="msoxl:=$D6-H6" table:style-name="ce3">
            <text:p>91</text:p>
          </table:table-cell>
          <table:table-cell office:value-type="float" office:value="0" table:style-name="ce3">
            <text:p>0</text:p>
          </table:table-cell>
          <table:table-cell office:value-type="float" office:value="-90.999999999999972" table:formula="msoxl:=-$D6+H6" table:style-name="ce3">
            <text:p>-91</text:p>
          </table:table-cell>
          <table:table-cell office:value-type="float" office:value="-100" table:formula="msoxl:=-$D6" table:style-name="ce9">
            <text:p>-100</text:p>
          </table:table-cell>
          <table:table-cell office:value-type="float" office:value="-100" table:formula="msoxl:=-$D6" table:style-name="ce3">
            <text:p>-100</text:p>
          </table:table-cell>
          <table:table-cell office:value-type="float" office:value="-100" table:formula="msoxl:=-$D6" table:style-name="ce3">
            <text:p>-100</text:p>
          </table:table-cell>
          <table:table-cell office:value-type="float" office:value="-100" table:formula="msoxl:=-$D6" table:style-name="ce3">
            <text:p>-100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-120" table:formula="msoxl:=-$D$8" table:style-name="ce3">
            <text:p>-120</text:p>
          </table:table-cell>
          <table:table-cell office:value-type="float" office:value="120" table:formula="msoxl:=$D$8" table:style-name="ce3">
            <text:p>12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3">
            <text:p>Nozzle Y</text:p>
          </table:table-cell>
          <table:table-cell table:style-name="ce9"/>
          <table:table-cell table:style-name="ce13"/>
          <table:table-cell office:value-type="float" office:value="0" table:style-name="ce9">
            <text:p>0</text:p>
          </table:table-cell>
          <table:table-cell office:value-type="float" office:value="-87.5" table:formula="msoxl:=-$D7" table:style-name="ce9">
            <text:p>-87.5</text:p>
          </table:table-cell>
          <table:table-cell office:value-type="float" office:value="-87.5" table:formula="msoxl:=-$D7" table:style-name="ce3">
            <text:p>-87.5</text:p>
          </table:table-cell>
          <table:table-cell office:value-type="float" office:value="-87.5" table:formula="msoxl:=-$D7" table:style-name="ce3">
            <text:p>-87.5</text:p>
          </table:table-cell>
          <table:table-cell office:value-type="float" office:value="-87.5" table:formula="msoxl:=-$D7" table:style-name="ce3">
            <text:p>-87.5</text:p>
          </table:table-cell>
          <table:table-cell office:value-type="float" office:value="-87.5" table:formula="msoxl:=-$D7" table:style-name="ce9">
            <text:p>-87.5</text:p>
          </table:table-cell>
          <table:table-cell office:value-type="float" office:value="-78.499999999999972" table:formula="msoxl:=-$D7+H6" table:style-name="ce3">
            <text:p>-78.5</text:p>
          </table:table-cell>
          <table:table-cell office:value-type="float" office:value="0" table:style-name="ce3">
            <text:p>0</text:p>
          </table:table-cell>
          <table:table-cell office:value-type="float" office:value="78.499999999999972" table:formula="msoxl:=$D7-H6" table:style-name="ce3">
            <text:p>78.5</text:p>
          </table:table-cell>
          <table:table-cell office:value-type="float" office:value="87.5" table:formula="msoxl:=$D7" table:style-name="ce9">
            <text:p>87.5</text:p>
          </table:table-cell>
          <table:table-cell office:value-type="float" office:value="87.5" table:formula="msoxl:=$D7" table:style-name="ce3">
            <text:p>87.5</text:p>
          </table:table-cell>
          <table:table-cell office:value-type="float" office:value="87.5" table:formula="msoxl:=$D7" table:style-name="ce3">
            <text:p>87.5</text:p>
          </table:table-cell>
          <table:table-cell office:value-type="float" office:value="87.5" table:formula="msoxl:=$D7" table:style-name="ce3">
            <text:p>87.5</text:p>
          </table:table-cell>
          <table:table-cell office:value-type="float" office:value="87.5" table:formula="msoxl:=$D7" table:style-name="ce9">
            <text:p>87.5</text:p>
          </table:table-cell>
          <table:table-cell office:value-type="float" office:value="78.499999999999972" table:formula="msoxl:=$D7-H6" table:style-name="ce3">
            <text:p>78.5</text:p>
          </table:table-cell>
          <table:table-cell office:value-type="float" office:value="0" table:style-name="ce3">
            <text:p>0</text:p>
          </table:table-cell>
          <table:table-cell office:value-type="float" office:value="-78.499999999999972" table:formula="msoxl:=-$D7+H6" table:style-name="ce3">
            <text:p>-78.5</text:p>
          </table:table-cell>
          <table:table-cell table:number-columns-repeated="4" table:style-name="ce3"/>
          <table:table-cell table:style-name="ce14"/>
          <table:table-cell table:number-columns-repeated="2" table:style-name="ce3"/>
          <table:table-cell table:number-columns-repeated="16357" table:style-name="ce1"/>
        </table:table-row>
        <table:table-row table:style-name="ro2">
          <table:table-cell office:value-type="string" table:style-name="ce3">
            <text:p>Nozzle Y+ (corrected by HB Offset)</text:p>
          </table:table-cell>
          <table:table-cell office:value-type="float" office:value="0" table:style-name="ce3">
            <text:p>0</text:p>
          </table:table-cell>
          <table:table-cell table:style-name="ce13"/>
          <table:table-cell office:value-type="float" office:value="21.5" table:formula="msoxl:=D13+$B5" table:style-name="ce3">
            <text:p>21.5</text:p>
          </table:table-cell>
          <table:table-cell office:value-type="float" office:value="-66" table:formula="msoxl:=E13+$B5" table:style-name="ce3">
            <text:p>-66</text:p>
          </table:table-cell>
          <table:table-cell office:value-type="float" office:value="-66" table:formula="msoxl:=F13+$B5" table:style-name="ce3">
            <text:p>-66</text:p>
          </table:table-cell>
          <table:table-cell office:value-type="float" office:value="-66" table:formula="msoxl:=G13+$B5" table:style-name="ce3">
            <text:p>-66</text:p>
          </table:table-cell>
          <table:table-cell office:value-type="float" office:value="-66" table:formula="msoxl:=H13+$B5" table:style-name="ce3">
            <text:p>-66</text:p>
          </table:table-cell>
          <table:table-cell office:value-type="float" office:value="-66" table:formula="msoxl:=I13+$B5" table:style-name="ce3">
            <text:p>-66</text:p>
          </table:table-cell>
          <table:table-cell office:value-type="float" office:value="-56.999999999999972" table:formula="msoxl:=J13+$B5" table:style-name="ce3">
            <text:p>-57</text:p>
          </table:table-cell>
          <table:table-cell office:value-type="float" office:value="21.5" table:formula="msoxl:=K13+$B5" table:style-name="ce3">
            <text:p>21.5</text:p>
          </table:table-cell>
          <table:table-cell office:value-type="float" office:value="99.999999999999972" table:formula="msoxl:=L13+$B5" table:style-name="ce3">
            <text:p>100</text:p>
          </table:table-cell>
          <table:table-cell office:value-type="float" office:value="109" table:formula="msoxl:=M13+$B5" table:style-name="ce3">
            <text:p>109</text:p>
          </table:table-cell>
          <table:table-cell office:value-type="float" office:value="109" table:formula="msoxl:=N13+$B5" table:style-name="ce3">
            <text:p>109</text:p>
          </table:table-cell>
          <table:table-cell office:value-type="float" office:value="109" table:formula="msoxl:=O13+$B5" table:style-name="ce3">
            <text:p>109</text:p>
          </table:table-cell>
          <table:table-cell office:value-type="float" office:value="109" table:formula="msoxl:=P13+$B5" table:style-name="ce3">
            <text:p>109</text:p>
          </table:table-cell>
          <table:table-cell office:value-type="float" office:value="109" table:formula="msoxl:=Q13+$B5" table:style-name="ce3">
            <text:p>109</text:p>
          </table:table-cell>
          <table:table-cell office:value-type="float" office:value="99.999999999999972" table:formula="msoxl:=R13+$B5" table:style-name="ce3">
            <text:p>100</text:p>
          </table:table-cell>
          <table:table-cell office:value-type="float" office:value="21.5" table:formula="msoxl:=S13+$B5" table:style-name="ce3">
            <text:p>21.5</text:p>
          </table:table-cell>
          <table:table-cell office:value-type="float" office:value="-56.999999999999972" table:formula="msoxl:=T13+$B5" table:style-name="ce3">
            <text:p>-57</text:p>
          </table:table-cell>
          <table:table-cell table:style-name="ce3"/>
          <table:table-cell office:value-type="float" office:value="0" table:style-name="ce3">
            <text:p>0</text:p>
          </table:table-cell>
          <table:table-cell office:value-type="float" office:value="114" table:formula="msoxl:=$B$4" table:style-name="ce3">
            <text:p>114</text:p>
          </table:table-cell>
          <table:table-cell office:value-type="float" office:value="120" table:formula="msoxl:=$D$8" table:style-name="ce3">
            <text:p>120</text:p>
          </table:table-cell>
          <table:table-cell office:value-type="float" office:value="-120" table:formula="msoxl:=-$D$8" table:style-name="ce3">
            <text:p>-1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7" table:style-name="ce1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3">
            <text:p>Rod Length</text:p>
          </table:table-cell>
          <table:table-cell office:value-type="float" office:value="260" table:style-name="ce4">
            <text:p>260</text:p>
          </table:table-cell>
          <table:table-cell table:style-name="ce5"/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table:style-name="ce15"/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office:value-type="float" office:value="260" table:formula="msoxl:=$B16" table:style-name="ce15">
            <text:p>260</text:p>
          </table:table-cell>
          <table:table-cell table:number-columns-repeated="5" table:style-name="ce15"/>
          <table:table-cell table:number-columns-repeated="16352"/>
        </table:table-row>
        <table:table-row table:style-name="ro2">
          <table:table-cell table:number-columns-repeated="2" table:style-name="ce1"/>
          <table:table-cell table:style-name="ce5"/>
          <table:table-cell table:number-columns-repeated="16381" table:style-name="ce1"/>
        </table:table-row>
        <table:table-row table:style-name="ro3">
          <table:table-cell office:value-type="string" table:style-name="ce8">
            <text:p>Tower 3 (Back)</text:p>
          </table:table-cell>
          <table:table-cell table:style-name="ce1"/>
          <table:table-cell table:style-name="ce5"/>
          <table:table-cell table:number-columns-repeated="16381" table:style-name="ce1"/>
        </table:table-row>
        <table:table-row table:style-name="ro2">
          <table:table-cell office:value-type="string" table:style-name="ce1">
            <text:p>Tower3 X</text:p>
          </table:table-cell>
          <table:table-cell office:value-type="float" office:value="0" table:style-name="ce1">
            <text:p>0</text:p>
          </table:table-cell>
          <table:table-cell table:style-name="ce5"/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table:style-name="ce15"/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office:value-type="float" office:value="0" table:formula="msoxl:=$B19" table:style-name="ce15">
            <text:p>0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office:value-type="string" table:style-name="ce1">
            <text:p>Tower3 Y</text:p>
          </table:table-cell>
          <table:table-cell office:value-type="float" office:value="114" table:formula="msoxl:=B4" table:style-name="ce1">
            <text:p>114</text:p>
          </table:table-cell>
          <table:table-cell table:style-name="ce5"/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table:style-name="ce15"/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office:value-type="float" office:value="114" table:formula="msoxl:=$B20" table:style-name="ce15">
            <text:p>114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table:number-columns-repeated="28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style-name="ce6"/>
          <table:table-cell table:number-columns-repeated="16352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4" table:formula="msoxl:=SQRT(POWER(B12-B19,2)+POWER(B14-B20,2))" table:style-name="ce16">
            <text:p>114.0</text:p>
          </table:table-cell>
          <table:table-cell table:style-name="ce16"/>
          <table:table-cell office:value-type="float" office:value="92.5" table:formula="msoxl:=SQRT(POWER(D12-D19,2)+POWER(D14-D20,2))" table:style-name="ce16">
            <text:p>92.5</text:p>
          </table:table-cell>
          <table:table-cell office:value-type="float" office:value="205.91260281974002" table:formula="msoxl:=SQRT(POWER(E12-E19,2)+POWER(E14-E20,2))" table:style-name="ce16">
            <text:p>205.9</text:p>
          </table:table-cell>
          <table:table-cell office:value-type="float" office:value="201.69531476958008" table:formula="msoxl:=SQRT(POWER(F12-F19,2)+POWER(F14-F20,2))" table:style-name="ce16">
            <text:p>201.7</text:p>
          </table:table-cell>
          <table:table-cell office:value-type="float" office:value="180" table:formula="msoxl:=SQRT(POWER(G12-G19,2)+POWER(G14-G20,2))" table:style-name="ce16">
            <text:p>180.0</text:p>
          </table:table-cell>
          <table:table-cell office:value-type="float" office:value="201.69531476958008" table:formula="msoxl:=SQRT(POWER(H12-H19,2)+POWER(H14-H20,2))" table:style-name="ce16">
            <text:p>201.7</text:p>
          </table:table-cell>
          <table:table-cell office:value-type="float" office:value="205.91260281974002" table:formula="msoxl:=SQRT(POWER(I12-I19,2)+POWER(I14-I20,2))" table:style-name="ce16">
            <text:p>205.9</text:p>
          </table:table-cell>
          <table:table-cell office:value-type="float" office:value="198.09341230843592" table:formula="msoxl:=SQRT(POWER(J12-J19,2)+POWER(J14-J20,2))" table:style-name="ce16">
            <text:p>198.1</text:p>
          </table:table-cell>
          <table:table-cell office:value-type="float" office:value="136.22132725825278" table:formula="msoxl:=SQRT(POWER(K12-K19,2)+POWER(K14-K20,2))" table:style-name="ce16">
            <text:p>136.2</text:p>
          </table:table-cell>
          <table:table-cell office:value-type="float" office:value="100.9752444909147" table:formula="msoxl:=SQRT(POWER(L12-L19,2)+POWER(L14-L20,2))" table:style-name="ce16">
            <text:p>101.0</text:p>
          </table:table-cell>
          <table:table-cell office:value-type="float" office:value="100.12492197250393" table:formula="msoxl:=SQRT(POWER(M12-M19,2)+POWER(M14-M20,2))" table:style-name="ce16">
            <text:p>100.1</text:p>
          </table:table-cell>
          <table:table-cell office:value-type="float" office:value="91.137259120515552" table:formula="msoxl:=SQRT(POWER(N12-N19,2)+POWER(N14-N20,2))" table:style-name="ce16">
            <text:p>91.1</text:p>
          </table:table-cell>
          <table:table-cell office:value-type="float" office:value="5" table:formula="msoxl:=SQRT(POWER(O12-O19,2)+POWER(O14-O20,2))" table:style-name="ce16">
            <text:p>5.0</text:p>
          </table:table-cell>
          <table:table-cell office:value-type="float" office:value="91.137259120515552" table:formula="msoxl:=SQRT(POWER(P12-P19,2)+POWER(P14-P20,2))" table:style-name="ce16">
            <text:p>91.1</text:p>
          </table:table-cell>
          <table:table-cell office:value-type="float" office:value="100.12492197250393" table:formula="msoxl:=SQRT(POWER(Q12-Q19,2)+POWER(Q14-Q20,2))" table:style-name="ce16">
            <text:p>100.1</text:p>
          </table:table-cell>
          <table:table-cell office:value-type="float" office:value="100.9752444909147" table:formula="msoxl:=SQRT(POWER(R12-R19,2)+POWER(R14-R20,2))" table:style-name="ce16">
            <text:p>101.0</text:p>
          </table:table-cell>
          <table:table-cell office:value-type="float" office:value="136.22132725825278" table:formula="msoxl:=SQRT(POWER(S12-S19,2)+POWER(S14-S20,2))" table:style-name="ce16">
            <text:p>136.2</text:p>
          </table:table-cell>
          <table:table-cell office:value-type="float" office:value="198.09341230843592" table:formula="msoxl:=SQRT(POWER(T12-T19,2)+POWER(T14-T20,2))" table:style-name="ce16">
            <text:p>198.1</text:p>
          </table:table-cell>
          <table:table-cell table:style-name="ce16"/>
          <table:table-cell office:value-type="float" office:value="114" table:formula="msoxl:=SQRT(POWER(V12-V19,2)+POWER(V14-V20,2))" table:style-name="ce16">
            <text:p>114.0</text:p>
          </table:table-cell>
          <table:table-cell office:value-type="float" office:value="0" table:formula="msoxl:=SQRT(POWER(W12-W19,2)+POWER(W14-W20,2))" table:style-name="ce16">
            <text:p>0.0</text:p>
          </table:table-cell>
          <table:table-cell office:value-type="float" office:value="6" table:formula="msoxl:=SQRT(POWER(X12-X19,2)+POWER(X14-X20,2))" table:style-name="ce16">
            <text:p>6.0</text:p>
          </table:table-cell>
          <table:table-cell office:value-type="float" office:value="234" table:formula="msoxl:=SQRT(POWER(Y12-Y19,2)+POWER(Y14-Y20,2))" table:style-name="ce16">
            <text:p>234.0</text:p>
          </table:table-cell>
          <table:table-cell office:value-type="float" office:value="165.51737068960466" table:formula="msoxl:=SQRT(POWER(Z12-Z19,2)+POWER(Z14-Z20,2))" table:style-name="ce16">
            <text:p>165.5</text:p>
          </table:table-cell>
          <table:table-cell office:value-type="float" office:value="165.51737068960466" table:formula="msoxl:=SQRT(POWER(AA12-AA19,2)+POWER(AA14-AA20,2))" table:style-name="ce16">
            <text:p>165.5</text:p>
          </table:table-cell>
          <table:table-cell table:style-name="ce17"/>
          <table:table-cell office:value-type="float" office:value="0" table:formula="msoxl:=MIN(B22:AA22)" table:style-name="ce17">
            <text:p>0.0</text:p>
          </table:table-cell>
          <table:table-cell office:value-type="float" office:value="234" table:formula="msoxl:=MAX(B22:AA22)" table:style-name="ce18">
            <text:p>234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6,2)-POWER(B22,2))" table:style-name="ce16">
            <text:p>233.7</text:p>
          </table:table-cell>
          <table:table-cell table:style-name="ce16"/>
          <table:table-cell office:value-type="float" office:value="242.98919729074376" table:formula="msoxl:=SQRT(POWER(D16,2)-POWER(D22,2))" table:style-name="ce16">
            <text:p>243.0</text:p>
          </table:table-cell>
          <table:table-cell office:value-type="float" office:value="158.7450786638754" table:formula="msoxl:=SQRT(POWER(E16,2)-POWER(E22,2))" table:style-name="ce16">
            <text:p>158.7</text:p>
          </table:table-cell>
          <table:table-cell office:value-type="float" office:value="164.07010696650386" table:formula="msoxl:=SQRT(POWER(F16,2)-POWER(F22,2))" table:style-name="ce16">
            <text:p>164.1</text:p>
          </table:table-cell>
          <table:table-cell office:value-type="float" office:value="187.6166303929372" table:formula="msoxl:=SQRT(POWER(G16,2)-POWER(G22,2))" table:style-name="ce16">
            <text:p>187.6</text:p>
          </table:table-cell>
          <table:table-cell office:value-type="float" office:value="164.07010696650386" table:formula="msoxl:=SQRT(POWER(H16,2)-POWER(H22,2))" table:style-name="ce16">
            <text:p>164.1</text:p>
          </table:table-cell>
          <table:table-cell office:value-type="float" office:value="158.7450786638754" table:formula="msoxl:=SQRT(POWER(I16,2)-POWER(I22,2))" table:style-name="ce16">
            <text:p>158.7</text:p>
          </table:table-cell>
          <table:table-cell office:value-type="float" office:value="168.40130640823429" table:formula="msoxl:=SQRT(POWER(J16,2)-POWER(J22,2))" table:style-name="ce16">
            <text:p>168.4</text:p>
          </table:table-cell>
          <table:table-cell office:value-type="float" office:value="221.45823534021036" table:formula="msoxl:=SQRT(POWER(K16,2)-POWER(K22,2))" table:style-name="ce16">
            <text:p>221.5</text:p>
          </table:table-cell>
          <table:table-cell office:value-type="float" office:value="239.59131870750241" table:formula="msoxl:=SQRT(POWER(L16,2)-POWER(L22,2))" table:style-name="ce16">
            <text:p>239.6</text:p>
          </table:table-cell>
          <table:table-cell office:value-type="float" office:value="239.94791101403655" table:formula="msoxl:=SQRT(POWER(M16,2)-POWER(M22,2))" table:style-name="ce16">
            <text:p>239.9</text:p>
          </table:table-cell>
          <table:table-cell office:value-type="float" office:value="243.50359340264367" table:formula="msoxl:=SQRT(POWER(N16,2)-POWER(N22,2))" table:style-name="ce16">
            <text:p>243.5</text:p>
          </table:table-cell>
          <table:table-cell office:value-type="float" office:value="259.95191863111916" table:formula="msoxl:=SQRT(POWER(O16,2)-POWER(O22,2))" table:style-name="ce16">
            <text:p>260.0</text:p>
          </table:table-cell>
          <table:table-cell office:value-type="float" office:value="243.50359340264367" table:formula="msoxl:=SQRT(POWER(P16,2)-POWER(P22,2))" table:style-name="ce16">
            <text:p>243.5</text:p>
          </table:table-cell>
          <table:table-cell office:value-type="float" office:value="239.94791101403655" table:formula="msoxl:=SQRT(POWER(Q16,2)-POWER(Q22,2))" table:style-name="ce16">
            <text:p>239.9</text:p>
          </table:table-cell>
          <table:table-cell office:value-type="float" office:value="239.59131870750241" table:formula="msoxl:=SQRT(POWER(R16,2)-POWER(R22,2))" table:style-name="ce16">
            <text:p>239.6</text:p>
          </table:table-cell>
          <table:table-cell office:value-type="float" office:value="221.45823534021036" table:formula="msoxl:=SQRT(POWER(S16,2)-POWER(S22,2))" table:style-name="ce16">
            <text:p>221.5</text:p>
          </table:table-cell>
          <table:table-cell office:value-type="float" office:value="168.40130640823429" table:formula="msoxl:=SQRT(POWER(T16,2)-POWER(T22,2))" table:style-name="ce16">
            <text:p>168.4</text:p>
          </table:table-cell>
          <table:table-cell table:style-name="ce16"/>
          <table:table-cell office:value-type="float" office:value="233.67498796405232" table:formula="msoxl:=SQRT(POWER(V16,2)-POWER(V22,2))" table:style-name="ce16">
            <text:p>233.7</text:p>
          </table:table-cell>
          <table:table-cell office:value-type="float" office:value="260" table:formula="msoxl:=SQRT(POWER(W16,2)-POWER(W22,2))" table:style-name="ce16">
            <text:p>260.0</text:p>
          </table:table-cell>
          <table:table-cell office:value-type="float" office:value="259.93076001119988" table:formula="msoxl:=SQRT(POWER(X16,2)-POWER(X22,2))" table:style-name="ce16">
            <text:p>259.9</text:p>
          </table:table-cell>
          <table:table-cell office:value-type="float" office:value="113.33137253205751" table:formula="msoxl:=SQRT(POWER(Y16,2)-POWER(Y22,2))" table:style-name="ce16">
            <text:p>113.3</text:p>
          </table:table-cell>
          <table:table-cell office:value-type="float" office:value="200.50935140287098" table:formula="msoxl:=SQRT(POWER(Z16,2)-POWER(Z22,2))" table:style-name="ce16">
            <text:p>200.5</text:p>
          </table:table-cell>
          <table:table-cell office:value-type="float" office:value="200.50935140287098" table:formula="msoxl:=SQRT(POWER(AA16,2)-POWER(AA22,2))" table:style-name="ce16">
            <text:p>200.5</text:p>
          </table:table-cell>
          <table:table-cell table:style-name="ce17"/>
          <table:table-cell office:value-type="float" office:value="113.33137253205751" table:formula="msoxl:=MIN(B23:AA23)" table:style-name="ce17">
            <text:p>113.3</text:p>
          </table:table-cell>
          <table:table-cell office:value-type="float" office:value="260" table:formula="msoxl:=MAX(B23:AA23)" table:style-name="ce17">
            <text:p>260.0</text:p>
          </table:table-cell>
          <table:table-cell office:value-type="float" office:value="146.66862746794249" table:formula="msoxl:=AD23-AC23" table:style-name="ce18">
            <text:p>146.7</text:p>
          </table:table-cell>
          <table:table-cell table:number-columns-repeated="3" table:style-name="ce17"/>
          <table:table-cell table:number-columns-repeated="16350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23-$B23" table:style-name="ce16">
            <text:p>0.0</text:p>
          </table:table-cell>
          <table:table-cell table:style-name="ce16"/>
          <table:table-cell office:value-type="float" office:value="9.3142093266914401" table:formula="msoxl:=D23-$B23" table:style-name="ce16">
            <text:p>9.3</text:p>
          </table:table-cell>
          <table:table-cell office:value-type="float" office:value="-74.929909300176917" table:formula="msoxl:=E23-$B23" table:style-name="ce16">
            <text:p>-74.9</text:p>
          </table:table-cell>
          <table:table-cell office:value-type="float" office:value="-69.604880997548463" table:formula="msoxl:=F23-$B23" table:style-name="ce16">
            <text:p>-69.6</text:p>
          </table:table-cell>
          <table:table-cell office:value-type="float" office:value="-46.058357571115124" table:formula="msoxl:=G23-$B23" table:style-name="ce16">
            <text:p>-46.1</text:p>
          </table:table-cell>
          <table:table-cell office:value-type="float" office:value="-69.604880997548463" table:formula="msoxl:=H23-$B23" table:style-name="ce16">
            <text:p>-69.6</text:p>
          </table:table-cell>
          <table:table-cell office:value-type="float" office:value="-74.929909300176917" table:formula="msoxl:=I23-$B23" table:style-name="ce16">
            <text:p>-74.9</text:p>
          </table:table-cell>
          <table:table-cell office:value-type="float" office:value="-65.27368155581803" table:formula="msoxl:=J23-$B23" table:style-name="ce16">
            <text:p>-65.3</text:p>
          </table:table-cell>
          <table:table-cell office:value-type="float" office:value="-12.216752623841955" table:formula="msoxl:=K23-$B23" table:style-name="ce16">
            <text:p>-12.2</text:p>
          </table:table-cell>
          <table:table-cell office:value-type="float" office:value="5.9163307434500894" table:formula="msoxl:=L23-$B23" table:style-name="ce16">
            <text:p>5.9</text:p>
          </table:table-cell>
          <table:table-cell office:value-type="float" office:value="6.2729230499842288" table:formula="msoxl:=M23-$B23" table:style-name="ce16">
            <text:p>6.3</text:p>
          </table:table-cell>
          <table:table-cell office:value-type="float" office:value="9.828605438591353" table:formula="msoxl:=N23-$B23" table:style-name="ce16">
            <text:p>9.8</text:p>
          </table:table-cell>
          <table:table-cell office:value-type="float" office:value="26.276930667066836" table:formula="msoxl:=O23-$B23" table:style-name="ce16">
            <text:p>26.3</text:p>
          </table:table-cell>
          <table:table-cell office:value-type="float" office:value="9.828605438591353" table:formula="msoxl:=P23-$B23" table:style-name="ce16">
            <text:p>9.8</text:p>
          </table:table-cell>
          <table:table-cell office:value-type="float" office:value="6.2729230499842288" table:formula="msoxl:=Q23-$B23" table:style-name="ce16">
            <text:p>6.3</text:p>
          </table:table-cell>
          <table:table-cell office:value-type="float" office:value="5.9163307434500894" table:formula="msoxl:=R23-$B23" table:style-name="ce16">
            <text:p>5.9</text:p>
          </table:table-cell>
          <table:table-cell office:value-type="float" office:value="-12.216752623841955" table:formula="msoxl:=S23-$B23" table:style-name="ce16">
            <text:p>-12.2</text:p>
          </table:table-cell>
          <table:table-cell office:value-type="float" office:value="-65.27368155581803" table:formula="msoxl:=T23-$B23" table:style-name="ce16">
            <text:p>-65.3</text:p>
          </table:table-cell>
          <table:table-cell table:style-name="ce16"/>
          <table:table-cell office:value-type="float" office:value="0" table:formula="msoxl:=V23-$B23" table:style-name="ce16">
            <text:p>0.0</text:p>
          </table:table-cell>
          <table:table-cell office:value-type="float" office:value="26.32501203594768" table:formula="msoxl:=W23-$B23" table:style-name="ce16">
            <text:p>26.3</text:p>
          </table:table-cell>
          <table:table-cell office:value-type="float" office:value="26.255772047147559" table:formula="msoxl:=X23-$B23" table:style-name="ce16">
            <text:p>26.3</text:p>
          </table:table-cell>
          <table:table-cell office:value-type="float" office:value="-120.34361543199481" table:formula="msoxl:=Y23-$B23" table:style-name="ce16">
            <text:p>-120.3</text:p>
          </table:table-cell>
          <table:table-cell office:value-type="float" office:value="-33.165636561181344" table:formula="msoxl:=Z23-$B23" table:style-name="ce16">
            <text:p>-33.2</text:p>
          </table:table-cell>
          <table:table-cell office:value-type="float" office:value="-33.165636561181344" table:formula="msoxl:=AA23-$B23" table:style-name="ce16">
            <text:p>-33.2</text:p>
          </table:table-cell>
          <table:table-cell table:style-name="ce17"/>
          <table:table-cell office:value-type="float" office:value="-120.34361543199481" table:formula="msoxl:=MIN(B24:AA24)" table:style-name="ce17">
            <text:p>-120.3</text:p>
          </table:table-cell>
          <table:table-cell office:value-type="float" office:value="26.32501203594768" table:formula="msoxl:=MAX(B24:AA24)" table:style-name="ce17">
            <text:p>26.3</text:p>
          </table:table-cell>
          <table:table-cell office:value-type="float" office:value="146.66862746794249" table:formula="msoxl:=AD24-AC24" table:style-name="ce17">
            <text:p>146.7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-7.6019812070171611E-5" table:formula="msoxl:=ATAN2(B12-B19,B14-B20)*180/3.14159+90" table:style-name="ce16">
            <text:p>0.0</text:p>
          </table:table-cell>
          <table:table-cell table:style-name="ce16"/>
          <table:table-cell office:value-type="float" office:value="-7.6019812070171611E-5" table:formula="msoxl:=ATAN2(D12-D19,D14-D20)*180/3.14159+90" table:style-name="ce16">
            <text:p>0.0</text:p>
          </table:table-cell>
          <table:table-cell office:value-type="float" office:value="-29.054704660284131" table:formula="msoxl:=ATAN2(E12-E19,E14-E20)*180/3.14159+90" table:style-name="ce16">
            <text:p>-29.1</text:p>
          </table:table-cell>
          <table:table-cell office:value-type="float" office:value="-26.819231463952789" table:formula="msoxl:=ATAN2(F12-F19,F14-F20)*180/3.14159+90" table:style-name="ce16">
            <text:p>-26.8</text:p>
          </table:table-cell>
          <table:table-cell office:value-type="float" office:value="-7.6019812070171611E-5" table:formula="msoxl:=ATAN2(G12-G19,G14-G20)*180/3.14159+90" table:style-name="ce16">
            <text:p>0.0</text:p>
          </table:table-cell>
          <table:table-cell office:value-type="float" office:value="26.819079424328642" table:formula="msoxl:=ATAN2(H12-H19,H14-H20)*180/3.14159+90" table:style-name="ce16">
            <text:p>26.8</text:p>
          </table:table-cell>
          <table:table-cell office:value-type="float" office:value="29.054552620659997" table:formula="msoxl:=ATAN2(I12-I19,I14-I20)*180/3.14159+90" table:style-name="ce16">
            <text:p>29.1</text:p>
          </table:table-cell>
          <table:table-cell office:value-type="float" office:value="30.318845790242953" table:formula="msoxl:=ATAN2(J12-J19,J14-J20)*180/3.14159+90" table:style-name="ce16">
            <text:p>30.3</text:p>
          </table:table-cell>
          <table:table-cell office:value-type="float" office:value="47.231138482719381" table:formula="msoxl:=ATAN2(K12-K19,K14-K20)*180/3.14159+90" table:style-name="ce16">
            <text:p>47.2</text:p>
          </table:table-cell>
          <table:table-cell office:value-type="float" office:value="82.030382874031019" table:formula="msoxl:=ATAN2(L12-L19,L14-L20)*180/3.14159+90" table:style-name="ce16">
            <text:p>82.0</text:p>
          </table:table-cell>
          <table:table-cell office:value-type="float" office:value="87.137592356115945" table:formula="msoxl:=ATAN2(M12-M19,M14-M20)*180/3.14159+90" table:style-name="ce16">
            <text:p>87.1</text:p>
          </table:table-cell>
          <table:table-cell office:value-type="float" office:value="86.8550398788678" table:formula="msoxl:=ATAN2(N12-N19,N14-N20)*180/3.14159+90" table:style-name="ce16">
            <text:p>86.9</text:p>
          </table:table-cell>
          <table:table-cell office:value-type="float" office:value="-7.6019812070171611E-5" table:formula="msoxl:=ATAN2(O12-O19,O14-O20)*180/3.14159+90" table:style-name="ce16">
            <text:p>0.0</text:p>
          </table:table-cell>
          <table:table-cell office:value-type="float" office:value="-86.855191918491954" table:formula="msoxl:=ATAN2(P12-P19,P14-P20)*180/3.14159+90" table:style-name="ce16">
            <text:p>-86.9</text:p>
          </table:table-cell>
          <table:table-cell office:value-type="float" office:value="-87.137744395740071" table:formula="msoxl:=ATAN2(Q12-Q19,Q14-Q20)*180/3.14159+90" table:style-name="ce16">
            <text:p>-87.1</text:p>
          </table:table-cell>
          <table:table-cell office:value-type="float" office:value="-82.030534913655146" table:formula="msoxl:=ATAN2(R12-R19,R14-R20)*180/3.14159+90" table:style-name="ce16">
            <text:p>-82.0</text:p>
          </table:table-cell>
          <table:table-cell office:value-type="float" office:value="-47.2312905223435" table:formula="msoxl:=ATAN2(S12-S19,S14-S20)*180/3.14159+90" table:style-name="ce16">
            <text:p>-47.2</text:p>
          </table:table-cell>
          <table:table-cell office:value-type="float" office:value="-30.318997829867087" table:formula="msoxl:=ATAN2(T12-T19,T14-T20)*180/3.14159+90" table:style-name="ce16">
            <text:p>-30.3</text:p>
          </table:table-cell>
          <table:table-cell table:style-name="ce16"/>
          <table:table-cell office:value-type="float" office:value="-7.6019812070171611E-5" table:formula="msoxl:=ATAN2(V12-V19,V14-V20)*180/3.14159+90" table:style-name="ce16">
            <text:p>0.0</text:p>
          </table:table-cell>
          <table:table-cell office:value-type="string" table:style-name="ce24">
            <text:p>0</text:p>
          </table:table-cell>
          <table:table-cell office:value-type="string" table:style-name="ce24">
            <text:p>180</text:p>
          </table:table-cell>
          <table:table-cell office:value-type="float" office:value="-7.6019812070171611E-5" table:formula="msoxl:=ATAN2(Y12-Y19,Y14-Y20)*180/3.14159+90" table:style-name="ce16">
            <text:p>0.0</text:p>
          </table:table-cell>
          <table:table-cell office:value-type="float" office:value="-46.468915984747838" table:formula="msoxl:=ATAN2(Z12-Z19,Z14-Z20)*180/3.14159+90" table:style-name="ce16">
            <text:p>-46.5</text:p>
          </table:table-cell>
          <table:table-cell office:value-type="float" office:value="46.468763945123726" table:formula="msoxl:=ATAN2(AA12-AA19,AA14-AA20)*180/3.14159+90" table:style-name="ce16">
            <text:p>46.5</text:p>
          </table:table-cell>
          <table:table-cell table:style-name="ce17"/>
          <table:table-cell office:value-type="float" office:value="-87.137744395740071" table:formula="msoxl:=MIN(B26:AA26)" table:style-name="ce17">
            <text:p>-87.1</text:p>
          </table:table-cell>
          <table:table-cell office:value-type="float" office:value="87.137592356115945" table:formula="msoxl:=MAX(B26:AA26)" table:style-name="ce17">
            <text:p>87.1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22,B23)*180/3.14159" table:style-name="ce16">
            <text:p>64.0</text:p>
          </table:table-cell>
          <table:table-cell table:style-name="ce16"/>
          <table:table-cell office:value-type="float" office:value="69.159462299764925" table:formula="msoxl:=ATAN2(D22,D23)*180/3.14159" table:style-name="ce16">
            <text:p>69.2</text:p>
          </table:table-cell>
          <table:table-cell office:value-type="float" office:value="37.629892354600386" table:formula="msoxl:=ATAN2(E22,E23)*180/3.14159" table:style-name="ce16">
            <text:p>37.6</text:p>
          </table:table-cell>
          <table:table-cell office:value-type="float" office:value="39.126843402626641" table:formula="msoxl:=ATAN2(F22,F23)*180/3.14159" table:style-name="ce16">
            <text:p>39.1</text:p>
          </table:table-cell>
          <table:table-cell office:value-type="float" office:value="46.186977552067823" table:formula="msoxl:=ATAN2(G22,G23)*180/3.14159" table:style-name="ce16">
            <text:p>46.2</text:p>
          </table:table-cell>
          <table:table-cell office:value-type="float" office:value="39.126843402626641" table:formula="msoxl:=ATAN2(H22,H23)*180/3.14159" table:style-name="ce16">
            <text:p>39.1</text:p>
          </table:table-cell>
          <table:table-cell office:value-type="float" office:value="37.629892354600386" table:formula="msoxl:=ATAN2(I22,I23)*180/3.14159" table:style-name="ce16">
            <text:p>37.6</text:p>
          </table:table-cell>
          <table:table-cell office:value-type="float" office:value="40.368248839729638" table:formula="msoxl:=ATAN2(J22,J23)*180/3.14159" table:style-name="ce16">
            <text:p>40.4</text:p>
          </table:table-cell>
          <table:table-cell office:value-type="float" office:value="58.403932365552599" table:formula="msoxl:=ATAN2(K22,K23)*180/3.14159" table:style-name="ce16">
            <text:p>58.4</text:p>
          </table:table-cell>
          <table:table-cell office:value-type="float" office:value="67.147171219276217" table:formula="msoxl:=ATAN2(L22,L23)*180/3.14159" table:style-name="ce16">
            <text:p>67.1</text:p>
          </table:table-cell>
          <table:table-cell office:value-type="float" office:value="67.350365780219391" table:formula="msoxl:=ATAN2(M22,M23)*180/3.14159" table:style-name="ce16">
            <text:p>67.4</text:p>
          </table:table-cell>
          <table:table-cell office:value-type="float" office:value="69.480450253520075" table:formula="msoxl:=ATAN2(N22,N23)*180/3.14159" table:style-name="ce16">
            <text:p>69.5</text:p>
          </table:table-cell>
          <table:table-cell office:value-type="float" office:value="88.898165249730809" table:formula="msoxl:=ATAN2(O22,O23)*180/3.14159" table:style-name="ce16">
            <text:p>88.9</text:p>
          </table:table-cell>
          <table:table-cell office:value-type="float" office:value="69.480450253520075" table:formula="msoxl:=ATAN2(P22,P23)*180/3.14159" table:style-name="ce16">
            <text:p>69.5</text:p>
          </table:table-cell>
          <table:table-cell office:value-type="float" office:value="67.350365780219391" table:formula="msoxl:=ATAN2(Q22,Q23)*180/3.14159" table:style-name="ce16">
            <text:p>67.4</text:p>
          </table:table-cell>
          <table:table-cell office:value-type="float" office:value="67.147171219276217" table:formula="msoxl:=ATAN2(R22,R23)*180/3.14159" table:style-name="ce16">
            <text:p>67.1</text:p>
          </table:table-cell>
          <table:table-cell office:value-type="float" office:value="58.403932365552599" table:formula="msoxl:=ATAN2(S22,S23)*180/3.14159" table:style-name="ce16">
            <text:p>58.4</text:p>
          </table:table-cell>
          <table:table-cell office:value-type="float" office:value="40.368248839729638" table:formula="msoxl:=ATAN2(T22,T23)*180/3.14159" table:style-name="ce16">
            <text:p>40.4</text:p>
          </table:table-cell>
          <table:table-cell table:style-name="ce16"/>
          <table:table-cell office:value-type="float" office:value="63.99429167863542" table:formula="msoxl:=ATAN2(V22,V23)*180/3.14159" table:style-name="ce16">
            <text:p>64.0</text:p>
          </table:table-cell>
          <table:table-cell office:value-type="float" office:value="90.00007601981207" table:formula="msoxl:=ATAN2(W22,W23)*180/3.14159" table:style-name="ce16">
            <text:p>90.0</text:p>
          </table:table-cell>
          <table:table-cell office:value-type="float" office:value="88.677747222356814" table:formula="msoxl:=ATAN2(X22,X23)*180/3.14159" table:style-name="ce16">
            <text:p>88.7</text:p>
          </table:table-cell>
          <table:table-cell office:value-type="float" office:value="25.841954590932378" table:formula="msoxl:=ATAN2(Y22,Y23)*180/3.14159" table:style-name="ce16">
            <text:p>25.8</text:p>
          </table:table-cell>
          <table:table-cell office:value-type="float" office:value="50.460896200910078" table:formula="msoxl:=ATAN2(Z22,Z23)*180/3.14159" table:style-name="ce16">
            <text:p>50.5</text:p>
          </table:table-cell>
          <table:table-cell office:value-type="float" office:value="50.460896200910078" table:formula="msoxl:=ATAN2(AA22,AA23)*180/3.14159" table:style-name="ce16">
            <text:p>50.5</text:p>
          </table:table-cell>
          <table:table-cell table:style-name="ce17"/>
          <table:table-cell office:value-type="float" office:value="25.841954590932378" table:formula="msoxl:=MIN(B27:AA27)" table:style-name="ce17">
            <text:p>25.8</text:p>
          </table:table-cell>
          <table:table-cell office:value-type="float" office:value="90.00007601981207" table:formula="msoxl:=MAX(B27:AA27)" table:style-name="ce17">
            <text:p>90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27" table:style-name="ce16">
            <text:p>26.0</text:p>
          </table:table-cell>
          <table:table-cell table:style-name="ce16"/>
          <table:table-cell office:value-type="float" office:value="20.840537700235075" table:formula="msoxl:=90-D27" table:style-name="ce16">
            <text:p>20.8</text:p>
          </table:table-cell>
          <table:table-cell office:value-type="float" office:value="52.370107645399614" table:formula="msoxl:=90-E27" table:style-name="ce16">
            <text:p>52.4</text:p>
          </table:table-cell>
          <table:table-cell office:value-type="float" office:value="50.873156597373359" table:formula="msoxl:=90-F27" table:style-name="ce16">
            <text:p>50.9</text:p>
          </table:table-cell>
          <table:table-cell office:value-type="float" office:value="43.813022447932177" table:formula="msoxl:=90-G27" table:style-name="ce16">
            <text:p>43.8</text:p>
          </table:table-cell>
          <table:table-cell office:value-type="float" office:value="50.873156597373359" table:formula="msoxl:=90-H27" table:style-name="ce16">
            <text:p>50.9</text:p>
          </table:table-cell>
          <table:table-cell office:value-type="float" office:value="52.370107645399614" table:formula="msoxl:=90-I27" table:style-name="ce16">
            <text:p>52.4</text:p>
          </table:table-cell>
          <table:table-cell office:value-type="float" office:value="49.631751160270362" table:formula="msoxl:=90-J27" table:style-name="ce16">
            <text:p>49.6</text:p>
          </table:table-cell>
          <table:table-cell office:value-type="float" office:value="31.596067634447401" table:formula="msoxl:=90-K27" table:style-name="ce16">
            <text:p>31.6</text:p>
          </table:table-cell>
          <table:table-cell office:value-type="float" office:value="22.852828780723783" table:formula="msoxl:=90-L27" table:style-name="ce16">
            <text:p>22.9</text:p>
          </table:table-cell>
          <table:table-cell office:value-type="float" office:value="22.649634219780609" table:formula="msoxl:=90-M27" table:style-name="ce16">
            <text:p>22.6</text:p>
          </table:table-cell>
          <table:table-cell office:value-type="float" office:value="20.519549746479925" table:formula="msoxl:=90-N27" table:style-name="ce16">
            <text:p>20.5</text:p>
          </table:table-cell>
          <table:table-cell office:value-type="float" office:value="1.101834750269191" table:formula="msoxl:=90-O27" table:style-name="ce16">
            <text:p>1.1</text:p>
          </table:table-cell>
          <table:table-cell office:value-type="float" office:value="20.519549746479925" table:formula="msoxl:=90-P27" table:style-name="ce16">
            <text:p>20.5</text:p>
          </table:table-cell>
          <table:table-cell office:value-type="float" office:value="22.649634219780609" table:formula="msoxl:=90-Q27" table:style-name="ce16">
            <text:p>22.6</text:p>
          </table:table-cell>
          <table:table-cell office:value-type="float" office:value="22.852828780723783" table:formula="msoxl:=90-R27" table:style-name="ce16">
            <text:p>22.9</text:p>
          </table:table-cell>
          <table:table-cell office:value-type="float" office:value="31.596067634447401" table:formula="msoxl:=90-S27" table:style-name="ce16">
            <text:p>31.6</text:p>
          </table:table-cell>
          <table:table-cell office:value-type="float" office:value="49.631751160270362" table:formula="msoxl:=90-T27" table:style-name="ce16">
            <text:p>49.6</text:p>
          </table:table-cell>
          <table:table-cell table:style-name="ce16"/>
          <table:table-cell office:value-type="float" office:value="26.00570832136458" table:formula="msoxl:=90-V27" table:style-name="ce16">
            <text:p>26.0</text:p>
          </table:table-cell>
          <table:table-cell office:value-type="float" office:value="-7.6019812070171611E-5" table:formula="msoxl:=90-W27" table:style-name="ce16">
            <text:p>0.0</text:p>
          </table:table-cell>
          <table:table-cell office:value-type="float" office:value="1.3222527776431861" table:formula="msoxl:=90-X27" table:style-name="ce16">
            <text:p>1.3</text:p>
          </table:table-cell>
          <table:table-cell office:value-type="float" office:value="64.158045409067626" table:formula="msoxl:=90-Y27" table:style-name="ce16">
            <text:p>64.2</text:p>
          </table:table-cell>
          <table:table-cell office:value-type="float" office:value="39.539103799089922" table:formula="msoxl:=90-Z27" table:style-name="ce16">
            <text:p>39.5</text:p>
          </table:table-cell>
          <table:table-cell office:value-type="float" office:value="39.539103799089922" table:formula="msoxl:=90-AA27" table:style-name="ce16">
            <text:p>39.5</text:p>
          </table:table-cell>
          <table:table-cell table:style-name="ce17"/>
          <table:table-cell office:value-type="float" office:value="-7.6019812070171611E-5" table:formula="msoxl:=MIN(B28:AA28)" table:style-name="ce17">
            <text:p>0.0</text:p>
          </table:table-cell>
          <table:table-cell office:value-type="float" office:value="64.158045409067626" table:formula="msoxl:=MAX(B28:AA28)" table:style-name="ce17">
            <text:p>64.2</text:p>
          </table:table-cell>
          <table:table-cell office:value-type="float" office:value="64.158121428879696" table:formula="msoxl:=AD28-AC28" table:style-name="ce17">
            <text:p>64.2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tilt</text:p>
          </table:table-cell>
          <table:table-cell office:value-type="float" office:value="0" table:formula="msoxl:=ATAN2(B23,B12-B19)*180/3.14159" table:style-name="ce16">
            <text:p>0.0</text:p>
          </table:table-cell>
          <table:table-cell table:style-name="ce16"/>
          <table:table-cell office:value-type="float" office:value="0" table:formula="msoxl:=ATAN2(D23,D12-D19)*180/3.14159" table:style-name="ce16">
            <text:p>0.0</text:p>
          </table:table-cell>
          <table:table-cell office:value-type="float" office:value="-32.20852621667899" table:formula="msoxl:=ATAN2(E23,E12-E19)*180/3.14159" table:style-name="ce16">
            <text:p>-32.2</text:p>
          </table:table-cell>
          <table:table-cell office:value-type="float" office:value="-29.01456922941766" table:formula="msoxl:=ATAN2(F23,F12-F19)*180/3.14159" table:style-name="ce16">
            <text:p>-29.0</text:p>
          </table:table-cell>
          <table:table-cell office:value-type="float" office:value="0" table:formula="msoxl:=ATAN2(G23,G12-G19)*180/3.14159" table:style-name="ce16">
            <text:p>0.0</text:p>
          </table:table-cell>
          <table:table-cell office:value-type="float" office:value="29.01456922941766" table:formula="msoxl:=ATAN2(H23,H12-H19)*180/3.14159" table:style-name="ce16">
            <text:p>29.0</text:p>
          </table:table-cell>
          <table:table-cell office:value-type="float" office:value="32.20852621667899" table:formula="msoxl:=ATAN2(I23,I12-I19)*180/3.14159" table:style-name="ce16">
            <text:p>32.2</text:p>
          </table:table-cell>
          <table:table-cell office:value-type="float" office:value="30.702697667487762" table:formula="msoxl:=ATAN2(J23,J12-J19)*180/3.14159" table:style-name="ce16">
            <text:p>30.7</text:p>
          </table:table-cell>
          <table:table-cell office:value-type="float" office:value="24.301690900243546" table:formula="msoxl:=ATAN2(K23,K12-K19)*180/3.14159" table:style-name="ce16">
            <text:p>24.3</text:p>
          </table:table-cell>
          <table:table-cell office:value-type="float" office:value="22.654573039917011" table:formula="msoxl:=ATAN2(L23,L12-L19)*180/3.14159" table:style-name="ce16">
            <text:p>22.7</text:p>
          </table:table-cell>
          <table:table-cell office:value-type="float" office:value="22.624299784410677" table:formula="msoxl:=ATAN2(M23,M12-M19)*180/3.14159" table:style-name="ce16">
            <text:p>22.6</text:p>
          </table:table-cell>
          <table:table-cell office:value-type="float" office:value="20.491292070408889" table:formula="msoxl:=ATAN2(N23,N12-N19)*180/3.14159" table:style-name="ce16">
            <text:p>20.5</text:p>
          </table:table-cell>
          <table:table-cell office:value-type="float" office:value="0" table:formula="msoxl:=ATAN2(O23,O12-O19)*180/3.14159" table:style-name="ce16">
            <text:p>0.0</text:p>
          </table:table-cell>
          <table:table-cell office:value-type="float" office:value="-20.491292070408889" table:formula="msoxl:=ATAN2(P23,P12-P19)*180/3.14159" table:style-name="ce16">
            <text:p>-20.5</text:p>
          </table:table-cell>
          <table:table-cell office:value-type="float" office:value="-22.624299784410677" table:formula="msoxl:=ATAN2(Q23,Q12-Q19)*180/3.14159" table:style-name="ce16">
            <text:p>-22.6</text:p>
          </table:table-cell>
          <table:table-cell office:value-type="float" office:value="-22.654573039917011" table:formula="msoxl:=ATAN2(R23,R12-R19)*180/3.14159" table:style-name="ce16">
            <text:p>-22.7</text:p>
          </table:table-cell>
          <table:table-cell office:value-type="float" office:value="-24.301690900243546" table:formula="msoxl:=ATAN2(S23,S12-S19)*180/3.14159" table:style-name="ce16">
            <text:p>-24.3</text:p>
          </table:table-cell>
          <table:table-cell office:value-type="float" office:value="-30.702697667487762" table:formula="msoxl:=ATAN2(T23,T12-T19)*180/3.14159" table:style-name="ce16">
            <text:p>-30.7</text:p>
          </table:table-cell>
          <table:table-cell table:style-name="ce16"/>
          <table:table-cell office:value-type="float" office:value="0" table:formula="msoxl:=ATAN2(V23,V12-V19)*180/3.14159" table:style-name="ce16">
            <text:p>0.0</text:p>
          </table:table-cell>
          <table:table-cell office:value-type="float" office:value="0" table:formula="msoxl:=ATAN2(W23,W12-W19)*180/3.14159" table:style-name="ce16">
            <text:p>0.0</text:p>
          </table:table-cell>
          <table:table-cell office:value-type="float" office:value="0" table:formula="msoxl:=ATAN2(X23,X12-X19)*180/3.14159" table:style-name="ce16">
            <text:p>0.0</text:p>
          </table:table-cell>
          <table:table-cell office:value-type="float" office:value="0" table:formula="msoxl:=ATAN2(Y23,Y12-Y19)*180/3.14159" table:style-name="ce16">
            <text:p>0.0</text:p>
          </table:table-cell>
          <table:table-cell office:value-type="float" office:value="-30.899527207255623" table:formula="msoxl:=ATAN2(Z23,Z12-Z19)*180/3.14159" table:style-name="ce16">
            <text:p>-30.9</text:p>
          </table:table-cell>
          <table:table-cell office:value-type="float" office:value="30.899527207255623" table:formula="msoxl:=ATAN2(AA23,AA12-AA19)*180/3.14159" table:style-name="ce16">
            <text:p>30.9</text:p>
          </table:table-cell>
          <table:table-cell table:style-name="ce17"/>
          <table:table-cell office:value-type="float" office:value="-32.20852621667899" table:formula="msoxl:=MIN(B29:AA29)" table:style-name="ce17">
            <text:p>-32.2</text:p>
          </table:table-cell>
          <table:table-cell office:value-type="float" office:value="32.20852621667899" table:formula="msoxl:=MAX(B29:AA29)" table:style-name="ce17">
            <text:p>32.2</text:p>
          </table:table-cell>
          <table:table-cell table:number-columns-repeated="2" table:style-name="ce17"/>
          <table:table-cell table:number-columns-repeated="16352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Tower 1/-2 (Left/Right)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-1" table:style-name="ce1">
            <text:p>-1</text:p>
          </table:table-cell>
          <table:table-cell office:value-type="string" table:style-name="ce1">
            <text:p>(Left=-1; Right=1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ower1 X</text:p>
          </table:table-cell>
          <table:table-cell office:value-type="float" office:value="-98.726896031426008" table:formula="msoxl:=SIN(B32/180*PI())*B4*E32" table:style-name="ce17">
            <text:p>-98.7</text:p>
          </table:table-cell>
          <table:table-cell table:style-name="ce17"/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table:style-name="ce19"/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office:value-type="float" office:value="-98.726896031426008" table:formula="msoxl:=$B33" table:style-name="ce19">
            <text:p>-98.7</text:p>
          </table:table-cell>
          <table:table-cell table:style-name="ce19"/>
          <table:table-cell table:number-columns-repeated="4" table:style-name="ce15"/>
          <table:table-cell table:number-columns-repeated="16352" table:style-name="ce1"/>
        </table:table-row>
        <table:table-row table:style-name="ro2">
          <table:table-cell office:value-type="string" table:style-name="ce1">
            <text:p>Tower1 Y</text:p>
          </table:table-cell>
          <table:table-cell office:value-type="float" office:value="-56.999999999999972" table:formula="msoxl:=COS(B32/180*PI())*B4" table:style-name="ce1">
            <text:p>-57</text:p>
          </table:table-cell>
          <table:table-cell table:style-name="ce1"/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table:style-name="ce15"/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office:value-type="float" office:value="-56.999999999999972" table:formula="msoxl:=$B34" table:style-name="ce15">
            <text:p>-57</text:p>
          </table:table-cell>
          <table:table-cell table:number-columns-repeated="5" table:style-name="ce15"/>
          <table:table-cell table:number-columns-repeated="16352" table:style-name="ce1"/>
        </table:table-row>
        <table:table-row table:style-name="ro2">
          <table:table-cell table:number-columns-repeated="28" table:style-name="ce1"/>
          <table:table-cell office:value-type="string" table:style-name="ce6">
            <text:p>Mi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Diff</text:p>
          </table:table-cell>
          <table:table-cell table:number-columns-repeated="16353" table:style-name="ce1"/>
        </table:table-row>
        <table:table-row table:style-name="ro2">
          <table:table-cell office:value-type="string" table:style-name="ce3">
            <text:p>Dist TopView (hor.)</text:p>
          </table:table-cell>
          <table:table-cell office:value-type="float" office:value="113.99999999999999" table:formula="msoxl:=SQRT(POWER(B12-B33,2)+POWER(B14-B34,2))" table:style-name="ce16">
            <text:p>114.0</text:p>
          </table:table-cell>
          <table:table-cell table:style-name="ce16"/>
          <table:table-cell office:value-type="float" office:value="126.1318754320255" table:formula="msoxl:=SQRT(POWER(D12-D33,2)+POWER(D14-D34,2))" table:style-name="ce16">
            <text:p>126.1</text:p>
          </table:table-cell>
          <table:table-cell office:value-type="float" office:value="9.0895981052409223" table:formula="msoxl:=SQRT(POWER(E12-E33,2)+POWER(E14-E34,2))" table:style-name="ce16">
            <text:p>9.1</text:p>
          </table:table-cell>
          <table:table-cell office:value-type="float" office:value="11.861910566197501" table:formula="msoxl:=SQRT(POWER(F12-F33,2)+POWER(F14-F34,2))" table:style-name="ce16">
            <text:p>11.9</text:p>
          </table:table-cell>
          <table:table-cell office:value-type="float" office:value="99.136269851149834" table:formula="msoxl:=SQRT(POWER(G12-G33,2)+POWER(G14-G34,2))" table:style-name="ce16">
            <text:p>99.1</text:p>
          </table:table-cell>
          <table:table-cell office:value-type="float" office:value="189.94024080673248" table:formula="msoxl:=SQRT(POWER(H12-H33,2)+POWER(H14-H34,2))" table:style-name="ce16">
            <text:p>189.9</text:p>
          </table:table-cell>
          <table:table-cell office:value-type="float" office:value="198.93058891554412" table:formula="msoxl:=SQRT(POWER(I12-I33,2)+POWER(I14-I34,2))" table:style-name="ce16">
            <text:p>198.9</text:p>
          </table:table-cell>
          <table:table-cell office:value-type="float" office:value="198.72689603142601" table:formula="msoxl:=SQRT(POWER(J12-J33,2)+POWER(J14-J34,2))" table:style-name="ce16">
            <text:p>198.7</text:p>
          </table:table-cell>
          <table:table-cell office:value-type="float" office:value="213.66943910228528" table:formula="msoxl:=SQRT(POWER(K12-K33,2)+POWER(K14-K34,2))" table:style-name="ce16">
            <text:p>213.7</text:p>
          </table:table-cell>
          <table:table-cell office:value-type="float" office:value="253.26148385864991" table:formula="msoxl:=SQRT(POWER(L12-L33,2)+POWER(L14-L34,2))" table:style-name="ce16">
            <text:p>253.3</text:p>
          </table:table-cell>
          <table:table-cell office:value-type="float" office:value="258.93701783693496" table:formula="msoxl:=SQRT(POWER(M12-M33,2)+POWER(M14-M34,2))" table:style-name="ce16">
            <text:p>258.9</text:p>
          </table:table-cell>
          <table:table-cell office:value-type="float" office:value="252.0958053552647" table:formula="msoxl:=SQRT(POWER(N12-N33,2)+POWER(N14-N34,2))" table:style-name="ce16">
            <text:p>252.1</text:p>
          </table:table-cell>
          <table:table-cell office:value-type="float" office:value="193.13984570771507" table:formula="msoxl:=SQRT(POWER(O12-O33,2)+POWER(O14-O34,2))" table:style-name="ce16">
            <text:p>193.1</text:p>
          </table:table-cell>
          <table:table-cell office:value-type="float" office:value="166.17973679808395" table:formula="msoxl:=SQRT(POWER(P12-P33,2)+POWER(P14-P34,2))" table:style-name="ce16">
            <text:p>166.2</text:p>
          </table:table-cell>
          <table:table-cell office:value-type="float" office:value="166.00488183699534" table:formula="msoxl:=SQRT(POWER(Q12-Q33,2)+POWER(Q14-Q34,2))" table:style-name="ce16">
            <text:p>166.0</text:p>
          </table:table-cell>
          <table:table-cell office:value-type="float" office:value="157.00516167857279" table:formula="msoxl:=SQRT(POWER(R12-R33,2)+POWER(R14-R34,2))" table:style-name="ce16">
            <text:p>157.0</text:p>
          </table:table-cell>
          <table:table-cell office:value-type="float" office:value="78.510322848112111" table:formula="msoxl:=SQRT(POWER(S12-S33,2)+POWER(S14-S34,2))" table:style-name="ce16">
            <text:p>78.5</text:p>
          </table:table-cell>
          <table:table-cell office:value-type="float" office:value="1.2731039685739916" table:formula="msoxl:=SQRT(POWER(T12-T33,2)+POWER(T14-T34,2))" table:style-name="ce16">
            <text:p>1.3</text:p>
          </table:table-cell>
          <table:table-cell table:style-name="ce16"/>
          <table:table-cell office:value-type="float" office:value="113.99999999999999" table:formula="msoxl:=SQRT(POWER(V12-V33,2)+POWER(V14-V34,2))" table:style-name="ce16">
            <text:p>114.0</text:p>
          </table:table-cell>
          <table:table-cell office:value-type="float" office:value="197.45379206285199" table:formula="msoxl:=SQRT(POWER(W12-W33,2)+POWER(W14-W34,2))" table:style-name="ce16">
            <text:p>197.5</text:p>
          </table:table-cell>
          <table:table-cell office:value-type="float" office:value="202.6721490486544" table:formula="msoxl:=SQRT(POWER(X12-X33,2)+POWER(X14-X34,2))" table:style-name="ce16">
            <text:p>202.7</text:p>
          </table:table-cell>
          <table:table-cell office:value-type="float" office:value="117.11532777565883" table:formula="msoxl:=SQRT(POWER(Y12-Y33,2)+POWER(Y14-Y34,2))" table:style-name="ce16">
            <text:p>117.1</text:p>
          </table:table-cell>
          <table:table-cell office:value-type="float" office:value="60.840323408556557" table:formula="msoxl:=SQRT(POWER(Z12-Z33,2)+POWER(Z14-Z34,2))" table:style-name="ce16">
            <text:p>60.8</text:p>
          </table:table-cell>
          <table:table-cell office:value-type="float" office:value="226.03197793131449" table:formula="msoxl:=SQRT(POWER(AA12-AA33,2)+POWER(AA14-AA34,2))" table:style-name="ce16">
            <text:p>226.0</text:p>
          </table:table-cell>
          <table:table-cell table:style-name="ce17"/>
          <table:table-cell office:value-type="float" office:value="1.2731039685739916" table:formula="msoxl:=MIN(B36:AA36)" table:style-name="ce17">
            <text:p>1.3</text:p>
          </table:table-cell>
          <table:table-cell office:value-type="float" office:value="258.93701783693496" table:formula="msoxl:=MAX(B36:AA36)" table:style-name="ce18">
            <text:p>258.9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Dist Up (vert.)</text:p>
          </table:table-cell>
          <table:table-cell office:value-type="float" office:value="233.67498796405232" table:formula="msoxl:=SQRT(POWER(B16,2)-POWER(B36,2))" table:style-name="ce16">
            <text:p>233.7</text:p>
          </table:table-cell>
          <table:table-cell table:style-name="ce16"/>
          <table:table-cell office:value-type="float" office:value="227.35599838139305" table:formula="msoxl:=SQRT(POWER(D16,2)-POWER(D36,2))" table:style-name="ce16">
            <text:p>227.4</text:p>
          </table:table-cell>
          <table:table-cell office:value-type="float" office:value="259.84106528084664" table:formula="msoxl:=SQRT(POWER(E16,2)-POWER(E36,2))" table:style-name="ce16">
            <text:p>259.8</text:p>
          </table:table-cell>
          <table:table-cell office:value-type="float" office:value="259.72927266236189" table:formula="msoxl:=SQRT(POWER(F16,2)-POWER(F36,2))" table:style-name="ce16">
            <text:p>259.7</text:p>
          </table:table-cell>
          <table:table-cell office:value-type="float" office:value="240.35806622620345" table:formula="msoxl:=SQRT(POWER(G16,2)-POWER(G36,2))" table:style-name="ce16">
            <text:p>240.4</text:p>
          </table:table-cell>
          <table:table-cell office:value-type="float" office:value="177.54634584322054" table:formula="msoxl:=SQRT(POWER(H16,2)-POWER(H36,2))" table:style-name="ce16">
            <text:p>177.5</text:p>
          </table:table-cell>
          <table:table-cell office:value-type="float" office:value="167.41153124475863" table:formula="msoxl:=SQRT(POWER(I16,2)-POWER(I36,2))" table:style-name="ce16">
            <text:p>167.4</text:p>
          </table:table-cell>
          <table:table-cell office:value-type="float" office:value="167.65327552336936" table:formula="msoxl:=SQRT(POWER(J16,2)-POWER(J36,2))" table:style-name="ce16">
            <text:p>167.7</text:p>
          </table:table-cell>
          <table:table-cell office:value-type="float" office:value="148.13970026199863" table:formula="msoxl:=SQRT(POWER(K16,2)-POWER(K36,2))" table:style-name="ce16">
            <text:p>148.1</text:p>
          </table:table-cell>
          <table:table-cell office:value-type="float" office:value="58.810039905740702" table:formula="msoxl:=SQRT(POWER(L16,2)-POWER(L36,2))" table:style-name="ce16">
            <text:p>58.8</text:p>
          </table:table-cell>
          <table:table-cell office:value-type="float" office:value="23.486608816830675" table:formula="msoxl:=SQRT(POWER(M16,2)-POWER(M36,2))" table:style-name="ce16">
            <text:p>23.5</text:p>
          </table:table-cell>
          <table:table-cell office:value-type="float" office:value="63.621575917926556" table:formula="msoxl:=SQRT(POWER(N16,2)-POWER(N36,2))" table:style-name="ce16">
            <text:p>63.6</text:p>
          </table:table-cell>
          <table:table-cell office:value-type="float" office:value="174.06033436713838" table:formula="msoxl:=SQRT(POWER(O16,2)-POWER(O36,2))" table:style-name="ce16">
            <text:p>174.1</text:p>
          </table:table-cell>
          <table:table-cell office:value-type="float" office:value="199.96073383972049" table:formula="msoxl:=SQRT(POWER(P16,2)-POWER(P36,2))" table:style-name="ce16">
            <text:p>200.0</text:p>
          </table:table-cell>
          <table:table-cell office:value-type="float" office:value="200.10591996811394" table:formula="msoxl:=SQRT(POWER(Q16,2)-POWER(Q36,2))" table:style-name="ce16">
            <text:p>200.1</text:p>
          </table:table-cell>
          <table:table-cell office:value-type="float" office:value="207.24232001761902" table:formula="msoxl:=SQRT(POWER(R16,2)-POWER(R36,2))" table:style-name="ce16">
            <text:p>207.2</text:p>
          </table:table-cell>
          <table:table-cell office:value-type="float" office:value="247.86312595116928" table:formula="msoxl:=SQRT(POWER(S16,2)-POWER(S36,2))" table:style-name="ce16">
            <text:p>247.9</text:p>
          </table:table-cell>
          <table:table-cell office:value-type="float" office:value="259.99688307032682" table:formula="msoxl:=SQRT(POWER(T16,2)-POWER(T36,2))" table:style-name="ce16">
            <text:p>260.0</text:p>
          </table:table-cell>
          <table:table-cell table:style-name="ce16"/>
          <table:table-cell office:value-type="float" office:value="233.67498796405232" table:formula="msoxl:=SQRT(POWER(V16,2)-POWER(V36,2))" table:style-name="ce16">
            <text:p>233.7</text:p>
          </table:table-cell>
          <table:table-cell office:value-type="float" office:value="169.15082027587098" table:formula="msoxl:=SQRT(POWER(W16,2)-POWER(W36,2))" table:style-name="ce16">
            <text:p>169.2</text:p>
          </table:table-cell>
          <table:table-cell office:value-type="float" office:value="162.86190469228836" table:formula="msoxl:=SQRT(POWER(X16,2)-POWER(X36,2))" table:style-name="ce16">
            <text:p>162.9</text:p>
          </table:table-cell>
          <table:table-cell office:value-type="float" office:value="232.12927432790548" table:formula="msoxl:=SQRT(POWER(Y16,2)-POWER(Y36,2))" table:style-name="ce16">
            <text:p>232.1</text:p>
          </table:table-cell>
          <table:table-cell office:value-type="float" office:value="252.78143730808685" table:formula="msoxl:=SQRT(POWER(Z16,2)-POWER(Z36,2))" table:style-name="ce16">
            <text:p>252.8</text:p>
          </table:table-cell>
          <table:table-cell office:value-type="float" office:value="128.48947409207403" table:formula="msoxl:=SQRT(POWER(AA16,2)-POWER(AA36,2))" table:style-name="ce16">
            <text:p>128.5</text:p>
          </table:table-cell>
          <table:table-cell table:style-name="ce17"/>
          <table:table-cell office:value-type="float" office:value="23.486608816830675" table:formula="msoxl:=MIN(B37:AA37)" table:style-name="ce17">
            <text:p>23.5</text:p>
          </table:table-cell>
          <table:table-cell office:value-type="float" office:value="259.99688307032682" table:formula="msoxl:=MAX(B37:AA37)" table:style-name="ce17">
            <text:p>260.0</text:p>
          </table:table-cell>
          <table:table-cell office:value-type="float" office:value="236.51027425349614" table:formula="msoxl:=AD37-AC37" table:style-name="ce18">
            <text:p>236.5</text:p>
          </table:table-cell>
          <table:table-cell table:style-name="ce17"/>
          <table:table-cell table:number-columns-repeated="2" table:style-name="ce1"/>
          <table:table-cell table:style-name="ce17"/>
          <table:table-cell table:number-columns-repeated="16349"/>
        </table:table-row>
        <table:table-row table:style-name="ro2">
          <table:table-cell office:value-type="string" table:style-name="ce3">
            <text:p>Lift Movement to Zero</text:p>
          </table:table-cell>
          <table:table-cell office:value-type="float" office:value="0" table:formula="msoxl:=B37-$B37" table:style-name="ce16">
            <text:p>0.0</text:p>
          </table:table-cell>
          <table:table-cell table:style-name="ce16"/>
          <table:table-cell office:value-type="float" office:value="-6.3189895826592704" table:formula="msoxl:=D37-$B37" table:style-name="ce16">
            <text:p>-6.3</text:p>
          </table:table-cell>
          <table:table-cell office:value-type="float" office:value="26.166077316794315" table:formula="msoxl:=E37-$B37" table:style-name="ce16">
            <text:p>26.2</text:p>
          </table:table-cell>
          <table:table-cell office:value-type="float" office:value="26.054284698309573" table:formula="msoxl:=F37-$B37" table:style-name="ce16">
            <text:p>26.1</text:p>
          </table:table-cell>
          <table:table-cell office:value-type="float" office:value="6.6830782621511275" table:formula="msoxl:=G37-$B37" table:style-name="ce16">
            <text:p>6.7</text:p>
          </table:table-cell>
          <table:table-cell office:value-type="float" office:value="-56.128642120831785" table:formula="msoxl:=H37-$B37" table:style-name="ce16">
            <text:p>-56.1</text:p>
          </table:table-cell>
          <table:table-cell office:value-type="float" office:value="-66.263456719293686" table:formula="msoxl:=I37-$B37" table:style-name="ce16">
            <text:p>-66.3</text:p>
          </table:table-cell>
          <table:table-cell office:value-type="float" office:value="-66.021712440682961" table:formula="msoxl:=J37-$B37" table:style-name="ce16">
            <text:p>-66.0</text:p>
          </table:table-cell>
          <table:table-cell office:value-type="float" office:value="-85.535287702053694" table:formula="msoxl:=K37-$B37" table:style-name="ce16">
            <text:p>-85.5</text:p>
          </table:table-cell>
          <table:table-cell office:value-type="float" office:value="-174.86494805831163" table:formula="msoxl:=L37-$B37" table:style-name="ce16">
            <text:p>-174.9</text:p>
          </table:table-cell>
          <table:table-cell office:value-type="float" office:value="-210.18837914722164" table:formula="msoxl:=M37-$B37" table:style-name="ce16">
            <text:p>-210.2</text:p>
          </table:table-cell>
          <table:table-cell office:value-type="float" office:value="-170.05341204612577" table:formula="msoxl:=N37-$B37" table:style-name="ce16">
            <text:p>-170.1</text:p>
          </table:table-cell>
          <table:table-cell office:value-type="float" office:value="-59.614653596913939" table:formula="msoxl:=O37-$B37" table:style-name="ce16">
            <text:p>-59.6</text:p>
          </table:table-cell>
          <table:table-cell office:value-type="float" office:value="-33.714254124331831" table:formula="msoxl:=P37-$B37" table:style-name="ce16">
            <text:p>-33.7</text:p>
          </table:table-cell>
          <table:table-cell office:value-type="float" office:value="-33.569067995938383" table:formula="msoxl:=Q37-$B37" table:style-name="ce16">
            <text:p>-33.6</text:p>
          </table:table-cell>
          <table:table-cell office:value-type="float" office:value="-26.432667946433298" table:formula="msoxl:=R37-$B37" table:style-name="ce16">
            <text:p>-26.4</text:p>
          </table:table-cell>
          <table:table-cell office:value-type="float" office:value="14.18813798711696" table:formula="msoxl:=S37-$B37" table:style-name="ce16">
            <text:p>14.2</text:p>
          </table:table-cell>
          <table:table-cell office:value-type="float" office:value="26.321895106274496" table:formula="msoxl:=T37-$B37" table:style-name="ce16">
            <text:p>26.3</text:p>
          </table:table-cell>
          <table:table-cell table:style-name="ce16"/>
          <table:table-cell office:value-type="float" office:value="0" table:formula="msoxl:=V37-$B37" table:style-name="ce16">
            <text:p>0.0</text:p>
          </table:table-cell>
          <table:table-cell office:value-type="float" office:value="-64.524167688181336" table:formula="msoxl:=W37-$B37" table:style-name="ce16">
            <text:p>-64.5</text:p>
          </table:table-cell>
          <table:table-cell office:value-type="float" office:value="-70.813083271763958" table:formula="msoxl:=X37-$B37" table:style-name="ce16">
            <text:p>-70.8</text:p>
          </table:table-cell>
          <table:table-cell office:value-type="float" office:value="-1.5457136361468429" table:formula="msoxl:=Y37-$B37" table:style-name="ce16">
            <text:p>-1.5</text:p>
          </table:table-cell>
          <table:table-cell office:value-type="float" office:value="19.10644934403453" table:formula="msoxl:=Z37-$B37" table:style-name="ce16">
            <text:p>19.1</text:p>
          </table:table-cell>
          <table:table-cell office:value-type="float" office:value="-105.18551387197829" table:formula="msoxl:=AA37-$B37" table:style-name="ce16">
            <text:p>-105.2</text:p>
          </table:table-cell>
          <table:table-cell table:style-name="ce17"/>
          <table:table-cell office:value-type="float" office:value="-210.18837914722164" table:formula="msoxl:=MIN(B38:AA38)" table:style-name="ce17">
            <text:p>-210.2</text:p>
          </table:table-cell>
          <table:table-cell office:value-type="float" office:value="26.321895106274496" table:formula="msoxl:=MAX(B38:AA38)" table:style-name="ce17">
            <text:p>26.3</text:p>
          </table:table-cell>
          <table:table-cell office:value-type="float" office:value="236.51027425349614" table:formula="msoxl:=AD38-AC38" table:style-name="ce17">
            <text:p>236.5</text:p>
          </table:table-cell>
          <table:table-cell table:style-name="ce17"/>
          <table:table-cell table:number-columns-repeated="1635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Angle TopView</text:p>
          </table:table-cell>
          <table:table-cell office:value-type="float" office:value="2.5339937348434205E-5" table:formula="msoxl:=ATAN2(B12-B33,B14-B34)*180/3.14159-30" table:style-name="ce16">
            <text:p>0.0</text:p>
          </table:table-cell>
          <table:table-cell table:style-name="ce16"/>
          <table:table-cell office:value-type="float" office:value="8.4890407255127656" table:formula="msoxl:=ATAN2(D12-D33,D14-D34)*180/3.14159-30" table:style-name="ce16">
            <text:p>8.5</text:p>
          </table:table-cell>
          <table:table-cell office:value-type="float" office:value="-128.05149561156537" table:formula="msoxl:=ATAN2(E12-E33,E14-E34)*180/3.14159-30" table:style-name="ce16">
            <text:p>-128.1</text:p>
          </table:table-cell>
          <table:table-cell office:value-type="float" office:value="-79.352500141941988" table:formula="msoxl:=ATAN2(F12-F33,F14-F34)*180/3.14159-30" table:style-name="ce16">
            <text:p>-79.4</text:p>
          </table:table-cell>
          <table:table-cell office:value-type="float" office:value="-35.20872350247565" table:formula="msoxl:=ATAN2(G12-G33,G14-G34)*180/3.14159-30" table:style-name="ce16">
            <text:p>-35.2</text:p>
          </table:table-cell>
          <table:table-cell office:value-type="float" office:value="-32.715883708060609" table:formula="msoxl:=ATAN2(H12-H33,H14-H34)*180/3.14159-30" table:style-name="ce16">
            <text:p>-32.7</text:p>
          </table:table-cell>
          <table:table-cell office:value-type="float" office:value="-32.593057852440928" table:formula="msoxl:=ATAN2(I12-I33,I14-I34)*180/3.14159-30" table:style-name="ce16">
            <text:p>-32.6</text:p>
          </table:table-cell>
          <table:table-cell office:value-type="float" office:value="-30" table:formula="msoxl:=ATAN2(J12-J33,J14-J34)*180/3.14159-30" table:style-name="ce16">
            <text:p>-30.0</text:p>
          </table:table-cell>
          <table:table-cell office:value-type="float" office:value="-8.4452445814773611" table:formula="msoxl:=ATAN2(K12-K33,K14-K34)*180/3.14159-30" table:style-name="ce16">
            <text:p>-8.4</text:p>
          </table:table-cell>
          <table:table-cell office:value-type="float" office:value="8.3097890449383982" table:formula="msoxl:=ATAN2(L12-L33,L14-L34)*180/3.14159-30" table:style-name="ce16">
            <text:p>8.3</text:p>
          </table:table-cell>
          <table:table-cell office:value-type="float" office:value="9.8726225867071946" table:formula="msoxl:=ATAN2(M12-M33,M14-M34)*180/3.14159-30" table:style-name="ce16">
            <text:p>9.9</text:p>
          </table:table-cell>
          <table:table-cell office:value-type="float" office:value="11.184072648495281" table:formula="msoxl:=ATAN2(N12-N33,N14-N34)*180/3.14159-30" table:style-name="ce16">
            <text:p>11.2</text:p>
          </table:table-cell>
          <table:table-cell office:value-type="float" office:value="29.258393413667363" table:formula="msoxl:=ATAN2(O12-O33,O14-O34)*180/3.14159-30" table:style-name="ce16">
            <text:p>29.3</text:p>
          </table:table-cell>
          <table:table-cell office:value-type="float" office:value="57.33501832396594" table:formula="msoxl:=ATAN2(P12-P33,P14-P34)*180/3.14159-30" table:style-name="ce16">
            <text:p>57.3</text:p>
          </table:table-cell>
          <table:table-cell office:value-type="float" office:value="60.439486356007251" table:formula="msoxl:=ATAN2(Q12-Q33,Q14-Q34)*180/3.14159-30" table:style-name="ce16">
            <text:p>60.4</text:p>
          </table:table-cell>
          <table:table-cell office:value-type="float" office:value="60.464674409345861" table:formula="msoxl:=ATAN2(R12-R33,R14-R34)*180/3.14159-30" table:style-name="ce16">
            <text:p>60.5</text:p>
          </table:table-cell>
          <table:table-cell office:value-type="float" office:value="60.929211710305168" table:formula="msoxl:=ATAN2(S12-S33,S14-S34)*180/3.14159-30" table:style-name="ce16">
            <text:p>60.9</text:p>
          </table:table-cell>
          <table:table-cell office:value-type="float" office:value="150.00015203962414" table:formula="msoxl:=ATAN2(T12-T33,T14-T34)*180/3.14159-30" table:style-name="ce16">
            <text:p>150.0</text:p>
          </table:table-cell>
          <table:table-cell table:style-name="ce16"/>
          <table:table-cell office:value-type="float" office:value="2.5339937348434205E-5" table:formula="msoxl:=ATAN2(V12-V33,V14-V34)*180/3.14159-30" table:style-name="ce16">
            <text:p>0.0</text:p>
          </table:table-cell>
          <table:table-cell office:value-type="float" office:value="30.000050679874704" table:formula="msoxl:=ATAN2(W12-W33,W14-W34)*180/3.14159-30" table:style-name="ce16">
            <text:p>30.0</text:p>
          </table:table-cell>
          <table:table-cell office:value-type="float" office:value="30.848187743025349" table:formula="msoxl:=ATAN2(X12-X33,X14-X34)*180/3.14159-30" table:style-name="ce16">
            <text:p>30.8</text:p>
          </table:table-cell>
          <table:table-cell office:value-type="float" office:value="-62.542951391916858" table:formula="msoxl:=ATAN2(Y12-Y33,Y14-Y34)*180/3.14159-30" table:style-name="ce16">
            <text:p>-62.5</text:p>
          </table:table-cell>
          <table:table-cell office:value-type="float" office:value="80.466288724730489" table:formula="msoxl:=ATAN2(Z12-Z33,Z14-Z34)*180/3.14159-30" table:style-name="ce16">
            <text:p>80.5</text:p>
          </table:table-cell>
          <table:table-cell office:value-type="float" office:value="-15.393631670081822" table:formula="msoxl:=ATAN2(AA12-AA33,AA14-AA34)*180/3.14159-30" table:style-name="ce16">
            <text:p>-15.4</text:p>
          </table:table-cell>
          <table:table-cell table:style-name="ce17"/>
          <table:table-cell office:value-type="float" office:value="-128.05149561156537" table:formula="msoxl:=MIN(B40:AA40)" table:style-name="ce17">
            <text:p>-128.1</text:p>
          </table:table-cell>
          <table:table-cell office:value-type="float" office:value="150.00015203962414" table:formula="msoxl:=MAX(B40:AA40)" table:style-name="ce17">
            <text:p>150.0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Up</text:p>
          </table:table-cell>
          <table:table-cell office:value-type="float" office:value="63.99429167863542" table:formula="msoxl:=ATAN2(B36,B37)*180/3.14159" table:style-name="ce16">
            <text:p>64.0</text:p>
          </table:table-cell>
          <table:table-cell table:style-name="ce16"/>
          <table:table-cell office:value-type="float" office:value="60.979546511876805" table:formula="msoxl:=ATAN2(D36,D37)*180/3.14159" table:style-name="ce16">
            <text:p>61.0</text:p>
          </table:table-cell>
          <table:table-cell office:value-type="float" office:value="87.996606045055444" table:formula="msoxl:=ATAN2(E36,E37)*180/3.14159" table:style-name="ce16">
            <text:p>88.0</text:p>
          </table:table-cell>
          <table:table-cell office:value-type="float" office:value="87.38517610512271" table:formula="msoxl:=ATAN2(F36,F37)*180/3.14159" table:style-name="ce16">
            <text:p>87.4</text:p>
          </table:table-cell>
          <table:table-cell office:value-type="float" office:value="67.586238596673994" table:formula="msoxl:=ATAN2(G36,G37)*180/3.14159" table:style-name="ce16">
            <text:p>67.6</text:p>
          </table:table-cell>
          <table:table-cell office:value-type="float" office:value="43.068404473561905" table:formula="msoxl:=ATAN2(H36,H37)*180/3.14159" table:style-name="ce16">
            <text:p>43.1</text:p>
          </table:table-cell>
          <table:table-cell office:value-type="float" office:value="40.082574070563339" table:formula="msoxl:=ATAN2(I36,I37)*180/3.14159" table:style-name="ce16">
            <text:p>40.1</text:p>
          </table:table-cell>
          <table:table-cell office:value-type="float" office:value="40.152236719467211" table:formula="msoxl:=ATAN2(J36,J37)*180/3.14159" table:style-name="ce16">
            <text:p>40.2</text:p>
          </table:table-cell>
          <table:table-cell office:value-type="float" office:value="34.734084045036923" table:formula="msoxl:=ATAN2(K36,K37)*180/3.14159" table:style-name="ce16">
            <text:p>34.7</text:p>
          </table:table-cell>
          <table:table-cell office:value-type="float" office:value="13.073020115295439" table:formula="msoxl:=ATAN2(L36,L37)*180/3.14159" table:style-name="ce16">
            <text:p>13.1</text:p>
          </table:table-cell>
          <table:table-cell office:value-type="float" office:value="5.1827753738674502" table:formula="msoxl:=ATAN2(M36,M37)*180/3.14159" table:style-name="ce16">
            <text:p>5.2</text:p>
          </table:table-cell>
          <table:table-cell office:value-type="float" office:value="14.16402093969849" table:formula="msoxl:=ATAN2(N36,N37)*180/3.14159" table:style-name="ce16">
            <text:p>14.2</text:p>
          </table:table-cell>
          <table:table-cell office:value-type="float" office:value="42.025654366419289" table:formula="msoxl:=ATAN2(O36,O37)*180/3.14159" table:style-name="ce16">
            <text:p>42.0</text:p>
          </table:table-cell>
          <table:table-cell office:value-type="float" office:value="50.271365040624985" table:formula="msoxl:=ATAN2(P36,P37)*180/3.14159" table:style-name="ce16">
            <text:p>50.3</text:p>
          </table:table-cell>
          <table:table-cell office:value-type="float" office:value="50.3214489905181" table:formula="msoxl:=ATAN2(Q36,Q37)*180/3.14159" table:style-name="ce16">
            <text:p>50.3</text:p>
          </table:table-cell>
          <table:table-cell office:value-type="float" office:value="52.852760003178027" table:formula="msoxl:=ATAN2(R36,R37)*180/3.14159" table:style-name="ce16">
            <text:p>52.9</text:p>
          </table:table-cell>
          <table:table-cell office:value-type="float" office:value="72.424530715222701" table:formula="msoxl:=ATAN2(S36,S37)*180/3.14159" table:style-name="ce16">
            <text:p>72.4</text:p>
          </table:table-cell>
          <table:table-cell office:value-type="float" office:value="89.719522799112539" table:formula="msoxl:=ATAN2(T36,T37)*180/3.14159" table:style-name="ce16">
            <text:p>89.7</text:p>
          </table:table-cell>
          <table:table-cell table:style-name="ce16"/>
          <table:table-cell office:value-type="float" office:value="63.99429167863542" table:formula="msoxl:=ATAN2(V36,V37)*180/3.14159" table:style-name="ce16">
            <text:p>64.0</text:p>
          </table:table-cell>
          <table:table-cell office:value-type="float" office:value="40.585385837302333" table:formula="msoxl:=ATAN2(W36,W37)*180/3.14159" table:style-name="ce16">
            <text:p>40.6</text:p>
          </table:table-cell>
          <table:table-cell office:value-type="float" office:value="38.784458073552855" table:formula="msoxl:=ATAN2(X36,X37)*180/3.14159" table:style-name="ce16">
            <text:p>38.8</text:p>
          </table:table-cell>
          <table:table-cell office:value-type="float" office:value="63.227907009109948" table:formula="msoxl:=ATAN2(Y36,Y37)*180/3.14159" table:style-name="ce16">
            <text:p>63.2</text:p>
          </table:table-cell>
          <table:table-cell office:value-type="float" office:value="76.467307748136662" table:formula="msoxl:=ATAN2(Z36,Z37)*180/3.14159" table:style-name="ce16">
            <text:p>76.5</text:p>
          </table:table-cell>
          <table:table-cell office:value-type="float" office:value="29.616395991716892" table:formula="msoxl:=ATAN2(AA36,AA37)*180/3.14159" table:style-name="ce16">
            <text:p>29.6</text:p>
          </table:table-cell>
          <table:table-cell table:style-name="ce17"/>
          <table:table-cell office:value-type="float" office:value="5.1827753738674502" table:formula="msoxl:=MIN(B41:AA41)" table:style-name="ce17">
            <text:p>5.2</text:p>
          </table:table-cell>
          <table:table-cell office:value-type="float" office:value="89.719522799112539" table:formula="msoxl:=MAX(B41:AA41)" table:style-name="ce17">
            <text:p>89.7</text:p>
          </table:table-cell>
          <table:table-cell table:number-columns-repeated="2" table:style-name="ce17"/>
          <table:table-cell table:number-columns-repeated="16352" table:style-name="ce1"/>
        </table:table-row>
        <table:table-row table:style-name="ro2">
          <table:table-cell office:value-type="string" table:style-name="ce3">
            <text:p>Angle Joint rot.</text:p>
          </table:table-cell>
          <table:table-cell office:value-type="float" office:value="26.00570832136458" table:formula="msoxl:=90-B41" table:style-name="ce16">
            <text:p>26.0</text:p>
          </table:table-cell>
          <table:table-cell table:style-name="ce16"/>
          <table:table-cell office:value-type="float" office:value="29.020453488123195" table:formula="msoxl:=90-D41" table:style-name="ce16">
            <text:p>29.0</text:p>
          </table:table-cell>
          <table:table-cell office:value-type="float" office:value="2.0033939549445563" table:formula="msoxl:=90-E41" table:style-name="ce16">
            <text:p>2.0</text:p>
          </table:table-cell>
          <table:table-cell office:value-type="float" office:value="2.6148238948772899" table:formula="msoxl:=90-F41" table:style-name="ce16">
            <text:p>2.6</text:p>
          </table:table-cell>
          <table:table-cell office:value-type="float" office:value="22.413761403326006" table:formula="msoxl:=90-G41" table:style-name="ce16">
            <text:p>22.4</text:p>
          </table:table-cell>
          <table:table-cell office:value-type="float" office:value="46.931595526438095" table:formula="msoxl:=90-H41" table:style-name="ce16">
            <text:p>46.9</text:p>
          </table:table-cell>
          <table:table-cell office:value-type="float" office:value="49.917425929436661" table:formula="msoxl:=90-I41" table:style-name="ce16">
            <text:p>49.9</text:p>
          </table:table-cell>
          <table:table-cell office:value-type="float" office:value="49.847763280532789" table:formula="msoxl:=90-J41" table:style-name="ce16">
            <text:p>49.8</text:p>
          </table:table-cell>
          <table:table-cell office:value-type="float" office:value="55.265915954963077" table:formula="msoxl:=90-K41" table:style-name="ce16">
            <text:p>55.3</text:p>
          </table:table-cell>
          <table:table-cell office:value-type="float" office:value="76.926979884704565" table:formula="msoxl:=90-L41" table:style-name="ce16">
            <text:p>76.9</text:p>
          </table:table-cell>
          <table:table-cell office:value-type="float" office:value="84.817224626132543" table:formula="msoxl:=90-M41" table:style-name="ce16">
            <text:p>84.8</text:p>
          </table:table-cell>
          <table:table-cell office:value-type="float" office:value="75.835979060301511" table:formula="msoxl:=90-N41" table:style-name="ce16">
            <text:p>75.8</text:p>
          </table:table-cell>
          <table:table-cell office:value-type="float" office:value="47.974345633580711" table:formula="msoxl:=90-O41" table:style-name="ce16">
            <text:p>48.0</text:p>
          </table:table-cell>
          <table:table-cell office:value-type="float" office:value="39.728634959375015" table:formula="msoxl:=90-P41" table:style-name="ce16">
            <text:p>39.7</text:p>
          </table:table-cell>
          <table:table-cell office:value-type="float" office:value="39.6785510094819" table:formula="msoxl:=90-Q41" table:style-name="ce16">
            <text:p>39.7</text:p>
          </table:table-cell>
          <table:table-cell office:value-type="float" office:value="37.147239996821973" table:formula="msoxl:=90-R41" table:style-name="ce16">
            <text:p>37.1</text:p>
          </table:table-cell>
          <table:table-cell office:value-type="float" office:value="17.575469284777299" table:formula="msoxl:=90-S41" table:style-name="ce16">
            <text:p>17.6</text:p>
          </table:table-cell>
          <table:table-cell office:value-type="float" office:value="0.28047720088746075" table:formula="msoxl:=90-T41" table:style-name="ce16">
            <text:p>0.3</text:p>
          </table:table-cell>
          <table:table-cell table:style-name="ce16"/>
          <table:table-cell office:value-type="float" office:value="26.00570832136458" table:formula="msoxl:=90-V41" table:style-name="ce16">
            <text:p>26.0</text:p>
          </table:table-cell>
          <table:table-cell office:value-type="float" office:value="49.414614162697667" table:formula="msoxl:=90-W41" table:style-name="ce16">
            <text:p>49.4</text:p>
          </table:table-cell>
          <table:table-cell office:value-type="float" office:value="51.215541926447145" table:formula="msoxl:=90-X41" table:style-name="ce16">
            <text:p>51.2</text:p>
          </table:table-cell>
          <table:table-cell office:value-type="float" office:value="26.772092990890052" table:formula="msoxl:=90-Y41" table:style-name="ce16">
            <text:p>26.8</text:p>
          </table:table-cell>
          <table:table-cell office:value-type="float" office:value="13.532692251863338" table:formula="msoxl:=90-Z41" table:style-name="ce16">
            <text:p>13.5</text:p>
          </table:table-cell>
          <table:table-cell office:value-type="float" office:value="60.383604008283108" table:formula="msoxl:=90-AA41" table:style-name="ce16">
            <text:p>60.4</text:p>
          </table:table-cell>
          <table:table-cell table:style-name="ce17"/>
          <table:table-cell office:value-type="float" office:value="0.28047720088746075" table:formula="msoxl:=MIN(B42:AA42)" table:style-name="ce17">
            <text:p>0.3</text:p>
          </table:table-cell>
          <table:table-cell office:value-type="float" office:value="84.817224626132543" table:formula="msoxl:=MAX(B42:AA42)" table:style-name="ce17">
            <text:p>84.8</text:p>
          </table:table-cell>
          <table:table-cell office:value-type="float" office:value="84.536747425245082" table:formula="msoxl:=AD42-AC42" table:style-name="ce17">
            <text:p>84.5</text:p>
          </table:table-cell>
          <table:table-cell table:style-name="ce17"/>
          <table:table-cell table:number-columns-repeated="16352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8">
            <text:p>Resul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ax. Lift Movement without Z</text:p>
          </table:table-cell>
          <table:table-cell table:number-columns-repeated="2" table:style-name="ce1"/>
          <table:table-cell office:value-type="float" office:value="236.51339118316932" table:formula="msoxl:=MAX(AD23,AD37)-MIN(AC23,AC37)" table:style-name="ce20">
            <text:p>236.5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Position over Bed without Z and nozzle</text:p>
          </table:table-cell>
          <table:table-cell table:number-columns-repeated="2" table:style-name="ce1"/>
          <table:table-cell office:value-type="float" office:value="280" table:formula="msoxl:=MAX(AD23,AD37)+12+8" table:style-name="ce20">
            <text:p>280.0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Tilt Angle on Carriage</text:p>
          </table:table-cell>
          <table:table-cell table:number-columns-repeated="2" table:style-name="ce1"/>
          <table:table-cell office:value-type="float" office:value="32.20852621667899" table:formula="msoxl:=AD29" table:style-name="ce20">
            <text:p>32.2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to upright</text:p>
          </table:table-cell>
          <table:table-cell table:number-columns-repeated="2" table:style-name="ce1"/>
          <table:table-cell office:value-type="float" office:value="84.817224626132543" table:formula="msoxl:=MAX(AD28,AD42)" table:style-name="ce20">
            <text:p>84.8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x. Joint Angle movement</text:p>
          </table:table-cell>
          <table:table-cell table:number-columns-repeated="2" table:style-name="ce1"/>
          <table:table-cell office:value-type="float" office:value="84.536747425245082" table:formula="msoxl:=MAX(AE28,AE42)" table:style-name="ce20">
            <text:p>84.5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Joint Anglein Rest Pos.</text:p>
          </table:table-cell>
          <table:table-cell table:number-columns-repeated="2" table:style-name="ce1"/>
          <table:table-cell office:value-type="float" office:value="26.00570832136458" table:formula="msoxl:=V28" table:style-name="ce20">
            <text:p>26.0</text:p>
          </table:table-cell>
          <table:table-cell office:value-type="string" table:style-name="ce1">
            <text:p>°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in. Rod Length (theoretical)</text:p>
          </table:table-cell>
          <table:table-cell table:number-columns-repeated="2" table:style-name="ce1"/>
          <table:table-cell office:value-type="float" office:value="258.93701783693496" table:formula="msoxl:=MAX(AD22,AD36)" table:style-name="ce20">
            <text:p>258.9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5">
          <table:table-cell table:number-columns-repeated="3" table:style-name="ce1"/>
          <table:table-cell table:number-columns-repeated="3" table:style-name="ce11"/>
          <table:table-cell office:value-type="string" table:style-name="ce21">
            <text:p>Linear Shaft Length</text:p>
          </table:table-cell>
          <table:table-cell office:value-type="string" table:style-name="ce21">
            <text:p>Nozzle - below carriage</text:p>
          </table:table-cell>
          <table:table-cell office:value-type="string" table:style-name="ce21">
            <text:p>Top Box Height</text:p>
          </table:table-cell>
          <table:table-cell office:value-type="string" table:style-name="ce21">
            <text:p>Base Box Height</text:p>
          </table:table-cell>
          <table:table-cell office:value-type="string" table:style-name="ce21">
            <text:p>Heat Bed over Base</text:p>
          </table:table-cell>
          <table:table-cell office:value-type="string" table:style-name="ce21">
            <text:p>Printing Glas</text:p>
          </table:table-cell>
          <table:table-cell office:value-type="string" table:style-name="ce21">
            <text:p>Switch Range</text:p>
          </table:table-cell>
          <table:table-cell office:value-type="string" table:style-name="ce21">
            <text:p>Head Room</text:p>
          </table:table-cell>
          <table:table-cell table:number-columns-repeated="13" table:style-name="ce11"/>
          <table:table-cell table:number-columns-repeated="16357"/>
        </table:table-row>
        <table:table-row table:style-name="ro2">
          <table:table-cell office:value-type="string" table:style-name="ce1">
            <text:p>Printable Height</text:p>
          </table:table-cell>
          <table:table-cell table:number-columns-repeated="2" table:style-name="ce1"/>
          <table:table-cell office:value-type="float" office:value="280" table:formula="msoxl:=G54-D47-SUM(H54:N54)" table:style-name="ce20">
            <text:p>280.0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at</text:p>
          </table:table-cell>
          <table:table-cell office:value-type="float" office:value="700" table:style-name="ce3">
            <text:p>700</text:p>
          </table:table-cell>
          <table:table-cell office:value-type="float" office:value="30" table:style-name="ce3">
            <text:p>30</text:p>
          </table:table-cell>
          <table:table-cell office:value-type="float" office:value="20" table:style-name="ce3">
            <text:p>20</text:p>
          </table:table-cell>
          <table:table-cell office:value-type="float" office:value="60" table:style-name="ce3">
            <text:p>60</text:p>
          </table:table-cell>
          <table:table-cell office:value-type="float" office:value="12" table:style-name="ce3">
            <text:p>12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Max. Lift Movement with Z</text:p>
          </table:table-cell>
          <table:table-cell table:number-columns-repeated="2" table:style-name="ce1"/>
          <table:table-cell office:value-type="float" office:value="516.51339118316935" table:formula="msoxl:=D54+D46" table:style-name="ce17">
            <text:p>516.5</text:p>
          </table:table-cell>
          <table:table-cell office:value-type="string" table:style-name="ce1">
            <text:p>mm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Ratio Printer/Printing Height</text:p>
          </table:table-cell>
          <table:table-cell table:number-columns-repeated="2" table:style-name="ce1"/>
          <table:table-cell office:value-type="float" office:value="40" table:formula="msoxl:=D54/G54*100" table:style-name="ce22">
            <text:p>40</text:p>
          </table:table-cell>
          <table:table-cell office:value-type="string" table:style-name="ce1">
            <text:p>%</text:p>
          </table:table-cell>
          <table:table-cell table:number-columns-repeated="16379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Area_Overview" table:style-name="ta2">
        <table:table-column table:style-name="co8" table:default-cell-style-name="ce1"/>
        <table:table-column table:style-name="co6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5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5">
            <text:p>Geometry</text:p>
          </table:table-cell>
          <table:table-cell office:value-type="string" table:style-name="ce25">
            <text:p>Size</text:p>
          </table:table-cell>
          <table:table-cell office:value-type="string" table:style-name="ce25">
            <text:p>X min</text:p>
          </table:table-cell>
          <table:table-cell office:value-type="string" table:style-name="ce25">
            <text:p>X max</text:p>
          </table:table-cell>
          <table:table-cell office:value-type="string" table:style-name="ce25">
            <text:p>Y min</text:p>
          </table:table-cell>
          <table:table-cell office:value-type="string" table:style-name="ce25">
            <text:p>Y max</text:p>
          </table:table-cell>
          <table:table-cell office:value-type="string" table:style-name="ce25">
            <text:p>Y Offset</text:p>
          </table:table-cell>
          <table:table-cell office:value-type="string" table:style-name="ce25">
            <text:p>PCB Heat Bed</text:p>
          </table:table-cell>
          <table:table-cell office:value-type="string" table:style-name="ce25">
            <text:p>Centered to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Circle</text:p>
          </table:table-cell>
          <table:table-cell office:value-type="string" table:style-name="ce26">
            <text:p>Dia. 240 mm</text:p>
          </table:table-cell>
          <table:table-cell office:value-type="float" office:value="-120" table:style-name="ce26">
            <text:p>-120</text:p>
          </table:table-cell>
          <table:table-cell office:value-type="float" office:value="120" table:style-name="ce26">
            <text:p>120</text:p>
          </table:table-cell>
          <table:table-cell office:value-type="float" office:value="-120" table:style-name="ce26">
            <text:p>-120</text:p>
          </table:table-cell>
          <table:table-cell office:value-type="float" office:value="120" table:style-name="ce26">
            <text:p>120</text:p>
          </table:table-cell>
          <table:table-cell office:value-type="float" office:value="0" table:style-name="ce26">
            <text:p>0</text:p>
          </table:table-cell>
          <table:table-cell office:value-type="string" table:style-name="ce26">
            <text:p>Outside</text:p>
          </table:table-cell>
          <table:table-cell office:value-type="string" table:style-name="ce26">
            <text:p>System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Circle</text:p>
          </table:table-cell>
          <table:table-cell office:value-type="string" table:style-name="ce26">
            <text:p>Dia. 210 mm</text:p>
          </table:table-cell>
          <table:table-cell office:value-type="float" office:value="-105" table:style-name="ce26">
            <text:p>-105</text:p>
          </table:table-cell>
          <table:table-cell office:value-type="float" office:value="105" table:style-name="ce26">
            <text:p>105</text:p>
          </table:table-cell>
          <table:table-cell office:value-type="float" office:value="-90" table:style-name="ce26">
            <text:p>-90</text:p>
          </table:table-cell>
          <table:table-cell office:value-type="float" office:value="120" table:style-name="ce26">
            <text:p>120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Inside</text:p>
          </table:table-cell>
          <table:table-cell office:value-type="string" table:style-name="ce26">
            <text:p>PCB HeatBed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Square</text:p>
          </table:table-cell>
          <table:table-cell office:value-type="string" table:style-name="ce26">
            <text:p>186 x 186 mm</text:p>
          </table:table-cell>
          <table:table-cell office:value-type="float" office:value="-93" table:style-name="ce26">
            <text:p>-93</text:p>
          </table:table-cell>
          <table:table-cell office:value-type="float" office:value="93" table:style-name="ce26">
            <text:p>93</text:p>
          </table:table-cell>
          <table:table-cell office:value-type="float" office:value="-87" table:style-name="ce26">
            <text:p>-87</text:p>
          </table:table-cell>
          <table:table-cell office:value-type="float" office:value="108" table:style-name="ce26">
            <text:p>108</text:p>
          </table:table-cell>
          <table:table-cell office:value-type="float" office:value="15" table:style-name="ce26">
            <text:p>15</text:p>
          </table:table-cell>
          <table:table-cell office:value-type="string" table:style-name="ce26">
            <text:p>Inside</text:p>
          </table:table-cell>
          <table:table-cell office:value-type="string" table:style-name="ce26">
            <text:p>PCB HeatBed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Rectange</text:p>
          </table:table-cell>
          <table:table-cell office:value-type="string" table:style-name="ce26">
            <text:p>200 x 175 mm</text:p>
          </table:table-cell>
          <table:table-cell office:value-type="float" office:value="-100" table:style-name="ce26">
            <text:p>-100</text:p>
          </table:table-cell>
          <table:table-cell office:value-type="float" office:value="100" table:style-name="ce26">
            <text:p>100</text:p>
          </table:table-cell>
          <table:table-cell office:value-type="float" office:value="-66" table:style-name="ce26">
            <text:p>-66</text:p>
          </table:table-cell>
          <table:table-cell office:value-type="float" office:value="109" table:style-name="ce26">
            <text:p>109</text:p>
          </table:table-cell>
          <table:table-cell office:value-type="float" office:value="21.5" table:style-name="ce26">
            <text:p>21.5</text:p>
          </table:table-cell>
          <table:table-cell office:value-type="string" table:style-name="ce26">
            <text:p>Inside</text:p>
          </table:table-cell>
          <table:table-cell office:value-type="string" table:style-name="ce26">
            <text:p>-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Rectange</text:p>
          </table:table-cell>
          <table:table-cell office:value-type="string" table:style-name="ce26">
            <text:p>240 x 110 mm</text:p>
          </table:table-cell>
          <table:table-cell office:value-type="float" office:value="-120" table:style-name="ce26">
            <text:p>-120</text:p>
          </table:table-cell>
          <table:table-cell office:value-type="float" office:value="120" table:style-name="ce26">
            <text:p>120</text:p>
          </table:table-cell>
          <table:table-cell office:value-type="float" office:value="-30" table:style-name="ce26">
            <text:p>-30</text:p>
          </table:table-cell>
          <table:table-cell office:value-type="float" office:value="80" table:style-name="ce26">
            <text:p>80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Outside</text:p>
          </table:table-cell>
          <table:table-cell office:value-type="string" table:style-name="ce26">
            <text:p>-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Rectange</text:p>
          </table:table-cell>
          <table:table-cell office:value-type="string" table:style-name="ce26">
            <text:p>255 x 85 mm</text:p>
          </table:table-cell>
          <table:table-cell office:value-type="float" office:value="-127.5" table:style-name="ce26">
            <text:p>-127.5</text:p>
          </table:table-cell>
          <table:table-cell office:value-type="float" office:value="127.5" table:style-name="ce26">
            <text:p>127.5</text:p>
          </table:table-cell>
          <table:table-cell office:value-type="float" office:value="-17.5" table:style-name="ce26">
            <text:p>-17.5</text:p>
          </table:table-cell>
          <table:table-cell office:value-type="float" office:value="67.5" table:style-name="ce26">
            <text:p>67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Outside</text:p>
          </table:table-cell>
          <table:table-cell office:value-type="string" table:style-name="ce26">
            <text:p>-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Rectange</text:p>
          </table:table-cell>
          <table:table-cell office:value-type="string" table:style-name="ce26">
            <text:p>260 x 75 mm</text:p>
          </table:table-cell>
          <table:table-cell office:value-type="float" office:value="-130" table:style-name="ce26">
            <text:p>-130</text:p>
          </table:table-cell>
          <table:table-cell office:value-type="float" office:value="130" table:style-name="ce26">
            <text:p>130</text:p>
          </table:table-cell>
          <table:table-cell office:value-type="float" office:value="-12.5" table:style-name="ce26">
            <text:p>-12.5</text:p>
          </table:table-cell>
          <table:table-cell office:value-type="float" office:value="62.5" table:style-name="ce26">
            <text:p>62.5</text:p>
          </table:table-cell>
          <table:table-cell office:value-type="float" office:value="25" table:style-name="ce26">
            <text:p>25</text:p>
          </table:table-cell>
          <table:table-cell office:value-type="string" table:style-name="ce26">
            <text:p>Outside</text:p>
          </table:table-cell>
          <table:table-cell office:value-type="string" table:style-name="ce26">
            <text:p>-</text:p>
          </table:table-cell>
          <table:table-cell table:number-columns-repeated="16375"/>
        </table:table-row>
        <table:table-row table:style-name="ro4">
          <table:table-cell office:value-type="string" table:style-name="ce26">
            <text:p>Rectange</text:p>
          </table:table-cell>
          <table:table-cell office:value-type="string" table:style-name="ce26">
            <text:p>280 x 36 mm</text:p>
          </table:table-cell>
          <table:table-cell office:value-type="float" office:value="-140" table:style-name="ce26">
            <text:p>-140</text:p>
          </table:table-cell>
          <table:table-cell office:value-type="float" office:value="140" table:style-name="ce26">
            <text:p>140</text:p>
          </table:table-cell>
          <table:table-cell office:value-type="float" office:value="5" table:style-name="ce26">
            <text:p>5</text:p>
          </table:table-cell>
          <table:table-cell office:value-type="float" office:value="41" table:style-name="ce26">
            <text:p>41</text:p>
          </table:table-cell>
          <table:table-cell office:value-type="float" office:value="23" table:style-name="ce26">
            <text:p>23</text:p>
          </table:table-cell>
          <table:table-cell office:value-type="string" table:style-name="ce26">
            <text:p>Outside</text:p>
          </table:table-cell>
          <table:table-cell office:value-type="string" table:style-name="ce26">
            <text:p>-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rapf, Jochen</meta:initial-creator>
    <dc:creator>Krapf, Jochen</dc:creator>
    <meta:creation-date>2014-01-27T11:02:51Z</meta:creation-date>
    <dc:date>2014-04-30T10:57:56Z</dc:date>
    <meta:print-date>2014-03-14T10:02:19Z</meta:print-date>
    <meta:editing-duration>PT0S</meta:editing-duration>
  </office:meta>
</office:document-meta>
</file>